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95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2.752cm"/>
    </style:style>
    <style:style style:name="co5" style:family="table-column">
      <style:table-column-properties fo:break-before="auto" style:column-width="3.542cm"/>
    </style:style>
    <style:style style:name="co6" style:family="table-column">
      <style:table-column-properties fo:break-before="auto" style:column-width="1.80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3.903cm"/>
    </style:style>
    <style:style style:name="co10" style:family="table-column">
      <style:table-column-properties fo:break-before="auto" style:column-width="5.81cm"/>
    </style:style>
    <style:style style:name="co11" style:family="table-column">
      <style:table-column-properties fo:break-before="auto" style:column-width="6.327cm"/>
    </style:style>
    <style:style style:name="co12" style:family="table-column">
      <style:table-column-properties fo:break-before="auto" style:column-width="2.5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1"/>
    <style:style style:name="ce2" style:family="table-cell" style:parent-style-name="Default" style:data-style-name="N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aive-1000obj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articles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collisions_test</text:p>
          </table:table-cell>
          <table:table-cell office:value-type="string" calcext:value-type="string">
            <text:p>collisions_count</text:p>
          </table:table-cell>
          <table:table-cell table:style-name="Default" office:value-type="string" calcext:value-type="string">
            <text:p>broadphase_time</text:p>
          </table:table-cell>
          <table:table-cell office:value-type="string" calcext:value-type="string">
            <text:p>narrowphase_time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06" calcext:value-type="float">
            <text:p>499806</text:p>
          </table:table-cell>
          <table:table-cell office:value-type="string" calcext:value-type="string">
            <text:p>undefined</text:p>
          </table:table-cell>
          <table:table-cell table:style-name="ce1" office:value-type="string" calcext:value-type="string">
            <text:p>20.54526900000002</text:p>
          </table:table-cell>
          <table:table-cell office:value-type="string" calcext:value-type="string">
            <text:p>9.58773500000001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82" calcext:value-type="float">
            <text:p>49978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175432</text:p>
          </table:table-cell>
          <table:table-cell office:value-type="string" calcext:value-type="string">
            <text:p>4.23349100000001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38" calcext:value-type="float">
            <text:p>49973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5.177988999999968</text:p>
          </table:table-cell>
          <table:table-cell office:value-type="string" calcext:value-type="string">
            <text:p>4.51649500000002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05" calcext:value-type="float">
            <text:p>4997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271276</text:p>
          </table:table-cell>
          <table:table-cell office:value-type="string" calcext:value-type="string">
            <text:p>2.099346000000025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91" calcext:value-type="float">
            <text:p>49969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118142000000034</text:p>
          </table:table-cell>
          <table:table-cell office:value-type="string" calcext:value-type="string">
            <text:p>3.142166999999972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86" calcext:value-type="float">
            <text:p>4996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2.442958999999973</text:p>
          </table:table-cell>
          <table:table-cell office:value-type="string" calcext:value-type="string">
            <text:p>1.667751999999950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74" calcext:value-type="float">
            <text:p>4996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20643999999925</text:p>
          </table:table-cell>
          <table:table-cell office:value-type="string" calcext:value-type="string">
            <text:p>1.637353000000075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64" calcext:value-type="float">
            <text:p>49966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11145000000033</text:p>
          </table:table-cell>
          <table:table-cell office:value-type="string" calcext:value-type="string">
            <text:p>1.37121200000001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66" calcext:value-type="float">
            <text:p>49966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91751999999906</text:p>
          </table:table-cell>
          <table:table-cell office:value-type="string" calcext:value-type="string">
            <text:p>1.3842779999999948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63" calcext:value-type="float">
            <text:p>4996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33228999999983</text:p>
          </table:table-cell>
          <table:table-cell office:value-type="string" calcext:value-type="string">
            <text:p>1.362856000000079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61" calcext:value-type="float">
            <text:p>49966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98967000000107</text:p>
          </table:table-cell>
          <table:table-cell office:value-type="string" calcext:value-type="string">
            <text:p>1.538309000000026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64" calcext:value-type="float">
            <text:p>49966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587699000000043</text:p>
          </table:table-cell>
          <table:table-cell office:value-type="string" calcext:value-type="string">
            <text:p>2.146879000000012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71" calcext:value-type="float">
            <text:p>49967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170762999999965</text:p>
          </table:table-cell>
          <table:table-cell office:value-type="string" calcext:value-type="string">
            <text:p>1.485545999999999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69" calcext:value-type="float">
            <text:p>4996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09751999999912</text:p>
          </table:table-cell>
          <table:table-cell office:value-type="string" calcext:value-type="string">
            <text:p>1.395359999999982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72" calcext:value-type="float">
            <text:p>49967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121215000000007</text:p>
          </table:table-cell>
          <table:table-cell office:value-type="string" calcext:value-type="string">
            <text:p>1.477279999999950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74" calcext:value-type="float">
            <text:p>4996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51008000000024</text:p>
          </table:table-cell>
          <table:table-cell office:value-type="string" calcext:value-type="string">
            <text:p>1.4762170000000197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71" calcext:value-type="float">
            <text:p>49967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47722000000022</text:p>
          </table:table-cell>
          <table:table-cell office:value-type="string" calcext:value-type="string">
            <text:p>1.52724799999998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68" calcext:value-type="float">
            <text:p>4996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121355999999992</text:p>
          </table:table-cell>
          <table:table-cell office:value-type="string" calcext:value-type="string">
            <text:p>1.58414900000002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72" calcext:value-type="float">
            <text:p>49967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47702000000072</text:p>
          </table:table-cell>
          <table:table-cell office:value-type="string" calcext:value-type="string">
            <text:p>1.4904549999999972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64" calcext:value-type="float">
            <text:p>49966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67249000000015</text:p>
          </table:table-cell>
          <table:table-cell office:value-type="string" calcext:value-type="string">
            <text:p>1.411831000000006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59" calcext:value-type="float">
            <text:p>49965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12258799999995</text:p>
          </table:table-cell>
          <table:table-cell office:value-type="string" calcext:value-type="string">
            <text:p>1.324270999999953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68" calcext:value-type="float">
            <text:p>4996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679969000000028</text:p>
          </table:table-cell>
          <table:table-cell office:value-type="string" calcext:value-type="string">
            <text:p>1.4751949999999852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70" calcext:value-type="float">
            <text:p>4996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126425999999924</text:p>
          </table:table-cell>
          <table:table-cell office:value-type="string" calcext:value-type="string">
            <text:p>1.6329939999999397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76" calcext:value-type="float">
            <text:p>49967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18999000000008</text:p>
          </table:table-cell>
          <table:table-cell office:value-type="string" calcext:value-type="string">
            <text:p>1.6705779999999777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84" calcext:value-type="float">
            <text:p>4996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300917000000027</text:p>
          </table:table-cell>
          <table:table-cell office:value-type="string" calcext:value-type="string">
            <text:p>2.460812999999916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82" calcext:value-type="float">
            <text:p>49968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168347999999924</text:p>
          </table:table-cell>
          <table:table-cell office:value-type="string" calcext:value-type="string">
            <text:p>2.348784999999907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78" calcext:value-type="float">
            <text:p>49967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19264999999996</text:p>
          </table:table-cell>
          <table:table-cell office:value-type="string" calcext:value-type="string">
            <text:p>1.45183400000019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79" calcext:value-type="float">
            <text:p>49967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98525000000063</text:p>
          </table:table-cell>
          <table:table-cell office:value-type="string" calcext:value-type="string">
            <text:p>1.555744999999888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85" calcext:value-type="float">
            <text:p>49968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61844000000019</text:p>
          </table:table-cell>
          <table:table-cell office:value-type="string" calcext:value-type="string">
            <text:p>1.4589979999998377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87" calcext:value-type="float">
            <text:p>4996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14058000000205</text:p>
          </table:table-cell>
          <table:table-cell office:value-type="string" calcext:value-type="string">
            <text:p>1.562237000000095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90" calcext:value-type="float">
            <text:p>49969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5413499999986</text:p>
          </table:table-cell>
          <table:table-cell office:value-type="string" calcext:value-type="string">
            <text:p>1.696646999999984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89" calcext:value-type="float">
            <text:p>49968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58056999999917</text:p>
          </table:table-cell>
          <table:table-cell office:value-type="string" calcext:value-type="string">
            <text:p>1.556065000000217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93" calcext:value-type="float">
            <text:p>49969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77009999999973</text:p>
          </table:table-cell>
          <table:table-cell office:value-type="string" calcext:value-type="string">
            <text:p>1.701215000000047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84" calcext:value-type="float">
            <text:p>4996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82547000000068</text:p>
          </table:table-cell>
          <table:table-cell office:value-type="string" calcext:value-type="string">
            <text:p>1.53305000000000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88" calcext:value-type="float">
            <text:p>4996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35042999999814</text:p>
          </table:table-cell>
          <table:table-cell office:value-type="string" calcext:value-type="string">
            <text:p>1.675084999999853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91" calcext:value-type="float">
            <text:p>49969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86618000000044</text:p>
          </table:table-cell>
          <table:table-cell office:value-type="string" calcext:value-type="string">
            <text:p>1.8446329999999307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97" calcext:value-type="float">
            <text:p>49969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60518000000002</text:p>
          </table:table-cell>
          <table:table-cell office:value-type="string" calcext:value-type="string">
            <text:p>1.6233249999997952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00" calcext:value-type="float">
            <text:p>49970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760009000000082</text:p>
          </table:table-cell>
          <table:table-cell office:value-type="string" calcext:value-type="string">
            <text:p>1.772944000000052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00" calcext:value-type="float">
            <text:p>49970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81591999999955</text:p>
          </table:table-cell>
          <table:table-cell office:value-type="string" calcext:value-type="string">
            <text:p>1.6657369999998082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02" calcext:value-type="float">
            <text:p>49970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63343000000032</text:p>
          </table:table-cell>
          <table:table-cell office:value-type="string" calcext:value-type="string">
            <text:p>1.835524999999961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04" calcext:value-type="float">
            <text:p>49970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11238800000001</text:p>
          </table:table-cell>
          <table:table-cell office:value-type="string" calcext:value-type="string">
            <text:p>1.851355000000012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99" calcext:value-type="float">
            <text:p>49969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97370000000001</text:p>
          </table:table-cell>
          <table:table-cell office:value-type="string" calcext:value-type="string">
            <text:p>1.674222999999983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00" calcext:value-type="float">
            <text:p>49970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65612000000056</text:p>
          </table:table-cell>
          <table:table-cell office:value-type="string" calcext:value-type="string">
            <text:p>1.7337580000000798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697" calcext:value-type="float">
            <text:p>49969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575660000001335</text:p>
          </table:table-cell>
          <table:table-cell office:value-type="string" calcext:value-type="string">
            <text:p>1.66828299999997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06" calcext:value-type="float">
            <text:p>4997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298327999999856</text:p>
          </table:table-cell>
          <table:table-cell office:value-type="string" calcext:value-type="string">
            <text:p>1.7603500000000167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12" calcext:value-type="float">
            <text:p>49971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61088999999856</text:p>
          </table:table-cell>
          <table:table-cell office:value-type="string" calcext:value-type="string">
            <text:p>1.8121100000000752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21" calcext:value-type="float">
            <text:p>4997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31631999999945</text:p>
          </table:table-cell>
          <table:table-cell office:value-type="string" calcext:value-type="string">
            <text:p>1.9320420000001377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31" calcext:value-type="float">
            <text:p>4997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24504999999954</text:p>
          </table:table-cell>
          <table:table-cell office:value-type="string" calcext:value-type="string">
            <text:p>1.962380000000166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26" calcext:value-type="float">
            <text:p>49972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820100000001275</text:p>
          </table:table-cell>
          <table:table-cell office:value-type="string" calcext:value-type="string">
            <text:p>1.9318719999998848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25" calcext:value-type="float">
            <text:p>49972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65420999999969</text:p>
          </table:table-cell>
          <table:table-cell office:value-type="string" calcext:value-type="string">
            <text:p>1.941771000000017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20" calcext:value-type="float">
            <text:p>49972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69237999999996</text:p>
          </table:table-cell>
          <table:table-cell office:value-type="string" calcext:value-type="string">
            <text:p>1.8639000000000578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32" calcext:value-type="float">
            <text:p>4997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11020000000008</text:p>
          </table:table-cell>
          <table:table-cell office:value-type="string" calcext:value-type="string">
            <text:p>1.9877690000000712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42" calcext:value-type="float">
            <text:p>4997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4063600000004</text:p>
          </table:table-cell>
          <table:table-cell office:value-type="string" calcext:value-type="string">
            <text:p>2.112128999999868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42" calcext:value-type="float">
            <text:p>4997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89042999999947</text:p>
          </table:table-cell>
          <table:table-cell office:value-type="string" calcext:value-type="string">
            <text:p>2.160022000000026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45" calcext:value-type="float">
            <text:p>49974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59034999999994</text:p>
          </table:table-cell>
          <table:table-cell office:value-type="string" calcext:value-type="string">
            <text:p>2.235678000000007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52" calcext:value-type="float">
            <text:p>49975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156423000000132</text:p>
          </table:table-cell>
          <table:table-cell office:value-type="string" calcext:value-type="string">
            <text:p>2.853961999999910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61" calcext:value-type="float">
            <text:p>49976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6339699999985</text:p>
          </table:table-cell>
          <table:table-cell office:value-type="string" calcext:value-type="string">
            <text:p>2.3314729999999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69" calcext:value-type="float">
            <text:p>4997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70152999999982</text:p>
          </table:table-cell>
          <table:table-cell office:value-type="string" calcext:value-type="string">
            <text:p>2.4155860000000757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66" calcext:value-type="float">
            <text:p>49976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296093000000155</text:p>
          </table:table-cell>
          <table:table-cell office:value-type="string" calcext:value-type="string">
            <text:p>2.708771999999953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69" calcext:value-type="float">
            <text:p>4997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406394999999975</text:p>
          </table:table-cell>
          <table:table-cell office:value-type="string" calcext:value-type="string">
            <text:p>3.032928000000083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76" calcext:value-type="float">
            <text:p>49977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42600399999992</text:p>
          </table:table-cell>
          <table:table-cell office:value-type="string" calcext:value-type="string">
            <text:p>2.515969999999697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68" calcext:value-type="float">
            <text:p>4997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4589999999962</text:p>
          </table:table-cell>
          <table:table-cell office:value-type="string" calcext:value-type="string">
            <text:p>2.701317000000017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68" calcext:value-type="float">
            <text:p>4997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246116000000256</text:p>
          </table:table-cell>
          <table:table-cell office:value-type="string" calcext:value-type="string">
            <text:p>2.4405060000003687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68" calcext:value-type="float">
            <text:p>4997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73345000000245</text:p>
          </table:table-cell>
          <table:table-cell office:value-type="string" calcext:value-type="string">
            <text:p>2.56645799999978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64" calcext:value-type="float">
            <text:p>49976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20452999999816</text:p>
          </table:table-cell>
          <table:table-cell office:value-type="string" calcext:value-type="string">
            <text:p>2.481755000000248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63" calcext:value-type="float">
            <text:p>4997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52645100000018</text:p>
          </table:table-cell>
          <table:table-cell office:value-type="string" calcext:value-type="string">
            <text:p>2.49926899999991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65" calcext:value-type="float">
            <text:p>49976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91640000000189</text:p>
          </table:table-cell>
          <table:table-cell office:value-type="string" calcext:value-type="string">
            <text:p>2.463040000000092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70" calcext:value-type="float">
            <text:p>4997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79034000000047</text:p>
          </table:table-cell>
          <table:table-cell office:value-type="string" calcext:value-type="string">
            <text:p>2.354612999999972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64" calcext:value-type="float">
            <text:p>49976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184267999999975</text:p>
          </table:table-cell>
          <table:table-cell office:value-type="string" calcext:value-type="string">
            <text:p>2.345205000000078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64" calcext:value-type="float">
            <text:p>49976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148349000000053</text:p>
          </table:table-cell>
          <table:table-cell office:value-type="string" calcext:value-type="string">
            <text:p>2.315348000000085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68" calcext:value-type="float">
            <text:p>4997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75458999999773</text:p>
          </table:table-cell>
          <table:table-cell office:value-type="string" calcext:value-type="string">
            <text:p>2.4089770000000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71" calcext:value-type="float">
            <text:p>49977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17218000000048</text:p>
          </table:table-cell>
          <table:table-cell office:value-type="string" calcext:value-type="string">
            <text:p>2.380581999999776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67" calcext:value-type="float">
            <text:p>49976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94273999999768</text:p>
          </table:table-cell>
          <table:table-cell office:value-type="string" calcext:value-type="string">
            <text:p>2.323694999999588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81" calcext:value-type="float">
            <text:p>49978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826209999997445</text:p>
          </table:table-cell>
          <table:table-cell office:value-type="string" calcext:value-type="string">
            <text:p>2.417582999999922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89" calcext:value-type="float">
            <text:p>49978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46081999999933</text:p>
          </table:table-cell>
          <table:table-cell office:value-type="string" calcext:value-type="string">
            <text:p>3.106827999999950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84" calcext:value-type="float">
            <text:p>4997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179479999998875</text:p>
          </table:table-cell>
          <table:table-cell office:value-type="string" calcext:value-type="string">
            <text:p>2.49136399999997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80" calcext:value-type="float">
            <text:p>49978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92952000000059</text:p>
          </table:table-cell>
          <table:table-cell office:value-type="string" calcext:value-type="string">
            <text:p>2.433332999999948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76" calcext:value-type="float">
            <text:p>49977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03641999999763</text:p>
          </table:table-cell>
          <table:table-cell office:value-type="string" calcext:value-type="string">
            <text:p>2.39076199999999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81" calcext:value-type="float">
            <text:p>49978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299409999999625</text:p>
          </table:table-cell>
          <table:table-cell office:value-type="string" calcext:value-type="string">
            <text:p>3.112639999999828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793" calcext:value-type="float">
            <text:p>49979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95096000000194</text:p>
          </table:table-cell>
          <table:table-cell office:value-type="string" calcext:value-type="string">
            <text:p>2.576837999999952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16" calcext:value-type="float">
            <text:p>49981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81018999999924</text:p>
          </table:table-cell>
          <table:table-cell office:value-type="string" calcext:value-type="string">
            <text:p>2.919320999999854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22" calcext:value-type="float">
            <text:p>4998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11646999999903</text:p>
          </table:table-cell>
          <table:table-cell office:value-type="string" calcext:value-type="string">
            <text:p>2.90954199999987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27" calcext:value-type="float">
            <text:p>49982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34209000000101</text:p>
          </table:table-cell>
          <table:table-cell office:value-type="string" calcext:value-type="string">
            <text:p>3.557979000000159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27" calcext:value-type="float">
            <text:p>49982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60670000000027</text:p>
          </table:table-cell>
          <table:table-cell office:value-type="string" calcext:value-type="string">
            <text:p>2.894823999999971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32" calcext:value-type="float">
            <text:p>4998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57244000000173</text:p>
          </table:table-cell>
          <table:table-cell office:value-type="string" calcext:value-type="string">
            <text:p>3.065569000000323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39" calcext:value-type="float">
            <text:p>49983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24491000000307</text:p>
          </table:table-cell>
          <table:table-cell office:value-type="string" calcext:value-type="string">
            <text:p>2.93641399999978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56" calcext:value-type="float">
            <text:p>49985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3502099999987</text:p>
          </table:table-cell>
          <table:table-cell office:value-type="string" calcext:value-type="string">
            <text:p>3.714769000000160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56" calcext:value-type="float">
            <text:p>49985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3131400000002</text:p>
          </table:table-cell>
          <table:table-cell office:value-type="string" calcext:value-type="string">
            <text:p>3.034340000000156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54" calcext:value-type="float">
            <text:p>4998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859590000001845</text:p>
          </table:table-cell>
          <table:table-cell office:value-type="string" calcext:value-type="string">
            <text:p>3.03808699999990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43" calcext:value-type="float">
            <text:p>49984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98762999999599</text:p>
          </table:table-cell>
          <table:table-cell office:value-type="string" calcext:value-type="string">
            <text:p>3.21378200000026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41" calcext:value-type="float">
            <text:p>4998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30252999999993</text:p>
          </table:table-cell>
          <table:table-cell office:value-type="string" calcext:value-type="string">
            <text:p>3.58580199999960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46" calcext:value-type="float">
            <text:p>4998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06466</text:p>
          </table:table-cell>
          <table:table-cell office:value-type="string" calcext:value-type="string">
            <text:p>3.0206539999999222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46" calcext:value-type="float">
            <text:p>4998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34701000000132</text:p>
          </table:table-cell>
          <table:table-cell office:value-type="string" calcext:value-type="string">
            <text:p>2.9905370000001312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51" calcext:value-type="float">
            <text:p>49985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2314000000024</text:p>
          </table:table-cell>
          <table:table-cell office:value-type="string" calcext:value-type="string">
            <text:p>3.098182000000179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55" calcext:value-type="float">
            <text:p>49985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5325700000003</text:p>
          </table:table-cell>
          <table:table-cell office:value-type="string" calcext:value-type="string">
            <text:p>3.090117000000191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70" calcext:value-type="float">
            <text:p>4998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304587000000083</text:p>
          </table:table-cell>
          <table:table-cell office:value-type="string" calcext:value-type="string">
            <text:p>3.614197000000331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60" calcext:value-type="float">
            <text:p>49986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41403000000355</text:p>
          </table:table-cell>
          <table:table-cell office:value-type="string" calcext:value-type="string">
            <text:p>3.10455500000034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63" calcext:value-type="float">
            <text:p>4998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72823999999946</text:p>
          </table:table-cell>
          <table:table-cell office:value-type="string" calcext:value-type="string">
            <text:p>3.302772999999888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52" calcext:value-type="float">
            <text:p>49985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23721000000023</text:p>
          </table:table-cell>
          <table:table-cell office:value-type="string" calcext:value-type="string">
            <text:p>3.135682999999972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56" calcext:value-type="float">
            <text:p>49985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95016000000032</text:p>
          </table:table-cell>
          <table:table-cell office:value-type="string" calcext:value-type="string">
            <text:p>3.0871640000000298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63" calcext:value-type="float">
            <text:p>4998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0108700000028</text:p>
          </table:table-cell>
          <table:table-cell office:value-type="string" calcext:value-type="string">
            <text:p>3.245392999999694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70" calcext:value-type="float">
            <text:p>4998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70855999999822</text:p>
          </table:table-cell>
          <table:table-cell office:value-type="string" calcext:value-type="string">
            <text:p>3.296178000000054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80" calcext:value-type="float">
            <text:p>49988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13717999999699</text:p>
          </table:table-cell>
          <table:table-cell office:value-type="string" calcext:value-type="string">
            <text:p>3.614659000000301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83" calcext:value-type="float">
            <text:p>49988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84784000000309</text:p>
          </table:table-cell>
          <table:table-cell office:value-type="string" calcext:value-type="string">
            <text:p>4.096427999999832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86" calcext:value-type="float">
            <text:p>4998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278947999999673</text:p>
          </table:table-cell>
          <table:table-cell office:value-type="string" calcext:value-type="string">
            <text:p>5.772330000000238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90" calcext:value-type="float">
            <text:p>49989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431766000000152</text:p>
          </table:table-cell>
          <table:table-cell office:value-type="string" calcext:value-type="string">
            <text:p>3.70772499999975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89" calcext:value-type="float">
            <text:p>49988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35479099999975</text:p>
          </table:table-cell>
          <table:table-cell office:value-type="string" calcext:value-type="string">
            <text:p>5.564707999999882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82" calcext:value-type="float">
            <text:p>49988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6815000000006</text:p>
          </table:table-cell>
          <table:table-cell office:value-type="string" calcext:value-type="string">
            <text:p>4.286106000000018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87" calcext:value-type="float">
            <text:p>4998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20462000000043</text:p>
          </table:table-cell>
          <table:table-cell office:value-type="string" calcext:value-type="string">
            <text:p>3.322848000000249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893" calcext:value-type="float">
            <text:p>49989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83764000000247</text:p>
          </table:table-cell>
          <table:table-cell office:value-type="string" calcext:value-type="string">
            <text:p>3.32352999999966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03" calcext:value-type="float">
            <text:p>49990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30541000000176</text:p>
          </table:table-cell>
          <table:table-cell office:value-type="string" calcext:value-type="string">
            <text:p>3.504472000000078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05" calcext:value-type="float">
            <text:p>4999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257730000000265</text:p>
          </table:table-cell>
          <table:table-cell office:value-type="string" calcext:value-type="string">
            <text:p>3.503760000000056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01" calcext:value-type="float">
            <text:p>49990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78383999999733</text:p>
          </table:table-cell>
          <table:table-cell office:value-type="string" calcext:value-type="string">
            <text:p>3.478402000000187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13" calcext:value-type="float">
            <text:p>49991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22386000000279</text:p>
          </table:table-cell>
          <table:table-cell office:value-type="string" calcext:value-type="string">
            <text:p>3.74335100000007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09" calcext:value-type="float">
            <text:p>49990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59405000000061</text:p>
          </table:table-cell>
          <table:table-cell office:value-type="string" calcext:value-type="string">
            <text:p>3.581867000000329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05" calcext:value-type="float">
            <text:p>4999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90645999999833</text:p>
          </table:table-cell>
          <table:table-cell office:value-type="string" calcext:value-type="string">
            <text:p>3.527775000000019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07" calcext:value-type="float">
            <text:p>4999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13380000000052</text:p>
          </table:table-cell>
          <table:table-cell office:value-type="string" calcext:value-type="string">
            <text:p>3.5403790000000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14" calcext:value-type="float">
            <text:p>49991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810990000002676</text:p>
          </table:table-cell>
          <table:table-cell office:value-type="string" calcext:value-type="string">
            <text:p>3.641590000000178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15" calcext:value-type="float">
            <text:p>49991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66840000000047</text:p>
          </table:table-cell>
          <table:table-cell office:value-type="string" calcext:value-type="string">
            <text:p>3.590843999999833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22" calcext:value-type="float">
            <text:p>4999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76309000000219</text:p>
          </table:table-cell>
          <table:table-cell office:value-type="string" calcext:value-type="string">
            <text:p>3.676135000000158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26" calcext:value-type="float">
            <text:p>49992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64544999999816</text:p>
          </table:table-cell>
          <table:table-cell office:value-type="string" calcext:value-type="string">
            <text:p>3.696283000000221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36" calcext:value-type="float">
            <text:p>49993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28397000000132</text:p>
          </table:table-cell>
          <table:table-cell office:value-type="string" calcext:value-type="string">
            <text:p>3.821829999999863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48" calcext:value-type="float">
            <text:p>49994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944430000001375</text:p>
          </table:table-cell>
          <table:table-cell office:value-type="string" calcext:value-type="string">
            <text:p>3.8613749999999527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55" calcext:value-type="float">
            <text:p>49995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40140999999676</text:p>
          </table:table-cell>
          <table:table-cell office:value-type="string" calcext:value-type="string">
            <text:p>3.982091999999738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59" calcext:value-type="float">
            <text:p>49995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34879999999885</text:p>
          </table:table-cell>
          <table:table-cell office:value-type="string" calcext:value-type="string">
            <text:p>3.99577799999997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59" calcext:value-type="float">
            <text:p>49995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91598999999678</text:p>
          </table:table-cell>
          <table:table-cell office:value-type="string" calcext:value-type="string">
            <text:p>4.709855000000061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61" calcext:value-type="float">
            <text:p>49996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37364999999863</text:p>
          </table:table-cell>
          <table:table-cell office:value-type="string" calcext:value-type="string">
            <text:p>4.05636200000026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75" calcext:value-type="float">
            <text:p>4999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24881999999889</text:p>
          </table:table-cell>
          <table:table-cell office:value-type="string" calcext:value-type="string">
            <text:p>4.12169500000027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65" calcext:value-type="float">
            <text:p>49996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67502000000059</text:p>
          </table:table-cell>
          <table:table-cell office:value-type="string" calcext:value-type="string">
            <text:p>4.066572000000178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57" calcext:value-type="float">
            <text:p>49995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710597999999663</text:p>
          </table:table-cell>
          <table:table-cell office:value-type="string" calcext:value-type="string">
            <text:p>4.47731599999997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60" calcext:value-type="float">
            <text:p>49996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08008999999856</text:p>
          </table:table-cell>
          <table:table-cell office:value-type="string" calcext:value-type="string">
            <text:p>5.030409999999847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66" calcext:value-type="float">
            <text:p>49996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92989999999827</text:p>
          </table:table-cell>
          <table:table-cell office:value-type="string" calcext:value-type="string">
            <text:p>4.196847000000162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77" calcext:value-type="float">
            <text:p>49997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99852999999894</text:p>
          </table:table-cell>
          <table:table-cell office:value-type="string" calcext:value-type="string">
            <text:p>4.17823199999975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76" calcext:value-type="float">
            <text:p>49997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67788999999357</text:p>
          </table:table-cell>
          <table:table-cell office:value-type="string" calcext:value-type="string">
            <text:p>4.264698999999382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77" calcext:value-type="float">
            <text:p>49997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97921000000315</text:p>
          </table:table-cell>
          <table:table-cell office:value-type="string" calcext:value-type="string">
            <text:p>4.16502300000047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75" calcext:value-type="float">
            <text:p>4999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57914000000164</text:p>
          </table:table-cell>
          <table:table-cell office:value-type="string" calcext:value-type="string">
            <text:p>4.949746999999661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73" calcext:value-type="float">
            <text:p>49997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93329999999878</text:p>
          </table:table-cell>
          <table:table-cell office:value-type="string" calcext:value-type="string">
            <text:p>4.095521999999619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69" calcext:value-type="float">
            <text:p>4999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61400000000685</text:p>
          </table:table-cell>
          <table:table-cell office:value-type="string" calcext:value-type="string">
            <text:p>4.086195000000771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78" calcext:value-type="float">
            <text:p>49997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26392000000305</text:p>
          </table:table-cell>
          <table:table-cell office:value-type="string" calcext:value-type="string">
            <text:p>4.17211599999973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84" calcext:value-type="float">
            <text:p>4999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82008999999925</text:p>
          </table:table-cell>
          <table:table-cell office:value-type="string" calcext:value-type="string">
            <text:p>4.226927000000614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86" calcext:value-type="float">
            <text:p>4999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18516999999156</text:p>
          </table:table-cell>
          <table:table-cell office:value-type="string" calcext:value-type="string">
            <text:p>4.907468000000335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75" calcext:value-type="float">
            <text:p>4999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17638999999872</text:p>
          </table:table-cell>
          <table:table-cell office:value-type="string" calcext:value-type="string">
            <text:p>4.127341999999771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86" calcext:value-type="float">
            <text:p>4999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80983999999808</text:p>
          </table:table-cell>
          <table:table-cell office:value-type="string" calcext:value-type="string">
            <text:p>4.4296959999992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69" calcext:value-type="float">
            <text:p>4999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73886999999559</text:p>
          </table:table-cell>
          <table:table-cell office:value-type="string" calcext:value-type="string">
            <text:p>4.27963600000021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72" calcext:value-type="float">
            <text:p>49997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23058999999375</text:p>
          </table:table-cell>
          <table:table-cell office:value-type="string" calcext:value-type="string">
            <text:p>4.27830399999948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01" calcext:value-type="float">
            <text:p>50000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546970000006695</text:p>
          </table:table-cell>
          <table:table-cell office:value-type="string" calcext:value-type="string">
            <text:p>5.25183099999958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499998" calcext:value-type="float">
            <text:p>49999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92828999999438</text:p>
          </table:table-cell>
          <table:table-cell office:value-type="string" calcext:value-type="string">
            <text:p>4.508442999999715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11" calcext:value-type="float">
            <text:p>50001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01738000000114</text:p>
          </table:table-cell>
          <table:table-cell office:value-type="string" calcext:value-type="string">
            <text:p>4.6187390000004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21" calcext:value-type="float">
            <text:p>5000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289448999999877</text:p>
          </table:table-cell>
          <table:table-cell office:value-type="string" calcext:value-type="string">
            <text:p>4.651549999999588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38" calcext:value-type="float">
            <text:p>50003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00557000000481</text:p>
          </table:table-cell>
          <table:table-cell office:value-type="string" calcext:value-type="string">
            <text:p>4.773788000000422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40" calcext:value-type="float">
            <text:p>50004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37024000000383</text:p>
          </table:table-cell>
          <table:table-cell office:value-type="string" calcext:value-type="string">
            <text:p>5.52787600000010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58" calcext:value-type="float">
            <text:p>50005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95758000000205</text:p>
          </table:table-cell>
          <table:table-cell office:value-type="string" calcext:value-type="string">
            <text:p>4.903349999999591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59" calcext:value-type="float">
            <text:p>50005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15691999999581</text:p>
          </table:table-cell>
          <table:table-cell office:value-type="string" calcext:value-type="string">
            <text:p>5.020327999999608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62" calcext:value-type="float">
            <text:p>50006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04473999999573</text:p>
          </table:table-cell>
          <table:table-cell office:value-type="string" calcext:value-type="string">
            <text:p>5.03340299999945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79" calcext:value-type="float">
            <text:p>50007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37795999999798</text:p>
          </table:table-cell>
          <table:table-cell office:value-type="string" calcext:value-type="string">
            <text:p>5.034965999999258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75" calcext:value-type="float">
            <text:p>5000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54893999999513</text:p>
          </table:table-cell>
          <table:table-cell office:value-type="string" calcext:value-type="string">
            <text:p>5.18195000000014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76" calcext:value-type="float">
            <text:p>50007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76828999999816</text:p>
          </table:table-cell>
          <table:table-cell office:value-type="string" calcext:value-type="string">
            <text:p>4.996804999999767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79" calcext:value-type="float">
            <text:p>50007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02780999999413</text:p>
          </table:table-cell>
          <table:table-cell office:value-type="string" calcext:value-type="string">
            <text:p>5.160119000000122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69" calcext:value-type="float">
            <text:p>5000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967930000002525</text:p>
          </table:table-cell>
          <table:table-cell office:value-type="string" calcext:value-type="string">
            <text:p>5.07912800000031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74" calcext:value-type="float">
            <text:p>5000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84032999999363</text:p>
          </table:table-cell>
          <table:table-cell office:value-type="string" calcext:value-type="string">
            <text:p>4.938677000000098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81" calcext:value-type="float">
            <text:p>50008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16604000000007</text:p>
          </table:table-cell>
          <table:table-cell office:value-type="string" calcext:value-type="string">
            <text:p>5.09867500000018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84" calcext:value-type="float">
            <text:p>5000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30012000000352</text:p>
          </table:table-cell>
          <table:table-cell office:value-type="string" calcext:value-type="string">
            <text:p>4.97905199999968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87" calcext:value-type="float">
            <text:p>5000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161189999999806</text:p>
          </table:table-cell>
          <table:table-cell office:value-type="string" calcext:value-type="string">
            <text:p>6.04610300000058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81" calcext:value-type="float">
            <text:p>50008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236409999999523</text:p>
          </table:table-cell>
          <table:table-cell office:value-type="string" calcext:value-type="string">
            <text:p>5.69252299999971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76" calcext:value-type="float">
            <text:p>50007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496479999994335</text:p>
          </table:table-cell>
          <table:table-cell office:value-type="string" calcext:value-type="string">
            <text:p>5.013265000000501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78" calcext:value-type="float">
            <text:p>50007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6201400000009</text:p>
          </table:table-cell>
          <table:table-cell office:value-type="string" calcext:value-type="string">
            <text:p>5.069499999999607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76" calcext:value-type="float">
            <text:p>50007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03312000000005</text:p>
          </table:table-cell>
          <table:table-cell office:value-type="string" calcext:value-type="string">
            <text:p>5.04943299999922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80" calcext:value-type="float">
            <text:p>50008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43266000000585</text:p>
          </table:table-cell>
          <table:table-cell office:value-type="string" calcext:value-type="string">
            <text:p>5.024820999999974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87" calcext:value-type="float">
            <text:p>5000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70701999999801</text:p>
          </table:table-cell>
          <table:table-cell office:value-type="string" calcext:value-type="string">
            <text:p>5.112933999999768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79" calcext:value-type="float">
            <text:p>50007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187410000000455</text:p>
          </table:table-cell>
          <table:table-cell office:value-type="string" calcext:value-type="string">
            <text:p>5.1695479999998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84" calcext:value-type="float">
            <text:p>5000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19803999999749</text:p>
          </table:table-cell>
          <table:table-cell office:value-type="string" calcext:value-type="string">
            <text:p>5.2451180000007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67" calcext:value-type="float">
            <text:p>50006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455510000003414</text:p>
          </table:table-cell>
          <table:table-cell office:value-type="string" calcext:value-type="string">
            <text:p>5.178334000000177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92" calcext:value-type="float">
            <text:p>50009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45284999999785</text:p>
          </table:table-cell>
          <table:table-cell office:value-type="string" calcext:value-type="string">
            <text:p>5.28157499999997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86" calcext:value-type="float">
            <text:p>5000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36174000000028</text:p>
          </table:table-cell>
          <table:table-cell office:value-type="string" calcext:value-type="string">
            <text:p>5.281374000000142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099" calcext:value-type="float">
            <text:p>50009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95177999999396</text:p>
          </table:table-cell>
          <table:table-cell office:value-type="string" calcext:value-type="string">
            <text:p>6.144880000000739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105" calcext:value-type="float">
            <text:p>5001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24968000000263</text:p>
          </table:table-cell>
          <table:table-cell office:value-type="string" calcext:value-type="string">
            <text:p>5.4488439999995535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115" calcext:value-type="float">
            <text:p>50011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3843299999935</text:p>
          </table:table-cell>
          <table:table-cell office:value-type="string" calcext:value-type="string">
            <text:p>5.49833599999965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121" calcext:value-type="float">
            <text:p>5001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130567000000156</text:p>
          </table:table-cell>
          <table:table-cell office:value-type="string" calcext:value-type="string">
            <text:p>5.785325000000739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124" calcext:value-type="float">
            <text:p>50012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86961999999949</text:p>
          </table:table-cell>
          <table:table-cell office:value-type="string" calcext:value-type="string">
            <text:p>5.78114800000003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850" calcext:value-type="float">
            <text:p>8850</text:p>
          </table:table-cell>
          <table:table-cell office:value-type="float" office:value="500149" calcext:value-type="float">
            <text:p>50014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97502000000168</text:p>
          </table:table-cell>
          <table:table-cell office:value-type="string" calcext:value-type="string">
            <text:p>5.8044410000002244</text:p>
          </table:table-cell>
          <table:table-cell/>
        </table:table-row>
      </table:table>
      <table:table table:name="naive-2000obj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particles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collisions_test</text:p>
          </table:table-cell>
          <table:table-cell office:value-type="string" calcext:value-type="string">
            <text:p>collisions_count</text:p>
          </table:table-cell>
          <table:table-cell office:value-type="string" calcext:value-type="string">
            <text:p>broadphase_time</text:p>
          </table:table-cell>
          <table:table-cell office:value-type="string" calcext:value-type="string">
            <text:p>narrowphase_time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621" calcext:value-type="float">
            <text:p>19996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9.24670999999944</text:p>
          </table:table-cell>
          <table:table-cell office:value-type="string" calcext:value-type="string">
            <text:p>6.84198699999979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569" calcext:value-type="float">
            <text:p>19995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5.914034000000356</text:p>
          </table:table-cell>
          <table:table-cell office:value-type="string" calcext:value-type="string">
            <text:p>6.244012000000112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491" calcext:value-type="float">
            <text:p>199949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4.902186000000256</text:p>
          </table:table-cell>
          <table:table-cell office:value-type="string" calcext:value-type="string">
            <text:p>5.13298099999974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419" calcext:value-type="float">
            <text:p>199941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8292700000002</text:p>
          </table:table-cell>
          <table:table-cell office:value-type="string" calcext:value-type="string">
            <text:p>3.878063000000111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364" calcext:value-type="float">
            <text:p>199936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812190000006</text:p>
          </table:table-cell>
          <table:table-cell office:value-type="string" calcext:value-type="string">
            <text:p>4.059497999999621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338" calcext:value-type="float">
            <text:p>199933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7600499999953</text:p>
          </table:table-cell>
          <table:table-cell office:value-type="string" calcext:value-type="string">
            <text:p>2.9841419999993377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315" calcext:value-type="float">
            <text:p>199931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7258799999963</text:p>
          </table:table-cell>
          <table:table-cell office:value-type="string" calcext:value-type="string">
            <text:p>2.828013000000282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310" calcext:value-type="float">
            <text:p>199931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3.51483499999995</text:p>
          </table:table-cell>
          <table:table-cell office:value-type="string" calcext:value-type="string">
            <text:p>2.865842000000157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298" calcext:value-type="float">
            <text:p>199929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89642300000014</text:p>
          </table:table-cell>
          <table:table-cell office:value-type="string" calcext:value-type="string">
            <text:p>2.943625000000793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301" calcext:value-type="float">
            <text:p>199930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5985100000016</text:p>
          </table:table-cell>
          <table:table-cell office:value-type="string" calcext:value-type="string">
            <text:p>2.7574530000001687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297" calcext:value-type="float">
            <text:p>199929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53873999999814</text:p>
          </table:table-cell>
          <table:table-cell office:value-type="string" calcext:value-type="string">
            <text:p>2.8068339999999807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306" calcext:value-type="float">
            <text:p>19993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0139100000051</text:p>
          </table:table-cell>
          <table:table-cell office:value-type="string" calcext:value-type="string">
            <text:p>3.607558000000608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297" calcext:value-type="float">
            <text:p>199929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9081599999972</text:p>
          </table:table-cell>
          <table:table-cell office:value-type="string" calcext:value-type="string">
            <text:p>2.861453999999867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313" calcext:value-type="float">
            <text:p>199931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75412299999971</text:p>
          </table:table-cell>
          <table:table-cell office:value-type="string" calcext:value-type="string">
            <text:p>3.006029000000126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323" calcext:value-type="float">
            <text:p>199932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8362800000086</text:p>
          </table:table-cell>
          <table:table-cell office:value-type="string" calcext:value-type="string">
            <text:p>3.027809000000161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336" calcext:value-type="float">
            <text:p>199933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3.03169000000071</text:p>
          </table:table-cell>
          <table:table-cell office:value-type="string" calcext:value-type="string">
            <text:p>3.120687999999973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336" calcext:value-type="float">
            <text:p>199933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5315599999976</text:p>
          </table:table-cell>
          <table:table-cell office:value-type="string" calcext:value-type="string">
            <text:p>3.150982999999542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332" calcext:value-type="float">
            <text:p>19993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3.06513099999938</text:p>
          </table:table-cell>
          <table:table-cell office:value-type="string" calcext:value-type="string">
            <text:p>3.299484999999549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342" calcext:value-type="float">
            <text:p>19993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3.2564510000002</text:p>
          </table:table-cell>
          <table:table-cell office:value-type="string" calcext:value-type="string">
            <text:p>3.2724850000004153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347" calcext:value-type="float">
            <text:p>19993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16064000000006</text:p>
          </table:table-cell>
          <table:table-cell office:value-type="string" calcext:value-type="string">
            <text:p>3.2200300000004063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365" calcext:value-type="float">
            <text:p>199936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7418800000014</text:p>
          </table:table-cell>
          <table:table-cell office:value-type="string" calcext:value-type="string">
            <text:p>3.353688000000147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397" calcext:value-type="float">
            <text:p>199939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61374999999316</text:p>
          </table:table-cell>
          <table:table-cell office:value-type="string" calcext:value-type="string">
            <text:p>3.7443960000000516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417" calcext:value-type="float">
            <text:p>199941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9552699999913</text:p>
          </table:table-cell>
          <table:table-cell office:value-type="string" calcext:value-type="string">
            <text:p>3.7994760000001406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405" calcext:value-type="float">
            <text:p>19994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9909200000002</text:p>
          </table:table-cell>
          <table:table-cell office:value-type="string" calcext:value-type="string">
            <text:p>3.921887999999853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408" calcext:value-type="float">
            <text:p>199940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7880600000008</text:p>
          </table:table-cell>
          <table:table-cell office:value-type="string" calcext:value-type="string">
            <text:p>4.076688999999533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418" calcext:value-type="float">
            <text:p>199941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8300400000062</text:p>
          </table:table-cell>
          <table:table-cell office:value-type="string" calcext:value-type="string">
            <text:p>4.8265579999997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426" calcext:value-type="float">
            <text:p>199942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5472100000061</text:p>
          </table:table-cell>
          <table:table-cell office:value-type="string" calcext:value-type="string">
            <text:p>4.00042000000030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439" calcext:value-type="float">
            <text:p>199943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3016799999987</text:p>
          </table:table-cell>
          <table:table-cell office:value-type="string" calcext:value-type="string">
            <text:p>4.181087999999363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444" calcext:value-type="float">
            <text:p>199944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5480999999945</text:p>
          </table:table-cell>
          <table:table-cell office:value-type="string" calcext:value-type="string">
            <text:p>4.144220000000132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446" calcext:value-type="float">
            <text:p>19994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18516000000636</text:p>
          </table:table-cell>
          <table:table-cell office:value-type="string" calcext:value-type="string">
            <text:p>4.25367999999980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457" calcext:value-type="float">
            <text:p>199945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22303000000284</text:p>
          </table:table-cell>
          <table:table-cell office:value-type="string" calcext:value-type="string">
            <text:p>4.430148999999801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458" calcext:value-type="float">
            <text:p>199945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58460000000196</text:p>
          </table:table-cell>
          <table:table-cell office:value-type="string" calcext:value-type="string">
            <text:p>4.363097999999809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469" calcext:value-type="float">
            <text:p>19994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5239900000015</text:p>
          </table:table-cell>
          <table:table-cell office:value-type="string" calcext:value-type="string">
            <text:p>4.553460000000086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475" calcext:value-type="float">
            <text:p>19994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7734600000058</text:p>
          </table:table-cell>
          <table:table-cell office:value-type="string" calcext:value-type="string">
            <text:p>4.442220999999336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476" calcext:value-type="float">
            <text:p>199947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75818000000072</text:p>
          </table:table-cell>
          <table:table-cell office:value-type="string" calcext:value-type="string">
            <text:p>4.42954800000006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482" calcext:value-type="float">
            <text:p>199948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603892000001</text:p>
          </table:table-cell>
          <table:table-cell office:value-type="string" calcext:value-type="string">
            <text:p>4.650115000000369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487" calcext:value-type="float">
            <text:p>19994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3.400283000000854</text:p>
          </table:table-cell>
          <table:table-cell office:value-type="string" calcext:value-type="string">
            <text:p>4.61191500000131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487" calcext:value-type="float">
            <text:p>19994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8180200000061</text:p>
          </table:table-cell>
          <table:table-cell office:value-type="string" calcext:value-type="string">
            <text:p>4.683655000000726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498" calcext:value-type="float">
            <text:p>199949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63597000000118</text:p>
          </table:table-cell>
          <table:table-cell office:value-type="string" calcext:value-type="string">
            <text:p>4.73730100000102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507" calcext:value-type="float">
            <text:p>19995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1364099999919</text:p>
          </table:table-cell>
          <table:table-cell office:value-type="string" calcext:value-type="string">
            <text:p>4.854621000000407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519" calcext:value-type="float">
            <text:p>199951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1007400000126</text:p>
          </table:table-cell>
          <table:table-cell office:value-type="string" calcext:value-type="string">
            <text:p>5.76263300000027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525" calcext:value-type="float">
            <text:p>199952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9589899999919</text:p>
          </table:table-cell>
          <table:table-cell office:value-type="string" calcext:value-type="string">
            <text:p>4.977853000000323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533" calcext:value-type="float">
            <text:p>199953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7741500000084</text:p>
          </table:table-cell>
          <table:table-cell office:value-type="string" calcext:value-type="string">
            <text:p>4.92366600000059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535" calcext:value-type="float">
            <text:p>199953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3.07880599999953</text:p>
          </table:table-cell>
          <table:table-cell office:value-type="string" calcext:value-type="string">
            <text:p>6.22419199999967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538" calcext:value-type="float">
            <text:p>199953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93365199999971</text:p>
          </table:table-cell>
          <table:table-cell office:value-type="string" calcext:value-type="string">
            <text:p>6.134269999998651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539" calcext:value-type="float">
            <text:p>199953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4.32215600000018</text:p>
          </table:table-cell>
          <table:table-cell office:value-type="string" calcext:value-type="string">
            <text:p>5.044187999999849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539" calcext:value-type="float">
            <text:p>199953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6880099999944</text:p>
          </table:table-cell>
          <table:table-cell office:value-type="string" calcext:value-type="string">
            <text:p>5.19916399999965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546" calcext:value-type="float">
            <text:p>19995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727012999999715</text:p>
          </table:table-cell>
          <table:table-cell office:value-type="string" calcext:value-type="string">
            <text:p>5.11568499999884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555" calcext:value-type="float">
            <text:p>199955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614041999999245</text:p>
          </table:table-cell>
          <table:table-cell office:value-type="string" calcext:value-type="string">
            <text:p>5.889745000000403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561" calcext:value-type="float">
            <text:p>199956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84914999998364</text:p>
          </table:table-cell>
          <table:table-cell office:value-type="string" calcext:value-type="string">
            <text:p>5.21308899999894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565" calcext:value-type="float">
            <text:p>199956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27529000000504</text:p>
          </table:table-cell>
          <table:table-cell office:value-type="string" calcext:value-type="string">
            <text:p>5.258789999999863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576" calcext:value-type="float">
            <text:p>199957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19252100000085</text:p>
          </table:table-cell>
          <table:table-cell office:value-type="string" calcext:value-type="string">
            <text:p>5.198803999999654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585" calcext:value-type="float">
            <text:p>199958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5.602515999999014</text:p>
          </table:table-cell>
          <table:table-cell office:value-type="string" calcext:value-type="string">
            <text:p>6.25887200000033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596" calcext:value-type="float">
            <text:p>199959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1.29752600000029</text:p>
          </table:table-cell>
          <table:table-cell office:value-type="string" calcext:value-type="string">
            <text:p>5.385314999999537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598" calcext:value-type="float">
            <text:p>199959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94332999999824</text:p>
          </table:table-cell>
          <table:table-cell office:value-type="string" calcext:value-type="string">
            <text:p>5.233905999999479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621" calcext:value-type="float">
            <text:p>19996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779608000000735</text:p>
          </table:table-cell>
          <table:table-cell office:value-type="string" calcext:value-type="string">
            <text:p>5.535053000001426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631" calcext:value-type="float">
            <text:p>19996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7400699999853</text:p>
          </table:table-cell>
          <table:table-cell office:value-type="string" calcext:value-type="string">
            <text:p>6.485947999999553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633" calcext:value-type="float">
            <text:p>199963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44505999999456</text:p>
          </table:table-cell>
          <table:table-cell office:value-type="string" calcext:value-type="string">
            <text:p>5.647965999998632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624" calcext:value-type="float">
            <text:p>199962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633396999999604</text:p>
          </table:table-cell>
          <table:table-cell office:value-type="string" calcext:value-type="string">
            <text:p>5.701039999999921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633" calcext:value-type="float">
            <text:p>199963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872629999999845</text:p>
          </table:table-cell>
          <table:table-cell office:value-type="string" calcext:value-type="string">
            <text:p>5.619384999999966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640" calcext:value-type="float">
            <text:p>199964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66358000000764</text:p>
          </table:table-cell>
          <table:table-cell office:value-type="string" calcext:value-type="string">
            <text:p>6.855239999998957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648" calcext:value-type="float">
            <text:p>199964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1681699999899</text:p>
          </table:table-cell>
          <table:table-cell office:value-type="string" calcext:value-type="string">
            <text:p>5.947065000000293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652" calcext:value-type="float">
            <text:p>199965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3132300000034</text:p>
          </table:table-cell>
          <table:table-cell office:value-type="string" calcext:value-type="string">
            <text:p>6.00617899999997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676" calcext:value-type="float">
            <text:p>199967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647821999998996</text:p>
          </table:table-cell>
          <table:table-cell office:value-type="string" calcext:value-type="string">
            <text:p>6.1801969999996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686" calcext:value-type="float">
            <text:p>19996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07103999998435</text:p>
          </table:table-cell>
          <table:table-cell office:value-type="string" calcext:value-type="string">
            <text:p>6.365744999999151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687" calcext:value-type="float">
            <text:p>19996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7624300000061</text:p>
          </table:table-cell>
          <table:table-cell office:value-type="string" calcext:value-type="string">
            <text:p>6.42161399999895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691" calcext:value-type="float">
            <text:p>199969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7927800000034</text:p>
          </table:table-cell>
          <table:table-cell office:value-type="string" calcext:value-type="string">
            <text:p>6.42053200000009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682" calcext:value-type="float">
            <text:p>199968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66172699999879</text:p>
          </table:table-cell>
          <table:table-cell office:value-type="string" calcext:value-type="string">
            <text:p>6.5289929999999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694" calcext:value-type="float">
            <text:p>199969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3954400000039</text:p>
          </table:table-cell>
          <table:table-cell office:value-type="string" calcext:value-type="string">
            <text:p>6.664837000000261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694" calcext:value-type="float">
            <text:p>199969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6243900000118</text:p>
          </table:table-cell>
          <table:table-cell office:value-type="string" calcext:value-type="string">
            <text:p>7.263908000000811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714" calcext:value-type="float">
            <text:p>199971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5591699999895</text:p>
          </table:table-cell>
          <table:table-cell office:value-type="string" calcext:value-type="string">
            <text:p>6.726816000000326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706" calcext:value-type="float">
            <text:p>19997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3973399999959</text:p>
          </table:table-cell>
          <table:table-cell office:value-type="string" calcext:value-type="string">
            <text:p>6.544456000001446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709" calcext:value-type="float">
            <text:p>199970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528430000013</text:p>
          </table:table-cell>
          <table:table-cell office:value-type="string" calcext:value-type="string">
            <text:p>6.61105300000053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706" calcext:value-type="float">
            <text:p>19997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17054100000132</text:p>
          </table:table-cell>
          <table:table-cell office:value-type="string" calcext:value-type="string">
            <text:p>6.48815699999977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711" calcext:value-type="float">
            <text:p>199971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68129000001136</text:p>
          </table:table-cell>
          <table:table-cell office:value-type="string" calcext:value-type="string">
            <text:p>6.560734000000593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712" calcext:value-type="float">
            <text:p>199971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6102699999974</text:p>
          </table:table-cell>
          <table:table-cell office:value-type="string" calcext:value-type="string">
            <text:p>6.568959000000177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710" calcext:value-type="float">
            <text:p>199971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669676999999865</text:p>
          </table:table-cell>
          <table:table-cell office:value-type="string" calcext:value-type="string">
            <text:p>6.66385499999887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713" calcext:value-type="float">
            <text:p>199971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0334099999927</text:p>
          </table:table-cell>
          <table:table-cell office:value-type="string" calcext:value-type="string">
            <text:p>6.633551999999327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722" calcext:value-type="float">
            <text:p>19997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66099299999951</text:p>
          </table:table-cell>
          <table:table-cell office:value-type="string" calcext:value-type="string">
            <text:p>6.79111900000134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722" calcext:value-type="float">
            <text:p>19997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98393000000215</text:p>
          </table:table-cell>
          <table:table-cell office:value-type="string" calcext:value-type="string">
            <text:p>6.791790000001129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750" calcext:value-type="float">
            <text:p>199975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1659299999992</text:p>
          </table:table-cell>
          <table:table-cell office:value-type="string" calcext:value-type="string">
            <text:p>7.21304200000122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770" calcext:value-type="float">
            <text:p>19997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62536199999886</text:p>
          </table:table-cell>
          <table:table-cell office:value-type="string" calcext:value-type="string">
            <text:p>7.083114999999452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771" calcext:value-type="float">
            <text:p>199977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14212000000043</text:p>
          </table:table-cell>
          <table:table-cell office:value-type="string" calcext:value-type="string">
            <text:p>6.99413099999947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777" calcext:value-type="float">
            <text:p>199977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16094200000043</text:p>
          </table:table-cell>
          <table:table-cell office:value-type="string" calcext:value-type="string">
            <text:p>7.243585000000166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783" calcext:value-type="float">
            <text:p>199978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8235400000085</text:p>
          </table:table-cell>
          <table:table-cell office:value-type="string" calcext:value-type="string">
            <text:p>7.225213000001531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799" calcext:value-type="float">
            <text:p>199979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63371000000916</text:p>
          </table:table-cell>
          <table:table-cell office:value-type="string" calcext:value-type="string">
            <text:p>7.38097500000003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809" calcext:value-type="float">
            <text:p>199980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1763099999953</text:p>
          </table:table-cell>
          <table:table-cell office:value-type="string" calcext:value-type="string">
            <text:p>7.530354000000443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841" calcext:value-type="float">
            <text:p>19998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15588000000935</text:p>
          </table:table-cell>
          <table:table-cell office:value-type="string" calcext:value-type="string">
            <text:p>8.633347000000867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830" calcext:value-type="float">
            <text:p>199983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6083600000129</text:p>
          </table:table-cell>
          <table:table-cell office:value-type="string" calcext:value-type="string">
            <text:p>7.721797999998671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850" calcext:value-type="float">
            <text:p>199985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130017999999836</text:p>
          </table:table-cell>
          <table:table-cell office:value-type="string" calcext:value-type="string">
            <text:p>7.78309600000102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862" calcext:value-type="float">
            <text:p>199986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5601700000043</text:p>
          </table:table-cell>
          <table:table-cell office:value-type="string" calcext:value-type="string">
            <text:p>7.882098000000042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873" calcext:value-type="float">
            <text:p>199987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6228700000029</text:p>
          </table:table-cell>
          <table:table-cell office:value-type="string" calcext:value-type="string">
            <text:p>7.90638000000035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871" calcext:value-type="float">
            <text:p>199987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3725699999886</text:p>
          </table:table-cell>
          <table:table-cell office:value-type="string" calcext:value-type="string">
            <text:p>8.922238999999536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877" calcext:value-type="float">
            <text:p>199987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5938499999975</text:p>
          </table:table-cell>
          <table:table-cell office:value-type="string" calcext:value-type="string">
            <text:p>8.063682999998491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873" calcext:value-type="float">
            <text:p>199987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7085199999965</text:p>
          </table:table-cell>
          <table:table-cell office:value-type="string" calcext:value-type="string">
            <text:p>8.06635699999969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884" calcext:value-type="float">
            <text:p>19998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21282999999676</text:p>
          </table:table-cell>
          <table:table-cell office:value-type="string" calcext:value-type="string">
            <text:p>8.342013999999836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887" calcext:value-type="float">
            <text:p>19998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3084899999849</text:p>
          </table:table-cell>
          <table:table-cell office:value-type="string" calcext:value-type="string">
            <text:p>8.36705799999981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879" calcext:value-type="float">
            <text:p>199987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7193399999851</text:p>
          </table:table-cell>
          <table:table-cell office:value-type="string" calcext:value-type="string">
            <text:p>9.14341199999944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897" calcext:value-type="float">
            <text:p>199989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7784999999931</text:p>
          </table:table-cell>
          <table:table-cell office:value-type="string" calcext:value-type="string">
            <text:p>8.60855600000104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10" calcext:value-type="float">
            <text:p>199991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3660200000086</text:p>
          </table:table-cell>
          <table:table-cell office:value-type="string" calcext:value-type="string">
            <text:p>8.60672300000078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22" calcext:value-type="float">
            <text:p>19999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8112999999939</text:p>
          </table:table-cell>
          <table:table-cell office:value-type="string" calcext:value-type="string">
            <text:p>8.62773899999956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56" calcext:value-type="float">
            <text:p>199995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0028299999867</text:p>
          </table:table-cell>
          <table:table-cell office:value-type="string" calcext:value-type="string">
            <text:p>8.927909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46" calcext:value-type="float">
            <text:p>19999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3.87079199999971</text:p>
          </table:table-cell>
          <table:table-cell office:value-type="string" calcext:value-type="string">
            <text:p>8.99409300000115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39" calcext:value-type="float">
            <text:p>199993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87475700000141</text:p>
          </table:table-cell>
          <table:table-cell office:value-type="string" calcext:value-type="string">
            <text:p>10.05433900000025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54" calcext:value-type="float">
            <text:p>19999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04930000000604</text:p>
          </table:table-cell>
          <table:table-cell office:value-type="string" calcext:value-type="string">
            <text:p>9.11877100000128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53" calcext:value-type="float">
            <text:p>199995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17828200000076</text:p>
          </table:table-cell>
          <table:table-cell office:value-type="string" calcext:value-type="string">
            <text:p>9.1838640000005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75" calcext:value-type="float">
            <text:p>19999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64643699999942</text:p>
          </table:table-cell>
          <table:table-cell office:value-type="string" calcext:value-type="string">
            <text:p>9.47498499999892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63" calcext:value-type="float">
            <text:p>19999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15516200000093</text:p>
          </table:table-cell>
          <table:table-cell office:value-type="string" calcext:value-type="string">
            <text:p>9.10438799999974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55" calcext:value-type="float">
            <text:p>199995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8879099999904</text:p>
          </table:table-cell>
          <table:table-cell office:value-type="string" calcext:value-type="string">
            <text:p>9.770873999999822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42" calcext:value-type="float">
            <text:p>19999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09416700000111</text:p>
          </table:table-cell>
          <table:table-cell office:value-type="string" calcext:value-type="string">
            <text:p>8.79128900000068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30" calcext:value-type="float">
            <text:p>199993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62968999999794</text:p>
          </table:table-cell>
          <table:table-cell office:value-type="string" calcext:value-type="string">
            <text:p>8.510745000001407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16" calcext:value-type="float">
            <text:p>199991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33080999999584</text:p>
          </table:table-cell>
          <table:table-cell office:value-type="string" calcext:value-type="string">
            <text:p>8.621014999998806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27" calcext:value-type="float">
            <text:p>199992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87831000000006</text:p>
          </table:table-cell>
          <table:table-cell office:value-type="string" calcext:value-type="string">
            <text:p>8.64914400000088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43" calcext:value-type="float">
            <text:p>199994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6019799999922</text:p>
          </table:table-cell>
          <table:table-cell office:value-type="string" calcext:value-type="string">
            <text:p>8.79632700000002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54" calcext:value-type="float">
            <text:p>19999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7738600000048</text:p>
          </table:table-cell>
          <table:table-cell office:value-type="string" calcext:value-type="string">
            <text:p>10.08879100000012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49" calcext:value-type="float">
            <text:p>199994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47315000001254</text:p>
          </table:table-cell>
          <table:table-cell office:value-type="string" calcext:value-type="string">
            <text:p>8.9357769999987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38" calcext:value-type="float">
            <text:p>199993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0569899999937</text:p>
          </table:table-cell>
          <table:table-cell office:value-type="string" calcext:value-type="string">
            <text:p>8.83775999999852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84" calcext:value-type="float">
            <text:p>19999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5079399999995</text:p>
          </table:table-cell>
          <table:table-cell office:value-type="string" calcext:value-type="string">
            <text:p>9.3051500000001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70" calcext:value-type="float">
            <text:p>19999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57114999998885</text:p>
          </table:table-cell>
          <table:table-cell office:value-type="string" calcext:value-type="string">
            <text:p>9.21810100000038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85" calcext:value-type="float">
            <text:p>199998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7532700000011</text:p>
          </table:table-cell>
          <table:table-cell office:value-type="string" calcext:value-type="string">
            <text:p>10.147960999998759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1999998" calcext:value-type="float">
            <text:p>199999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1304900000032</text:p>
          </table:table-cell>
          <table:table-cell office:value-type="string" calcext:value-type="string">
            <text:p>9.48831200000131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004" calcext:value-type="float">
            <text:p>200000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8111400000125</text:p>
          </table:table-cell>
          <table:table-cell office:value-type="string" calcext:value-type="string">
            <text:p>9.7375790000005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031" calcext:value-type="float">
            <text:p>20000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67952999999034</text:p>
          </table:table-cell>
          <table:table-cell office:value-type="string" calcext:value-type="string">
            <text:p>9.87186900000051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042" calcext:value-type="float">
            <text:p>20000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83809800000017</text:p>
          </table:table-cell>
          <table:table-cell office:value-type="string" calcext:value-type="string">
            <text:p>9.94970199999988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065" calcext:value-type="float">
            <text:p>200006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0265200000067</text:p>
          </table:table-cell>
          <table:table-cell office:value-type="string" calcext:value-type="string">
            <text:p>10.18746900000042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067" calcext:value-type="float">
            <text:p>200006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7058699999907</text:p>
          </table:table-cell>
          <table:table-cell office:value-type="string" calcext:value-type="string">
            <text:p>10.17395600000054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077" calcext:value-type="float">
            <text:p>200007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6585199999972</text:p>
          </table:table-cell>
          <table:table-cell office:value-type="string" calcext:value-type="string">
            <text:p>10.3336490000001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069" calcext:value-type="float">
            <text:p>20000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3376499999977</text:p>
          </table:table-cell>
          <table:table-cell office:value-type="string" calcext:value-type="string">
            <text:p>10.20114699999976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063" calcext:value-type="float">
            <text:p>20000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52700000000186</text:p>
          </table:table-cell>
          <table:table-cell office:value-type="string" calcext:value-type="string">
            <text:p>10.27143599999908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084" calcext:value-type="float">
            <text:p>20000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72104600000057</text:p>
          </table:table-cell>
          <table:table-cell office:value-type="string" calcext:value-type="string">
            <text:p>10.359595999998419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057" calcext:value-type="float">
            <text:p>200005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7906400000065</text:p>
          </table:table-cell>
          <table:table-cell office:value-type="string" calcext:value-type="string">
            <text:p>10.085810000000492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069" calcext:value-type="float">
            <text:p>20000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1.33566900000005</text:p>
          </table:table-cell>
          <table:table-cell office:value-type="string" calcext:value-type="string">
            <text:p>10.384547999998176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063" calcext:value-type="float">
            <text:p>20000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1920199999731</text:p>
          </table:table-cell>
          <table:table-cell office:value-type="string" calcext:value-type="string">
            <text:p>11.43311200000243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062" calcext:value-type="float">
            <text:p>200006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8941199999899</text:p>
          </table:table-cell>
          <table:table-cell office:value-type="string" calcext:value-type="string">
            <text:p>10.247154000000592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058" calcext:value-type="float">
            <text:p>200005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8617600000143</text:p>
          </table:table-cell>
          <table:table-cell office:value-type="string" calcext:value-type="string">
            <text:p>10.302519000000757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067" calcext:value-type="float">
            <text:p>200006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5281900000118</text:p>
          </table:table-cell>
          <table:table-cell office:value-type="string" calcext:value-type="string">
            <text:p>10.26500500000111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079" calcext:value-type="float">
            <text:p>200007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23279000000184</text:p>
          </table:table-cell>
          <table:table-cell office:value-type="string" calcext:value-type="string">
            <text:p>10.316040999998222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093" calcext:value-type="float">
            <text:p>200009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79425999999876</text:p>
          </table:table-cell>
          <table:table-cell office:value-type="string" calcext:value-type="string">
            <text:p>10.492072000000917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110" calcext:value-type="float">
            <text:p>200011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02303999999276</text:p>
          </table:table-cell>
          <table:table-cell office:value-type="string" calcext:value-type="string">
            <text:p>11.6076500000017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124" calcext:value-type="float">
            <text:p>200012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658964999998716</text:p>
          </table:table-cell>
          <table:table-cell office:value-type="string" calcext:value-type="string">
            <text:p>10.602915999999823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114" calcext:value-type="float">
            <text:p>200011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04224000001705</text:p>
          </table:table-cell>
          <table:table-cell office:value-type="string" calcext:value-type="string">
            <text:p>10.736192000000301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096" calcext:value-type="float">
            <text:p>200009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52104000002146</text:p>
          </table:table-cell>
          <table:table-cell office:value-type="string" calcext:value-type="string">
            <text:p>10.49614600000131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105" calcext:value-type="float">
            <text:p>20001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7446300000229</text:p>
          </table:table-cell>
          <table:table-cell office:value-type="string" calcext:value-type="string">
            <text:p>10.37915699999939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116" calcext:value-type="float">
            <text:p>200011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62673100000029</text:p>
          </table:table-cell>
          <table:table-cell office:value-type="string" calcext:value-type="string">
            <text:p>10.477645000002667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112" calcext:value-type="float">
            <text:p>200011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63497400000051</text:p>
          </table:table-cell>
          <table:table-cell office:value-type="string" calcext:value-type="string">
            <text:p>10.453573999999207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116" calcext:value-type="float">
            <text:p>200011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165150000008</text:p>
          </table:table-cell>
          <table:table-cell office:value-type="string" calcext:value-type="string">
            <text:p>11.440534000001207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130" calcext:value-type="float">
            <text:p>200013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69905000001745</text:p>
          </table:table-cell>
          <table:table-cell office:value-type="string" calcext:value-type="string">
            <text:p>10.677161999999953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142" calcext:value-type="float">
            <text:p>20001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5966799999951</text:p>
          </table:table-cell>
          <table:table-cell office:value-type="string" calcext:value-type="string">
            <text:p>10.7785540000004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148" calcext:value-type="float">
            <text:p>200014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5684300000139</text:p>
          </table:table-cell>
          <table:table-cell office:value-type="string" calcext:value-type="string">
            <text:p>10.643624999996973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153" calcext:value-type="float">
            <text:p>200015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3.30659100000048</text:p>
          </table:table-cell>
          <table:table-cell office:value-type="string" calcext:value-type="string">
            <text:p>11.0788619999984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157" calcext:value-type="float">
            <text:p>200015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87884599999961</text:p>
          </table:table-cell>
          <table:table-cell office:value-type="string" calcext:value-type="string">
            <text:p>11.149519999999029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185" calcext:value-type="float">
            <text:p>200018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9244400000098</text:p>
          </table:table-cell>
          <table:table-cell office:value-type="string" calcext:value-type="string">
            <text:p>11.3795769999997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192" calcext:value-type="float">
            <text:p>200019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7257999999929</text:p>
          </table:table-cell>
          <table:table-cell office:value-type="string" calcext:value-type="string">
            <text:p>12.28092499999911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174" calcext:value-type="float">
            <text:p>20001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7184100000159</text:p>
          </table:table-cell>
          <table:table-cell office:value-type="string" calcext:value-type="string">
            <text:p>11.20404100000087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180" calcext:value-type="float">
            <text:p>200018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6497799999779</text:p>
          </table:table-cell>
          <table:table-cell office:value-type="string" calcext:value-type="string">
            <text:p>11.193473999999696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155" calcext:value-type="float">
            <text:p>200015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2662000000055</text:p>
          </table:table-cell>
          <table:table-cell office:value-type="string" calcext:value-type="string">
            <text:p>11.08898800000315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152" calcext:value-type="float">
            <text:p>200015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51902999999584</text:p>
          </table:table-cell>
          <table:table-cell office:value-type="string" calcext:value-type="string">
            <text:p>10.927155000001221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167" calcext:value-type="float">
            <text:p>200016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63746700000047</text:p>
          </table:table-cell>
          <table:table-cell office:value-type="string" calcext:value-type="string">
            <text:p>11.2082979999977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190" calcext:value-type="float">
            <text:p>200019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829209999999875</text:p>
          </table:table-cell>
          <table:table-cell office:value-type="string" calcext:value-type="string">
            <text:p>11.22655899999881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200" calcext:value-type="float">
            <text:p>200020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862325000001874</text:p>
          </table:table-cell>
          <table:table-cell office:value-type="string" calcext:value-type="string">
            <text:p>12.277578999997786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216" calcext:value-type="float">
            <text:p>200021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5162200000268</text:p>
          </table:table-cell>
          <table:table-cell office:value-type="string" calcext:value-type="string">
            <text:p>11.753947000001062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223" calcext:value-type="float">
            <text:p>200022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9937399999908</text:p>
          </table:table-cell>
          <table:table-cell office:value-type="string" calcext:value-type="string">
            <text:p>11.871399999999994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220" calcext:value-type="float">
            <text:p>200022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68177099999957</text:p>
          </table:table-cell>
          <table:table-cell office:value-type="string" calcext:value-type="string">
            <text:p>11.65593200000148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229" calcext:value-type="float">
            <text:p>200022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61955600000147</text:p>
          </table:table-cell>
          <table:table-cell office:value-type="string" calcext:value-type="string">
            <text:p>11.823863999998139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254" calcext:value-type="float">
            <text:p>20002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83909399999902</text:p>
          </table:table-cell>
          <table:table-cell office:value-type="string" calcext:value-type="string">
            <text:p>11.871333999999479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248" calcext:value-type="float">
            <text:p>200024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62494499999957</text:p>
          </table:table-cell>
          <table:table-cell office:value-type="string" calcext:value-type="string">
            <text:p>11.886759000000893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277" calcext:value-type="float">
            <text:p>200027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6051700000171</text:p>
          </table:table-cell>
          <table:table-cell office:value-type="string" calcext:value-type="string">
            <text:p>12.96948399999746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259" calcext:value-type="float">
            <text:p>200025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60800000000745</text:p>
          </table:table-cell>
          <table:table-cell office:value-type="string" calcext:value-type="string">
            <text:p>13.445783999999549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304" calcext:value-type="float">
            <text:p>200030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25298000000475</text:p>
          </table:table-cell>
          <table:table-cell office:value-type="string" calcext:value-type="string">
            <text:p>12.259244000000763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321" calcext:value-type="float">
            <text:p>20003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29003999999986</text:p>
          </table:table-cell>
          <table:table-cell office:value-type="string" calcext:value-type="string">
            <text:p>12.5901689999991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321" calcext:value-type="float">
            <text:p>20003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0457400000232</text:p>
          </table:table-cell>
          <table:table-cell office:value-type="string" calcext:value-type="string">
            <text:p>12.77888499999971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326" calcext:value-type="float">
            <text:p>200032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3096799999912</text:p>
          </table:table-cell>
          <table:table-cell office:value-type="string" calcext:value-type="string">
            <text:p>13.44549299999926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321" calcext:value-type="float">
            <text:p>20003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68583800000124</text:p>
          </table:table-cell>
          <table:table-cell office:value-type="string" calcext:value-type="string">
            <text:p>12.869266999998217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314" calcext:value-type="float">
            <text:p>200031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3.02240000000165</text:p>
          </table:table-cell>
          <table:table-cell office:value-type="string" calcext:value-type="string">
            <text:p>12.762415000001056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331" calcext:value-type="float">
            <text:p>20003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12509000000136</text:p>
          </table:table-cell>
          <table:table-cell office:value-type="string" calcext:value-type="string">
            <text:p>13.12543199999709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332" calcext:value-type="float">
            <text:p>20003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44013800000175</text:p>
          </table:table-cell>
          <table:table-cell office:value-type="string" calcext:value-type="string">
            <text:p>13.804485000000568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341" calcext:value-type="float">
            <text:p>20003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625606999998126</text:p>
          </table:table-cell>
          <table:table-cell office:value-type="string" calcext:value-type="string">
            <text:p>14.0159779999994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335" calcext:value-type="float">
            <text:p>200033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598471999997855</text:p>
          </table:table-cell>
          <table:table-cell office:value-type="string" calcext:value-type="string">
            <text:p>12.783870999999635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366" calcext:value-type="float">
            <text:p>200036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24928</text:p>
          </table:table-cell>
          <table:table-cell office:value-type="string" calcext:value-type="string">
            <text:p>13.1901489999982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17930" calcext:value-type="float">
            <text:p>17930</text:p>
          </table:table-cell>
          <table:table-cell office:value-type="float" office:value="2000374" calcext:value-type="float">
            <text:p>20003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.3509890000023</text:p>
          </table:table-cell>
          <table:table-cell office:value-type="string" calcext:value-type="string">
            <text:p>13.271975999999995</text:p>
          </table:table-cell>
        </table:table-row>
      </table:table>
      <table:table table:name="naive-3000obj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particles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collisions_test</text:p>
          </table:table-cell>
          <table:table-cell office:value-type="string" calcext:value-type="string">
            <text:p>collisions_count</text:p>
          </table:table-cell>
          <table:table-cell office:value-type="string" calcext:value-type="string">
            <text:p>broadphase_time</text:p>
          </table:table-cell>
          <table:table-cell office:value-type="string" calcext:value-type="string">
            <text:p>narrowphase_time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441" calcext:value-type="float">
            <text:p>44994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15.0471749999997</text:p>
          </table:table-cell>
          <table:table-cell office:value-type="string" calcext:value-type="string">
            <text:p>17.08012299999973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346" calcext:value-type="float">
            <text:p>44993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9.81346699999995</text:p>
          </table:table-cell>
          <table:table-cell office:value-type="string" calcext:value-type="string">
            <text:p>9.24856999999974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219" calcext:value-type="float">
            <text:p>449921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0.0858670000016</text:p>
          </table:table-cell>
          <table:table-cell office:value-type="string" calcext:value-type="string">
            <text:p>7.18322200000329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099" calcext:value-type="float">
            <text:p>449909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0.22709199999736</text:p>
          </table:table-cell>
          <table:table-cell office:value-type="string" calcext:value-type="string">
            <text:p>5.54294500000105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035" calcext:value-type="float">
            <text:p>449903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81193700000222</text:p>
          </table:table-cell>
          <table:table-cell office:value-type="string" calcext:value-type="string">
            <text:p>4.865289000001212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8996" calcext:value-type="float">
            <text:p>449899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08273800000097</text:p>
          </table:table-cell>
          <table:table-cell office:value-type="string" calcext:value-type="string">
            <text:p>4.690308000001096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8979" calcext:value-type="float">
            <text:p>449897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86308300000019</text:p>
          </table:table-cell>
          <table:table-cell office:value-type="string" calcext:value-type="string">
            <text:p>4.568635999999969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8985" calcext:value-type="float">
            <text:p>449898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0.49493900000016</text:p>
          </table:table-cell>
          <table:table-cell office:value-type="string" calcext:value-type="string">
            <text:p>5.732060000002093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8977" calcext:value-type="float">
            <text:p>449897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4889179999991</text:p>
          </table:table-cell>
          <table:table-cell office:value-type="string" calcext:value-type="string">
            <text:p>4.612488999999186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8982" calcext:value-type="float">
            <text:p>449898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22496799999863</text:p>
          </table:table-cell>
          <table:table-cell office:value-type="string" calcext:value-type="string">
            <text:p>4.72954299999764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8978" calcext:value-type="float">
            <text:p>449897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6.92727900000318</text:p>
          </table:table-cell>
          <table:table-cell office:value-type="string" calcext:value-type="string">
            <text:p>5.036801999998715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8988" calcext:value-type="float">
            <text:p>44989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29807000000073</text:p>
          </table:table-cell>
          <table:table-cell office:value-type="string" calcext:value-type="string">
            <text:p>4.726278000001912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003" calcext:value-type="float">
            <text:p>449900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74356099999932</text:p>
          </table:table-cell>
          <table:table-cell office:value-type="string" calcext:value-type="string">
            <text:p>4.75582600000052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014" calcext:value-type="float">
            <text:p>449901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68831000000137</text:p>
          </table:table-cell>
          <table:table-cell office:value-type="string" calcext:value-type="string">
            <text:p>4.99482200000056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031" calcext:value-type="float">
            <text:p>44990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70130100000097</text:p>
          </table:table-cell>
          <table:table-cell office:value-type="string" calcext:value-type="string">
            <text:p>5.00688200000149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032" calcext:value-type="float">
            <text:p>44990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47503300000244</text:p>
          </table:table-cell>
          <table:table-cell office:value-type="string" calcext:value-type="string">
            <text:p>5.168528999998671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037" calcext:value-type="float">
            <text:p>44990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07786800000031</text:p>
          </table:table-cell>
          <table:table-cell office:value-type="string" calcext:value-type="string">
            <text:p>5.05023399999845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053" calcext:value-type="float">
            <text:p>449905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7565480000012</text:p>
          </table:table-cell>
          <table:table-cell office:value-type="string" calcext:value-type="string">
            <text:p>5.381190000000060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054" calcext:value-type="float">
            <text:p>44990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1334289999977</text:p>
          </table:table-cell>
          <table:table-cell office:value-type="string" calcext:value-type="string">
            <text:p>5.217018999999709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051" calcext:value-type="float">
            <text:p>449905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6369999999988</text:p>
          </table:table-cell>
          <table:table-cell office:value-type="string" calcext:value-type="string">
            <text:p>6.43454800000108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059" calcext:value-type="float">
            <text:p>449905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68604200000118</text:p>
          </table:table-cell>
          <table:table-cell office:value-type="string" calcext:value-type="string">
            <text:p>5.374648999997589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069" calcext:value-type="float">
            <text:p>44990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2343260000016</text:p>
          </table:table-cell>
          <table:table-cell office:value-type="string" calcext:value-type="string">
            <text:p>5.522144999999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098" calcext:value-type="float">
            <text:p>449909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5320810000012</text:p>
          </table:table-cell>
          <table:table-cell office:value-type="string" calcext:value-type="string">
            <text:p>5.9080059999978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102" calcext:value-type="float">
            <text:p>449910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20562900000004</text:p>
          </table:table-cell>
          <table:table-cell office:value-type="string" calcext:value-type="string">
            <text:p>5.93479099999967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105" calcext:value-type="float">
            <text:p>44991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66327099999762</text:p>
          </table:table-cell>
          <table:table-cell office:value-type="string" calcext:value-type="string">
            <text:p>5.665777999998681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117" calcext:value-type="float">
            <text:p>449911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51073499999984</text:p>
          </table:table-cell>
          <table:table-cell office:value-type="string" calcext:value-type="string">
            <text:p>5.84492200000022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114" calcext:value-type="float">
            <text:p>449911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66904600000271</text:p>
          </table:table-cell>
          <table:table-cell office:value-type="string" calcext:value-type="string">
            <text:p>5.944536999999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133" calcext:value-type="float">
            <text:p>449913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68089599999803</text:p>
          </table:table-cell>
          <table:table-cell office:value-type="string" calcext:value-type="string">
            <text:p>6.08589900000151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143" calcext:value-type="float">
            <text:p>449914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87809399999969</text:p>
          </table:table-cell>
          <table:table-cell office:value-type="string" calcext:value-type="string">
            <text:p>6.04246599999896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162" calcext:value-type="float">
            <text:p>449916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4.62325999999666</text:p>
          </table:table-cell>
          <table:table-cell office:value-type="string" calcext:value-type="string">
            <text:p>6.43074200000046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188" calcext:value-type="float">
            <text:p>44991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19782999999734</text:p>
          </table:table-cell>
          <table:table-cell office:value-type="string" calcext:value-type="string">
            <text:p>6.573987000003399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211" calcext:value-type="float">
            <text:p>449921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36674800000037</text:p>
          </table:table-cell>
          <table:table-cell office:value-type="string" calcext:value-type="string">
            <text:p>6.76126400000066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209" calcext:value-type="float">
            <text:p>449920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90720400000282</text:p>
          </table:table-cell>
          <table:table-cell office:value-type="string" calcext:value-type="string">
            <text:p>7.4637359999978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212" calcext:value-type="float">
            <text:p>449921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95998999999938</text:p>
          </table:table-cell>
          <table:table-cell office:value-type="string" calcext:value-type="string">
            <text:p>6.828854999999748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228" calcext:value-type="float">
            <text:p>449922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21239400000195</text:p>
          </table:table-cell>
          <table:table-cell office:value-type="string" calcext:value-type="string">
            <text:p>6.91331299999728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247" calcext:value-type="float">
            <text:p>44992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65302599999995</text:p>
          </table:table-cell>
          <table:table-cell office:value-type="string" calcext:value-type="string">
            <text:p>7.061280999998416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269" calcext:value-type="float">
            <text:p>44992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23638899999787</text:p>
          </table:table-cell>
          <table:table-cell office:value-type="string" calcext:value-type="string">
            <text:p>7.216044000000693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280" calcext:value-type="float">
            <text:p>449928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91770800000086</text:p>
          </table:table-cell>
          <table:table-cell office:value-type="string" calcext:value-type="string">
            <text:p>8.22746700000061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282" calcext:value-type="float">
            <text:p>449928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57808300000033</text:p>
          </table:table-cell>
          <table:table-cell office:value-type="string" calcext:value-type="string">
            <text:p>7.31433500000275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271" calcext:value-type="float">
            <text:p>449927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70555199999944</text:p>
          </table:table-cell>
          <table:table-cell office:value-type="string" calcext:value-type="string">
            <text:p>7.10824800000045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297" calcext:value-type="float">
            <text:p>449929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46196800000325</text:p>
          </table:table-cell>
          <table:table-cell office:value-type="string" calcext:value-type="string">
            <text:p>7.56182900000203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290" calcext:value-type="float">
            <text:p>449929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58526499999789</text:p>
          </table:table-cell>
          <table:table-cell office:value-type="string" calcext:value-type="string">
            <text:p>7.41542600000320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312" calcext:value-type="float">
            <text:p>449931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88798799999859</text:p>
          </table:table-cell>
          <table:table-cell office:value-type="string" calcext:value-type="string">
            <text:p>7.76391399999920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316" calcext:value-type="float">
            <text:p>449931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89459799999895</text:p>
          </table:table-cell>
          <table:table-cell office:value-type="string" calcext:value-type="string">
            <text:p>7.734825999999884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314" calcext:value-type="float">
            <text:p>449931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11087099999713</text:p>
          </table:table-cell>
          <table:table-cell office:value-type="string" calcext:value-type="string">
            <text:p>8.812161999998352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329" calcext:value-type="float">
            <text:p>449932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95816199999899</text:p>
          </table:table-cell>
          <table:table-cell office:value-type="string" calcext:value-type="string">
            <text:p>7.83644099999946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337" calcext:value-type="float">
            <text:p>44993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85345099999904</text:p>
          </table:table-cell>
          <table:table-cell office:value-type="string" calcext:value-type="string">
            <text:p>7.86228399999890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347" calcext:value-type="float">
            <text:p>44993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23931500000253</text:p>
          </table:table-cell>
          <table:table-cell office:value-type="string" calcext:value-type="string">
            <text:p>8.03118399999948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360" calcext:value-type="float">
            <text:p>449936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45282199999929</text:p>
          </table:table-cell>
          <table:table-cell office:value-type="string" calcext:value-type="string">
            <text:p>8.094257000000653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374" calcext:value-type="float">
            <text:p>44993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67805299999964</text:p>
          </table:table-cell>
          <table:table-cell office:value-type="string" calcext:value-type="string">
            <text:p>8.272346999998263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372" calcext:value-type="float">
            <text:p>449937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90471099999922</text:p>
          </table:table-cell>
          <table:table-cell office:value-type="string" calcext:value-type="string">
            <text:p>8.469737000003079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397" calcext:value-type="float">
            <text:p>449939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9.17480600000272</text:p>
          </table:table-cell>
          <table:table-cell office:value-type="string" calcext:value-type="string">
            <text:p>9.78691799999796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409" calcext:value-type="float">
            <text:p>449940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4791750000004</text:p>
          </table:table-cell>
          <table:table-cell office:value-type="string" calcext:value-type="string">
            <text:p>8.84350499999709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413" calcext:value-type="float">
            <text:p>449941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7574969999987</text:p>
          </table:table-cell>
          <table:table-cell office:value-type="string" calcext:value-type="string">
            <text:p>8.853480999998283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411" calcext:value-type="float">
            <text:p>449941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47174299999824</text:p>
          </table:table-cell>
          <table:table-cell office:value-type="string" calcext:value-type="string">
            <text:p>8.96894199999951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406" calcext:value-type="float">
            <text:p>44994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05830299999798</text:p>
          </table:table-cell>
          <table:table-cell office:value-type="string" calcext:value-type="string">
            <text:p>8.650977000001149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433" calcext:value-type="float">
            <text:p>449943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93964000000051</text:p>
          </table:table-cell>
          <table:table-cell office:value-type="string" calcext:value-type="string">
            <text:p>9.123102999998082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437" calcext:value-type="float">
            <text:p>44994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92208199999732</text:p>
          </table:table-cell>
          <table:table-cell office:value-type="string" calcext:value-type="string">
            <text:p>10.32308800000100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439" calcext:value-type="float">
            <text:p>449943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33167599999797</text:p>
          </table:table-cell>
          <table:table-cell office:value-type="string" calcext:value-type="string">
            <text:p>8.961250000000291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445" calcext:value-type="float">
            <text:p>449944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73756399999911</text:p>
          </table:table-cell>
          <table:table-cell office:value-type="string" calcext:value-type="string">
            <text:p>9.10562399999980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465" calcext:value-type="float">
            <text:p>449946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99941699999908</text:p>
          </table:table-cell>
          <table:table-cell office:value-type="string" calcext:value-type="string">
            <text:p>9.17772599999807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476" calcext:value-type="float">
            <text:p>449947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74892699999691</text:p>
          </table:table-cell>
          <table:table-cell office:value-type="string" calcext:value-type="string">
            <text:p>9.22731600000042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463" calcext:value-type="float">
            <text:p>44994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62799399999858</text:p>
          </table:table-cell>
          <table:table-cell office:value-type="string" calcext:value-type="string">
            <text:p>9.26569800000288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468" calcext:value-type="float">
            <text:p>44994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85933799999839</text:p>
          </table:table-cell>
          <table:table-cell office:value-type="string" calcext:value-type="string">
            <text:p>9.15617100000236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466" calcext:value-type="float">
            <text:p>449946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3.75329599999895</text:p>
          </table:table-cell>
          <table:table-cell office:value-type="string" calcext:value-type="string">
            <text:p>9.368463999999221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485" calcext:value-type="float">
            <text:p>449948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29478400000153</text:p>
          </table:table-cell>
          <table:table-cell office:value-type="string" calcext:value-type="string">
            <text:p>9.33046299999841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482" calcext:value-type="float">
            <text:p>449948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9.10941100000127</text:p>
          </table:table-cell>
          <table:table-cell office:value-type="string" calcext:value-type="string">
            <text:p>9.45664400000168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517" calcext:value-type="float">
            <text:p>449951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75661299999774</text:p>
          </table:table-cell>
          <table:table-cell office:value-type="string" calcext:value-type="string">
            <text:p>9.68856799999775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517" calcext:value-type="float">
            <text:p>449951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81876300000295</text:p>
          </table:table-cell>
          <table:table-cell office:value-type="string" calcext:value-type="string">
            <text:p>9.815202000001591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540" calcext:value-type="float">
            <text:p>449954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84198999999717</text:p>
          </table:table-cell>
          <table:table-cell office:value-type="string" calcext:value-type="string">
            <text:p>11.37062300000252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545" calcext:value-type="float">
            <text:p>449954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0055149999971</text:p>
          </table:table-cell>
          <table:table-cell office:value-type="string" calcext:value-type="string">
            <text:p>10.20816600000034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542" calcext:value-type="float">
            <text:p>44995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05025699999896</text:p>
          </table:table-cell>
          <table:table-cell office:value-type="string" calcext:value-type="string">
            <text:p>10.41087399999742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571" calcext:value-type="float">
            <text:p>449957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0.18102599999838</text:p>
          </table:table-cell>
          <table:table-cell office:value-type="string" calcext:value-type="string">
            <text:p>10.723167000000103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603" calcext:value-type="float">
            <text:p>449960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022864999999</text:p>
          </table:table-cell>
          <table:table-cell office:value-type="string" calcext:value-type="string">
            <text:p>10.773182000000816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621" calcext:value-type="float">
            <text:p>44996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69132099999842</text:p>
          </table:table-cell>
          <table:table-cell office:value-type="string" calcext:value-type="string">
            <text:p>10.938668999999209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650" calcext:value-type="float">
            <text:p>449965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00450499999715</text:p>
          </table:table-cell>
          <table:table-cell office:value-type="string" calcext:value-type="string">
            <text:p>12.18770099999892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663" calcext:value-type="float">
            <text:p>44996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1112069999981</text:p>
          </table:table-cell>
          <table:table-cell office:value-type="string" calcext:value-type="string">
            <text:p>11.58111300000018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687" calcext:value-type="float">
            <text:p>44996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71184299999732</text:p>
          </table:table-cell>
          <table:table-cell office:value-type="string" calcext:value-type="string">
            <text:p>11.798364000002039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680" calcext:value-type="float">
            <text:p>449968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9.24723699999595</text:p>
          </table:table-cell>
          <table:table-cell office:value-type="string" calcext:value-type="string">
            <text:p>11.537112999998499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703" calcext:value-type="float">
            <text:p>449970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27956400000403</text:p>
          </table:table-cell>
          <table:table-cell office:value-type="string" calcext:value-type="string">
            <text:p>11.56778599999961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700" calcext:value-type="float">
            <text:p>449970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0.03146600000036</text:p>
          </table:table-cell>
          <table:table-cell office:value-type="string" calcext:value-type="string">
            <text:p>12.6469010000000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704" calcext:value-type="float">
            <text:p>449970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96491499999684</text:p>
          </table:table-cell>
          <table:table-cell office:value-type="string" calcext:value-type="string">
            <text:p>11.79788600000029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711" calcext:value-type="float">
            <text:p>449971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65690900000482</text:p>
          </table:table-cell>
          <table:table-cell office:value-type="string" calcext:value-type="string">
            <text:p>11.762058000000252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744" calcext:value-type="float">
            <text:p>449974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48764700000174</text:p>
          </table:table-cell>
          <table:table-cell office:value-type="string" calcext:value-type="string">
            <text:p>11.98879299999680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766" calcext:value-type="float">
            <text:p>449976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9871470000071</text:p>
          </table:table-cell>
          <table:table-cell office:value-type="string" calcext:value-type="string">
            <text:p>13.81062199999723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770" calcext:value-type="float">
            <text:p>44997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54184700000042</text:p>
          </table:table-cell>
          <table:table-cell office:value-type="string" calcext:value-type="string">
            <text:p>12.08056499999656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788" calcext:value-type="float">
            <text:p>44997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1.3011389999956</text:p>
          </table:table-cell>
          <table:table-cell office:value-type="string" calcext:value-type="string">
            <text:p>17.39160699999774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775" calcext:value-type="float">
            <text:p>44997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16598900000099</text:p>
          </table:table-cell>
          <table:table-cell office:value-type="string" calcext:value-type="string">
            <text:p>12.46524199999839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753" calcext:value-type="float">
            <text:p>449975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59214800000336</text:p>
          </table:table-cell>
          <table:table-cell office:value-type="string" calcext:value-type="string">
            <text:p>12.07380399999965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777" calcext:value-type="float">
            <text:p>449977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67973899999924</text:p>
          </table:table-cell>
          <table:table-cell office:value-type="string" calcext:value-type="string">
            <text:p>13.479930000001332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781" calcext:value-type="float">
            <text:p>449978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45556899999792</text:p>
          </table:table-cell>
          <table:table-cell office:value-type="string" calcext:value-type="string">
            <text:p>13.777056999999331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804" calcext:value-type="float">
            <text:p>449980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67877700000099</text:p>
          </table:table-cell>
          <table:table-cell office:value-type="string" calcext:value-type="string">
            <text:p>12.538504999996803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787" calcext:value-type="float">
            <text:p>44997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63783400000102</text:p>
          </table:table-cell>
          <table:table-cell office:value-type="string" calcext:value-type="string">
            <text:p>12.571728000002622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780" calcext:value-type="float">
            <text:p>449978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3726189999943</text:p>
          </table:table-cell>
          <table:table-cell office:value-type="string" calcext:value-type="string">
            <text:p>14.03455199999734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805" calcext:value-type="float">
            <text:p>44998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59692700000596</text:p>
          </table:table-cell>
          <table:table-cell office:value-type="string" calcext:value-type="string">
            <text:p>12.633226999998442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804" calcext:value-type="float">
            <text:p>449980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58103100000153</text:p>
          </table:table-cell>
          <table:table-cell office:value-type="string" calcext:value-type="string">
            <text:p>12.678560000000289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820" calcext:value-type="float">
            <text:p>449982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28943599999911</text:p>
          </table:table-cell>
          <table:table-cell office:value-type="string" calcext:value-type="string">
            <text:p>12.9695950000023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822" calcext:value-type="float">
            <text:p>44998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5114109999995</text:p>
          </table:table-cell>
          <table:table-cell office:value-type="string" calcext:value-type="string">
            <text:p>12.93070000000443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835" calcext:value-type="float">
            <text:p>449983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29728500000056</text:p>
          </table:table-cell>
          <table:table-cell office:value-type="string" calcext:value-type="string">
            <text:p>14.06451300000480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862" calcext:value-type="float">
            <text:p>449986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5.39918000000034</text:p>
          </table:table-cell>
          <table:table-cell office:value-type="string" calcext:value-type="string">
            <text:p>13.047657000002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849" calcext:value-type="float">
            <text:p>449984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5.20952600000601</text:p>
          </table:table-cell>
          <table:table-cell office:value-type="string" calcext:value-type="string">
            <text:p>13.400771000000532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837" calcext:value-type="float">
            <text:p>44998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6.64282800000365</text:p>
          </table:table-cell>
          <table:table-cell office:value-type="string" calcext:value-type="string">
            <text:p>13.02744399999937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837" calcext:value-type="float">
            <text:p>44998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19885700000304</text:p>
          </table:table-cell>
          <table:table-cell office:value-type="string" calcext:value-type="string">
            <text:p>14.210966999999073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840" calcext:value-type="float">
            <text:p>449984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33072299999913</text:p>
          </table:table-cell>
          <table:table-cell office:value-type="string" calcext:value-type="string">
            <text:p>12.95130100000096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833" calcext:value-type="float">
            <text:p>449983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27472999999736</text:p>
          </table:table-cell>
          <table:table-cell office:value-type="string" calcext:value-type="string">
            <text:p>12.87659200000052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831" calcext:value-type="float">
            <text:p>44998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58009099999617</text:p>
          </table:table-cell>
          <table:table-cell office:value-type="string" calcext:value-type="string">
            <text:p>12.63481600000523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833" calcext:value-type="float">
            <text:p>449983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99184799999784</text:p>
          </table:table-cell>
          <table:table-cell office:value-type="string" calcext:value-type="string">
            <text:p>13.945788999997603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852" calcext:value-type="float">
            <text:p>449985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84896000000299</text:p>
          </table:table-cell>
          <table:table-cell office:value-type="string" calcext:value-type="string">
            <text:p>13.00008000000525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864" calcext:value-type="float">
            <text:p>449986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75568100000237</text:p>
          </table:table-cell>
          <table:table-cell office:value-type="string" calcext:value-type="string">
            <text:p>13.21856799999659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902" calcext:value-type="float">
            <text:p>449990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7503099999958</text:p>
          </table:table-cell>
          <table:table-cell office:value-type="string" calcext:value-type="string">
            <text:p>13.843245000003662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902" calcext:value-type="float">
            <text:p>449990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64293399999588</text:p>
          </table:table-cell>
          <table:table-cell office:value-type="string" calcext:value-type="string">
            <text:p>14.83555600000545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906" calcext:value-type="float">
            <text:p>44999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20482499999343</text:p>
          </table:table-cell>
          <table:table-cell office:value-type="string" calcext:value-type="string">
            <text:p>13.67892199999914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927" calcext:value-type="float">
            <text:p>449992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18504399999802</text:p>
          </table:table-cell>
          <table:table-cell office:value-type="string" calcext:value-type="string">
            <text:p>13.648003000002063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928" calcext:value-type="float">
            <text:p>449992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5.87967800000479</text:p>
          </table:table-cell>
          <table:table-cell office:value-type="string" calcext:value-type="string">
            <text:p>13.62880199999926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967" calcext:value-type="float">
            <text:p>449996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30974300000526</text:p>
          </table:table-cell>
          <table:table-cell office:value-type="string" calcext:value-type="string">
            <text:p>15.370309000005363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974" calcext:value-type="float">
            <text:p>44999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86022099999536</text:p>
          </table:table-cell>
          <table:table-cell office:value-type="string" calcext:value-type="string">
            <text:p>14.35138400000141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960" calcext:value-type="float">
            <text:p>449996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29505000000063</text:p>
          </table:table-cell>
          <table:table-cell office:value-type="string" calcext:value-type="string">
            <text:p>14.015969000000041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977" calcext:value-type="float">
            <text:p>449997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87174699999741</text:p>
          </table:table-cell>
          <table:table-cell office:value-type="string" calcext:value-type="string">
            <text:p>14.01259399999980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499984" calcext:value-type="float">
            <text:p>44999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83045000000129</text:p>
          </table:table-cell>
          <table:table-cell office:value-type="string" calcext:value-type="string">
            <text:p>15.39543699999922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027" calcext:value-type="float">
            <text:p>450002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38094699999783</text:p>
          </table:table-cell>
          <table:table-cell office:value-type="string" calcext:value-type="string">
            <text:p>14.6009209999974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055" calcext:value-type="float">
            <text:p>450005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13493500000186</text:p>
          </table:table-cell>
          <table:table-cell office:value-type="string" calcext:value-type="string">
            <text:p>15.40916799999831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054" calcext:value-type="float">
            <text:p>45000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9.10829499999818</text:p>
          </table:table-cell>
          <table:table-cell office:value-type="string" calcext:value-type="string">
            <text:p>15.2810150000004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080" calcext:value-type="float">
            <text:p>450008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12498299999424</text:p>
          </table:table-cell>
          <table:table-cell office:value-type="string" calcext:value-type="string">
            <text:p>16.28156500000477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095" calcext:value-type="float">
            <text:p>450009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42412999999942</text:p>
          </table:table-cell>
          <table:table-cell office:value-type="string" calcext:value-type="string">
            <text:p>15.5260940000007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119" calcext:value-type="float">
            <text:p>450011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03194500000245</text:p>
          </table:table-cell>
          <table:table-cell office:value-type="string" calcext:value-type="string">
            <text:p>15.578786999998556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148" calcext:value-type="float">
            <text:p>450014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70266199999605</text:p>
          </table:table-cell>
          <table:table-cell office:value-type="string" calcext:value-type="string">
            <text:p>15.910315000000992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115" calcext:value-type="float">
            <text:p>450011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15239699999802</text:p>
          </table:table-cell>
          <table:table-cell office:value-type="string" calcext:value-type="string">
            <text:p>15.77965599999879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112" calcext:value-type="float">
            <text:p>450011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50643000000127</text:p>
          </table:table-cell>
          <table:table-cell office:value-type="string" calcext:value-type="string">
            <text:p>15.87085099999967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142" calcext:value-type="float">
            <text:p>45001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8888550000047</text:p>
          </table:table-cell>
          <table:table-cell office:value-type="string" calcext:value-type="string">
            <text:p>16.0702180000007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144" calcext:value-type="float">
            <text:p>450014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96230199999991</text:p>
          </table:table-cell>
          <table:table-cell office:value-type="string" calcext:value-type="string">
            <text:p>17.39992100000381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195" calcext:value-type="float">
            <text:p>450019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31491099999403</text:p>
          </table:table-cell>
          <table:table-cell office:value-type="string" calcext:value-type="string">
            <text:p>16.827182000000903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05" calcext:value-type="float">
            <text:p>45002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52283300000272</text:p>
          </table:table-cell>
          <table:table-cell office:value-type="string" calcext:value-type="string">
            <text:p>16.97249200000078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187" calcext:value-type="float">
            <text:p>45001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67285199999606</text:p>
          </table:table-cell>
          <table:table-cell office:value-type="string" calcext:value-type="string">
            <text:p>18.13037199999962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03" calcext:value-type="float">
            <text:p>450020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9.06322999999975</text:p>
          </table:table-cell>
          <table:table-cell office:value-type="string" calcext:value-type="string">
            <text:p>17.1714980000033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25" calcext:value-type="float">
            <text:p>450022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89369099999749</text:p>
          </table:table-cell>
          <table:table-cell office:value-type="string" calcext:value-type="string">
            <text:p>16.862287000003562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01" calcext:value-type="float">
            <text:p>450020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19618099999934</text:p>
          </table:table-cell>
          <table:table-cell office:value-type="string" calcext:value-type="string">
            <text:p>16.59993099999701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28" calcext:value-type="float">
            <text:p>450022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0747080000001</text:p>
          </table:table-cell>
          <table:table-cell office:value-type="string" calcext:value-type="string">
            <text:p>18.16971200000262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47" calcext:value-type="float">
            <text:p>45002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9269839999979</text:p>
          </table:table-cell>
          <table:table-cell office:value-type="string" calcext:value-type="string">
            <text:p>16.75936399999773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29" calcext:value-type="float">
            <text:p>450022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92374600000039</text:p>
          </table:table-cell>
          <table:table-cell office:value-type="string" calcext:value-type="string">
            <text:p>16.84625200000300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46" calcext:value-type="float">
            <text:p>45002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14912599999661</text:p>
          </table:table-cell>
          <table:table-cell office:value-type="string" calcext:value-type="string">
            <text:p>18.417054999998072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40" calcext:value-type="float">
            <text:p>450024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35690500000055</text:p>
          </table:table-cell>
          <table:table-cell office:value-type="string" calcext:value-type="string">
            <text:p>17.0935370000006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63" calcext:value-type="float">
            <text:p>45002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04468900000211</text:p>
          </table:table-cell>
          <table:table-cell office:value-type="string" calcext:value-type="string">
            <text:p>17.32891899999958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30" calcext:value-type="float">
            <text:p>450023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82163600000058</text:p>
          </table:table-cell>
          <table:table-cell office:value-type="string" calcext:value-type="string">
            <text:p>18.158153999997012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17" calcext:value-type="float">
            <text:p>450021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50311599999986</text:p>
          </table:table-cell>
          <table:table-cell office:value-type="string" calcext:value-type="string">
            <text:p>16.71318299999984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09" calcext:value-type="float">
            <text:p>450020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96399100000417</text:p>
          </table:table-cell>
          <table:table-cell office:value-type="string" calcext:value-type="string">
            <text:p>16.484300999996776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22" calcext:value-type="float">
            <text:p>45002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29835199999798</text:p>
          </table:table-cell>
          <table:table-cell office:value-type="string" calcext:value-type="string">
            <text:p>18.17793499999970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18" calcext:value-type="float">
            <text:p>450021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92787300000055</text:p>
          </table:table-cell>
          <table:table-cell office:value-type="string" calcext:value-type="string">
            <text:p>16.68500299999868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39" calcext:value-type="float">
            <text:p>450023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05420299999969</text:p>
          </table:table-cell>
          <table:table-cell office:value-type="string" calcext:value-type="string">
            <text:p>17.000875999998243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38" calcext:value-type="float">
            <text:p>450023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59341899999708</text:p>
          </table:table-cell>
          <table:table-cell office:value-type="string" calcext:value-type="string">
            <text:p>17.06527600000117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56" calcext:value-type="float">
            <text:p>450025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6.08875699999771</text:p>
          </table:table-cell>
          <table:table-cell office:value-type="string" calcext:value-type="string">
            <text:p>18.2195960000026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18" calcext:value-type="float">
            <text:p>450021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9.179575999995</text:p>
          </table:table-cell>
          <table:table-cell office:value-type="string" calcext:value-type="string">
            <text:p>17.1470209999970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51" calcext:value-type="float">
            <text:p>450025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9.50985000000219</text:p>
          </table:table-cell>
          <table:table-cell office:value-type="string" calcext:value-type="string">
            <text:p>18.096130999998422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63" calcext:value-type="float">
            <text:p>45002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62324100000114</text:p>
          </table:table-cell>
          <table:table-cell office:value-type="string" calcext:value-type="string">
            <text:p>18.5577149999953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66" calcext:value-type="float">
            <text:p>450026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06494799999928</text:p>
          </table:table-cell>
          <table:table-cell office:value-type="string" calcext:value-type="string">
            <text:p>17.384640000003856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51" calcext:value-type="float">
            <text:p>450025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67966099999467</text:p>
          </table:table-cell>
          <table:table-cell office:value-type="string" calcext:value-type="string">
            <text:p>17.12132199999905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77" calcext:value-type="float">
            <text:p>450027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82085100000404</text:p>
          </table:table-cell>
          <table:table-cell office:value-type="string" calcext:value-type="string">
            <text:p>18.318891000002623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57" calcext:value-type="float">
            <text:p>450025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90535300000192</text:p>
          </table:table-cell>
          <table:table-cell office:value-type="string" calcext:value-type="string">
            <text:p>17.16444000000046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28" calcext:value-type="float">
            <text:p>450022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58249400000204</text:p>
          </table:table-cell>
          <table:table-cell office:value-type="string" calcext:value-type="string">
            <text:p>17.04049800000211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42" calcext:value-type="float">
            <text:p>45002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88577300000179</text:p>
          </table:table-cell>
          <table:table-cell office:value-type="string" calcext:value-type="string">
            <text:p>17.24469500000123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47" calcext:value-type="float">
            <text:p>45002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08015599999635</text:p>
          </table:table-cell>
          <table:table-cell office:value-type="string" calcext:value-type="string">
            <text:p>17.00265799999761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73" calcext:value-type="float">
            <text:p>450027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1.95001699999557</text:p>
          </table:table-cell>
          <table:table-cell office:value-type="string" calcext:value-type="string">
            <text:p>17.68882899999880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62" calcext:value-type="float">
            <text:p>450026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0.09445499999856</text:p>
          </table:table-cell>
          <table:table-cell office:value-type="string" calcext:value-type="string">
            <text:p>17.38364600000204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273" calcext:value-type="float">
            <text:p>450027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17396400000143</text:p>
          </table:table-cell>
          <table:table-cell office:value-type="string" calcext:value-type="string">
            <text:p>18.47034300000086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301" calcext:value-type="float">
            <text:p>450030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27114799999981</text:p>
          </table:table-cell>
          <table:table-cell office:value-type="string" calcext:value-type="string">
            <text:p>17.63652500000171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319" calcext:value-type="float">
            <text:p>450031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28830500000186</text:p>
          </table:table-cell>
          <table:table-cell office:value-type="string" calcext:value-type="string">
            <text:p>17.7530630000037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371" calcext:value-type="float">
            <text:p>450037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09135600000445</text:p>
          </table:table-cell>
          <table:table-cell office:value-type="string" calcext:value-type="string">
            <text:p>19.4863209999966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358" calcext:value-type="float">
            <text:p>450035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96637299999566</text:p>
          </table:table-cell>
          <table:table-cell office:value-type="string" calcext:value-type="string">
            <text:p>18.20785400000022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349" calcext:value-type="float">
            <text:p>450034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74855400000524</text:p>
          </table:table-cell>
          <table:table-cell office:value-type="string" calcext:value-type="string">
            <text:p>17.632816000004823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338" calcext:value-type="float">
            <text:p>450033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97713099999964</text:p>
          </table:table-cell>
          <table:table-cell office:value-type="string" calcext:value-type="string">
            <text:p>19.041220999999496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353" calcext:value-type="float">
            <text:p>450035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54180499999347</text:p>
          </table:table-cell>
          <table:table-cell office:value-type="string" calcext:value-type="string">
            <text:p>17.97991299999557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363" calcext:value-type="float">
            <text:p>45003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04040600000008</text:p>
          </table:table-cell>
          <table:table-cell office:value-type="string" calcext:value-type="string">
            <text:p>18.3896680000034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387" calcext:value-type="float">
            <text:p>45003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10852399999567</text:p>
          </table:table-cell>
          <table:table-cell office:value-type="string" calcext:value-type="string">
            <text:p>19.91200200000457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370" calcext:value-type="float">
            <text:p>45003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80134399999952</text:p>
          </table:table-cell>
          <table:table-cell office:value-type="string" calcext:value-type="string">
            <text:p>17.995062999994843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408" calcext:value-type="float">
            <text:p>450040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03211799999553</text:p>
          </table:table-cell>
          <table:table-cell office:value-type="string" calcext:value-type="string">
            <text:p>18.448061999995844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439" calcext:value-type="float">
            <text:p>450043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72443999999814</text:p>
          </table:table-cell>
          <table:table-cell office:value-type="string" calcext:value-type="string">
            <text:p>20.30560899999545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441" calcext:value-type="float">
            <text:p>45004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00181599999632</text:p>
          </table:table-cell>
          <table:table-cell office:value-type="string" calcext:value-type="string">
            <text:p>19.083785000002536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450" calcext:value-type="float">
            <text:p>450045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75627800000075</text:p>
          </table:table-cell>
          <table:table-cell office:value-type="string" calcext:value-type="string">
            <text:p>18.95052799999393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436" calcext:value-type="float">
            <text:p>450043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28086700000131</text:p>
          </table:table-cell>
          <table:table-cell office:value-type="string" calcext:value-type="string">
            <text:p>20.48204499999701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431" calcext:value-type="float">
            <text:p>45004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7.5421159999969</text:p>
          </table:table-cell>
          <table:table-cell office:value-type="string" calcext:value-type="string">
            <text:p>18.889036000000488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12" calcext:value-type="float">
            <text:p>27112</text:p>
          </table:table-cell>
          <table:table-cell office:value-type="float" office:value="4500430" calcext:value-type="float">
            <text:p>450043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8.02718299999833</text:p>
          </table:table-cell>
          <table:table-cell office:value-type="string" calcext:value-type="string">
            <text:p>18.933618999995815</text:p>
          </table:table-cell>
        </table:table-row>
      </table:table>
      <table:table table:name="naive-4000obj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particles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collisions_test</text:p>
          </table:table-cell>
          <table:table-cell office:value-type="string" calcext:value-type="string">
            <text:p>collisions_count</text:p>
          </table:table-cell>
          <table:table-cell office:value-type="string" calcext:value-type="string">
            <text:p>broadphase_time</text:p>
          </table:table-cell>
          <table:table-cell office:value-type="string" calcext:value-type="string">
            <text:p>narrowphase_time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257" calcext:value-type="float">
            <text:p>799925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250.34887100000196</text:p>
          </table:table-cell>
          <table:table-cell office:value-type="string" calcext:value-type="string">
            <text:p>13.19937500000378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115" calcext:value-type="float">
            <text:p>799911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48.04898599999433</text:p>
          </table:table-cell>
          <table:table-cell office:value-type="string" calcext:value-type="string">
            <text:p>11.76896299999498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959" calcext:value-type="float">
            <text:p>799895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6.79388499999914</text:p>
          </table:table-cell>
          <table:table-cell office:value-type="string" calcext:value-type="string">
            <text:p>10.69848499999352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793" calcext:value-type="float">
            <text:p>799879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43.78761300000042</text:p>
          </table:table-cell>
          <table:table-cell office:value-type="string" calcext:value-type="string">
            <text:p>7.394735000001674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714" calcext:value-type="float">
            <text:p>799871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47.51989300000423</text:p>
          </table:table-cell>
          <table:table-cell office:value-type="string" calcext:value-type="string">
            <text:p>7.954380999995919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692" calcext:value-type="float">
            <text:p>799869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46.351966000002</text:p>
          </table:table-cell>
          <table:table-cell office:value-type="string" calcext:value-type="string">
            <text:p>6.794229999999516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670" calcext:value-type="float">
            <text:p>79986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43.91461300000083</text:p>
          </table:table-cell>
          <table:table-cell office:value-type="string" calcext:value-type="string">
            <text:p>6.254137000003539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665" calcext:value-type="float">
            <text:p>799866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42.0021940000006</text:p>
          </table:table-cell>
          <table:table-cell office:value-type="string" calcext:value-type="string">
            <text:p>6.21715000000404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644" calcext:value-type="float">
            <text:p>799864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45.74314700000104</text:p>
          </table:table-cell>
          <table:table-cell office:value-type="string" calcext:value-type="string">
            <text:p>6.194873000000371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654" calcext:value-type="float">
            <text:p>79986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44.25968499999726</text:p>
          </table:table-cell>
          <table:table-cell office:value-type="string" calcext:value-type="string">
            <text:p>6.38611500000115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647" calcext:value-type="float">
            <text:p>79986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44.8374380000023</text:p>
          </table:table-cell>
          <table:table-cell office:value-type="string" calcext:value-type="string">
            <text:p>6.17590099999506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653" calcext:value-type="float">
            <text:p>799865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45.408709000003</text:p>
          </table:table-cell>
          <table:table-cell office:value-type="string" calcext:value-type="string">
            <text:p>6.137878999994427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645" calcext:value-type="float">
            <text:p>799864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45.62894500000402</text:p>
          </table:table-cell>
          <table:table-cell office:value-type="string" calcext:value-type="string">
            <text:p>6.23342100000445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642" calcext:value-type="float">
            <text:p>79986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45.92681400000583</text:p>
          </table:table-cell>
          <table:table-cell office:value-type="string" calcext:value-type="string">
            <text:p>7.542845000003581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662" calcext:value-type="float">
            <text:p>799866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46.94612100000086</text:p>
          </table:table-cell>
          <table:table-cell office:value-type="string" calcext:value-type="string">
            <text:p>6.37988600000244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665" calcext:value-type="float">
            <text:p>799866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46.21903900000325</text:p>
          </table:table-cell>
          <table:table-cell office:value-type="string" calcext:value-type="string">
            <text:p>6.477974000001268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682" calcext:value-type="float">
            <text:p>799868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45.5655620000034</text:p>
          </table:table-cell>
          <table:table-cell office:value-type="string" calcext:value-type="string">
            <text:p>7.193703999997524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709" calcext:value-type="float">
            <text:p>799870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2.56633000000147</text:p>
          </table:table-cell>
          <table:table-cell office:value-type="string" calcext:value-type="string">
            <text:p>6.771439000003738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732" calcext:value-type="float">
            <text:p>79987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83470800000214</text:p>
          </table:table-cell>
          <table:table-cell office:value-type="string" calcext:value-type="string">
            <text:p>7.131601000000955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742" calcext:value-type="float">
            <text:p>79987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44725199999812</text:p>
          </table:table-cell>
          <table:table-cell office:value-type="string" calcext:value-type="string">
            <text:p>7.129284000002372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756" calcext:value-type="float">
            <text:p>799875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44257500000094</text:p>
          </table:table-cell>
          <table:table-cell office:value-type="string" calcext:value-type="string">
            <text:p>7.263020999998844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774" calcext:value-type="float">
            <text:p>79987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14197999999305</text:p>
          </table:table-cell>
          <table:table-cell office:value-type="string" calcext:value-type="string">
            <text:p>7.29514700000436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805" calcext:value-type="float">
            <text:p>79988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0056559999939</text:p>
          </table:table-cell>
          <table:table-cell office:value-type="string" calcext:value-type="string">
            <text:p>8.93933900000411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822" calcext:value-type="float">
            <text:p>79988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53504799999791</text:p>
          </table:table-cell>
          <table:table-cell office:value-type="string" calcext:value-type="string">
            <text:p>7.79083100000571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851" calcext:value-type="float">
            <text:p>799885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27816400000302</text:p>
          </table:table-cell>
          <table:table-cell office:value-type="string" calcext:value-type="string">
            <text:p>9.4730510000008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860" calcext:value-type="float">
            <text:p>799886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63016400000197</text:p>
          </table:table-cell>
          <table:table-cell office:value-type="string" calcext:value-type="string">
            <text:p>8.397155999999086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897" calcext:value-type="float">
            <text:p>799889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77709599999798</text:p>
          </table:table-cell>
          <table:table-cell office:value-type="string" calcext:value-type="string">
            <text:p>8.395712999998068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889" calcext:value-type="float">
            <text:p>799888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48080499999924</text:p>
          </table:table-cell>
          <table:table-cell office:value-type="string" calcext:value-type="string">
            <text:p>8.350310000001627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887" calcext:value-type="float">
            <text:p>79988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63337700000557</text:p>
          </table:table-cell>
          <table:table-cell office:value-type="string" calcext:value-type="string">
            <text:p>8.436520000002929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893" calcext:value-type="float">
            <text:p>799889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5.01497899999958</text:p>
          </table:table-cell>
          <table:table-cell office:value-type="string" calcext:value-type="string">
            <text:p>8.524199999999837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883" calcext:value-type="float">
            <text:p>799888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9117649999971</text:p>
          </table:table-cell>
          <table:table-cell office:value-type="string" calcext:value-type="string">
            <text:p>8.465890999999829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896" calcext:value-type="float">
            <text:p>799889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15171800000098</text:p>
          </table:table-cell>
          <table:table-cell office:value-type="string" calcext:value-type="string">
            <text:p>8.597714999996242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904" calcext:value-type="float">
            <text:p>799890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41694700000517</text:p>
          </table:table-cell>
          <table:table-cell office:value-type="string" calcext:value-type="string">
            <text:p>8.796489000000292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945" calcext:value-type="float">
            <text:p>799894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1.96747499999765</text:p>
          </table:table-cell>
          <table:table-cell office:value-type="string" calcext:value-type="string">
            <text:p>9.178771999999299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966" calcext:value-type="float">
            <text:p>799896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2.81554200000392</text:p>
          </table:table-cell>
          <table:table-cell office:value-type="string" calcext:value-type="string">
            <text:p>9.402677000005497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966" calcext:value-type="float">
            <text:p>799896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15346099999442</text:p>
          </table:table-cell>
          <table:table-cell office:value-type="string" calcext:value-type="string">
            <text:p>9.393623000003572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8993" calcext:value-type="float">
            <text:p>799899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87.1078869999983</text:p>
          </table:table-cell>
          <table:table-cell office:value-type="string" calcext:value-type="string">
            <text:p>9.75274699999863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009" calcext:value-type="float">
            <text:p>799900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2.6036679999961</text:p>
          </table:table-cell>
          <table:table-cell office:value-type="string" calcext:value-type="string">
            <text:p>9.752248000004329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022" calcext:value-type="float">
            <text:p>79990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47271100000216</text:p>
          </table:table-cell>
          <table:table-cell office:value-type="string" calcext:value-type="string">
            <text:p>9.844677000000956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029" calcext:value-type="float">
            <text:p>799902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18016499999794</text:p>
          </table:table-cell>
          <table:table-cell office:value-type="string" calcext:value-type="string">
            <text:p>9.92050100000051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067" calcext:value-type="float">
            <text:p>799906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2.55783399999927</text:p>
          </table:table-cell>
          <table:table-cell office:value-type="string" calcext:value-type="string">
            <text:p>10.28413100000034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097" calcext:value-type="float">
            <text:p>799909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2.82493200000317</text:p>
          </table:table-cell>
          <table:table-cell office:value-type="string" calcext:value-type="string">
            <text:p>10.518728000002739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090" calcext:value-type="float">
            <text:p>799909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67293499999505</text:p>
          </table:table-cell>
          <table:table-cell office:value-type="string" calcext:value-type="string">
            <text:p>10.726865999997244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086" calcext:value-type="float">
            <text:p>79990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26039499999752</text:p>
          </table:table-cell>
          <table:table-cell office:value-type="string" calcext:value-type="string">
            <text:p>10.533169999995152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112" calcext:value-type="float">
            <text:p>799911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77624900000228</text:p>
          </table:table-cell>
          <table:table-cell office:value-type="string" calcext:value-type="string">
            <text:p>10.84243100000458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112" calcext:value-type="float">
            <text:p>799911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49838300000556</text:p>
          </table:table-cell>
          <table:table-cell office:value-type="string" calcext:value-type="string">
            <text:p>10.832646000002569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131" calcext:value-type="float">
            <text:p>79991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97164699999848</text:p>
          </table:table-cell>
          <table:table-cell office:value-type="string" calcext:value-type="string">
            <text:p>11.013073999994958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172" calcext:value-type="float">
            <text:p>799917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02935199999774</text:p>
          </table:table-cell>
          <table:table-cell office:value-type="string" calcext:value-type="string">
            <text:p>11.446854000001622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193" calcext:value-type="float">
            <text:p>799919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2.7194959999979</text:p>
          </table:table-cell>
          <table:table-cell office:value-type="string" calcext:value-type="string">
            <text:p>13.084724000000278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180" calcext:value-type="float">
            <text:p>799918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2.92219099999784</text:p>
          </table:table-cell>
          <table:table-cell office:value-type="string" calcext:value-type="string">
            <text:p>11.68137900000147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208" calcext:value-type="float">
            <text:p>799920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36774900000455</text:p>
          </table:table-cell>
          <table:table-cell office:value-type="string" calcext:value-type="string">
            <text:p>13.20776399999886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226" calcext:value-type="float">
            <text:p>799922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6963659999965</text:p>
          </table:table-cell>
          <table:table-cell office:value-type="string" calcext:value-type="string">
            <text:p>11.934622000000672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232" calcext:value-type="float">
            <text:p>79992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69.94186099999934</text:p>
          </table:table-cell>
          <table:table-cell office:value-type="string" calcext:value-type="string">
            <text:p>13.42531800000142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241" calcext:value-type="float">
            <text:p>79992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83584999999584</text:p>
          </table:table-cell>
          <table:table-cell office:value-type="string" calcext:value-type="string">
            <text:p>12.088022000003548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258" calcext:value-type="float">
            <text:p>799925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91917400000239</text:p>
          </table:table-cell>
          <table:table-cell office:value-type="string" calcext:value-type="string">
            <text:p>12.102787999996508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295" calcext:value-type="float">
            <text:p>799929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20688400000654</text:p>
          </table:table-cell>
          <table:table-cell office:value-type="string" calcext:value-type="string">
            <text:p>12.37689600000158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314" calcext:value-type="float">
            <text:p>799931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91053999999713</text:p>
          </table:table-cell>
          <table:table-cell office:value-type="string" calcext:value-type="string">
            <text:p>12.530401999996684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335" calcext:value-type="float">
            <text:p>799933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44200699999783</text:p>
          </table:table-cell>
          <table:table-cell office:value-type="string" calcext:value-type="string">
            <text:p>12.96165599999949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337" calcext:value-type="float">
            <text:p>79993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84685199999512</text:p>
          </table:table-cell>
          <table:table-cell office:value-type="string" calcext:value-type="string">
            <text:p>12.8189189999975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351" calcext:value-type="float">
            <text:p>799935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2769000000044</text:p>
          </table:table-cell>
          <table:table-cell office:value-type="string" calcext:value-type="string">
            <text:p>14.656832000000577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382" calcext:value-type="float">
            <text:p>799938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6.61978300000192</text:p>
          </table:table-cell>
          <table:table-cell office:value-type="string" calcext:value-type="string">
            <text:p>13.231094999995548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408" calcext:value-type="float">
            <text:p>799940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83005799999955</text:p>
          </table:table-cell>
          <table:table-cell office:value-type="string" calcext:value-type="string">
            <text:p>15.022720999993908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431" calcext:value-type="float">
            <text:p>79994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9209869999977</text:p>
          </table:table-cell>
          <table:table-cell office:value-type="string" calcext:value-type="string">
            <text:p>14.06916400000045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458" calcext:value-type="float">
            <text:p>799945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47567100000742</text:p>
          </table:table-cell>
          <table:table-cell office:value-type="string" calcext:value-type="string">
            <text:p>14.23889900000358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469" calcext:value-type="float">
            <text:p>79994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36080799999763</text:p>
          </table:table-cell>
          <table:table-cell office:value-type="string" calcext:value-type="string">
            <text:p>14.2117379999981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481" calcext:value-type="float">
            <text:p>799948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11989000000176</text:p>
          </table:table-cell>
          <table:table-cell office:value-type="string" calcext:value-type="string">
            <text:p>14.59501999999338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513" calcext:value-type="float">
            <text:p>799951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2.9125020000065</text:p>
          </table:table-cell>
          <table:table-cell office:value-type="string" calcext:value-type="string">
            <text:p>16.0605120000109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553" calcext:value-type="float">
            <text:p>799955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0.98570799999288</text:p>
          </table:table-cell>
          <table:table-cell office:value-type="string" calcext:value-type="string">
            <text:p>15.144706999999471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588" calcext:value-type="float">
            <text:p>79995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69.88652099999308</text:p>
          </table:table-cell>
          <table:table-cell office:value-type="string" calcext:value-type="string">
            <text:p>15.213253999987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602" calcext:value-type="float">
            <text:p>799960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60698300000513</text:p>
          </table:table-cell>
          <table:table-cell office:value-type="string" calcext:value-type="string">
            <text:p>15.403648000006797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613" calcext:value-type="float">
            <text:p>799961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93055400000594</text:p>
          </table:table-cell>
          <table:table-cell office:value-type="string" calcext:value-type="string">
            <text:p>15.936319000000367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620" calcext:value-type="float">
            <text:p>799962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2.6827409999969</text:p>
          </table:table-cell>
          <table:table-cell office:value-type="string" calcext:value-type="string">
            <text:p>17.63109000000986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632" calcext:value-type="float">
            <text:p>79996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2.64807400001155</text:p>
          </table:table-cell>
          <table:table-cell office:value-type="string" calcext:value-type="string">
            <text:p>16.12083600000187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641" calcext:value-type="float">
            <text:p>79996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6.10004600000684</text:p>
          </table:table-cell>
          <table:table-cell office:value-type="string" calcext:value-type="string">
            <text:p>15.96919999999227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651" calcext:value-type="float">
            <text:p>799965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13255100000242</text:p>
          </table:table-cell>
          <table:table-cell office:value-type="string" calcext:value-type="string">
            <text:p>15.89660100000037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654" calcext:value-type="float">
            <text:p>79996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78118600000744</text:p>
          </table:table-cell>
          <table:table-cell office:value-type="string" calcext:value-type="string">
            <text:p>16.12684300000546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674" calcext:value-type="float">
            <text:p>79996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31289000000106</text:p>
          </table:table-cell>
          <table:table-cell office:value-type="string" calcext:value-type="string">
            <text:p>17.71597100001236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696" calcext:value-type="float">
            <text:p>799969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6.85652299999492</text:p>
          </table:table-cell>
          <table:table-cell office:value-type="string" calcext:value-type="string">
            <text:p>16.80015199999616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700" calcext:value-type="float">
            <text:p>799970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6.403078000003</text:p>
          </table:table-cell>
          <table:table-cell office:value-type="string" calcext:value-type="string">
            <text:p>16.58484000001044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705" calcext:value-type="float">
            <text:p>79997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05432300000393</text:p>
          </table:table-cell>
          <table:table-cell office:value-type="string" calcext:value-type="string">
            <text:p>16.527369999996154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716" calcext:value-type="float">
            <text:p>799971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39901900000405</text:p>
          </table:table-cell>
          <table:table-cell office:value-type="string" calcext:value-type="string">
            <text:p>16.82812199999171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732" calcext:value-type="float">
            <text:p>79997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21839400001045</text:p>
          </table:table-cell>
          <table:table-cell office:value-type="string" calcext:value-type="string">
            <text:p>18.3133990000060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728" calcext:value-type="float">
            <text:p>799972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27325500000734</text:p>
          </table:table-cell>
          <table:table-cell office:value-type="string" calcext:value-type="string">
            <text:p>17.042184999998426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737" calcext:value-type="float">
            <text:p>79997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4691940000048</text:p>
          </table:table-cell>
          <table:table-cell office:value-type="string" calcext:value-type="string">
            <text:p>17.11523500000476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751" calcext:value-type="float">
            <text:p>799975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1615899999888</text:p>
          </table:table-cell>
          <table:table-cell office:value-type="string" calcext:value-type="string">
            <text:p>19.290563000002294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747" calcext:value-type="float">
            <text:p>79997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8.0545689999999</text:p>
          </table:table-cell>
          <table:table-cell office:value-type="string" calcext:value-type="string">
            <text:p>17.10848700000497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757" calcext:value-type="float">
            <text:p>799975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5.54524500000116</text:p>
          </table:table-cell>
          <table:table-cell office:value-type="string" calcext:value-type="string">
            <text:p>16.94642100000055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768" calcext:value-type="float">
            <text:p>79997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11369899999409</text:p>
          </table:table-cell>
          <table:table-cell office:value-type="string" calcext:value-type="string">
            <text:p>19.16906499999459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765" calcext:value-type="float">
            <text:p>799976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5.50892699998803</text:p>
          </table:table-cell>
          <table:table-cell office:value-type="string" calcext:value-type="string">
            <text:p>17.180120999997598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748" calcext:value-type="float">
            <text:p>799974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6.13166400000046</text:p>
          </table:table-cell>
          <table:table-cell office:value-type="string" calcext:value-type="string">
            <text:p>16.96292099999846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757" calcext:value-type="float">
            <text:p>799975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69842399998743</text:p>
          </table:table-cell>
          <table:table-cell office:value-type="string" calcext:value-type="string">
            <text:p>17.005302999998094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769" calcext:value-type="float">
            <text:p>79997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2.80589699999837</text:p>
          </table:table-cell>
          <table:table-cell office:value-type="string" calcext:value-type="string">
            <text:p>17.22576800000388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779" calcext:value-type="float">
            <text:p>799977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80.68283200000587</text:p>
          </table:table-cell>
          <table:table-cell office:value-type="string" calcext:value-type="string">
            <text:p>18.790412000002107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816" calcext:value-type="float">
            <text:p>799981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11720900000364</text:p>
          </table:table-cell>
          <table:table-cell office:value-type="string" calcext:value-type="string">
            <text:p>18.25805800000671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834" calcext:value-type="float">
            <text:p>799983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5.5926299999992</text:p>
          </table:table-cell>
          <table:table-cell office:value-type="string" calcext:value-type="string">
            <text:p>18.25310500001069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837" calcext:value-type="float">
            <text:p>79998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46340899998904</text:p>
          </table:table-cell>
          <table:table-cell office:value-type="string" calcext:value-type="string">
            <text:p>20.03556199999002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843" calcext:value-type="float">
            <text:p>799984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8.12131200000294</text:p>
          </table:table-cell>
          <table:table-cell office:value-type="string" calcext:value-type="string">
            <text:p>18.4542590000055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843" calcext:value-type="float">
            <text:p>799984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7206839999999</text:p>
          </table:table-cell>
          <table:table-cell office:value-type="string" calcext:value-type="string">
            <text:p>18.35309499999857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876" calcext:value-type="float">
            <text:p>799987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46057999999903</text:p>
          </table:table-cell>
          <table:table-cell office:value-type="string" calcext:value-type="string">
            <text:p>20.318096000002697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883" calcext:value-type="float">
            <text:p>799988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2053569999989</text:p>
          </table:table-cell>
          <table:table-cell office:value-type="string" calcext:value-type="string">
            <text:p>18.66517100000055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915" calcext:value-type="float">
            <text:p>799991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98727599999984</text:p>
          </table:table-cell>
          <table:table-cell office:value-type="string" calcext:value-type="string">
            <text:p>19.108130000007804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905" calcext:value-type="float">
            <text:p>79999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095788000006</text:p>
          </table:table-cell>
          <table:table-cell office:value-type="string" calcext:value-type="string">
            <text:p>20.49549499999557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907" calcext:value-type="float">
            <text:p>79999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4165639999992</text:p>
          </table:table-cell>
          <table:table-cell office:value-type="string" calcext:value-type="string">
            <text:p>19.05891700000211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904" calcext:value-type="float">
            <text:p>799990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2.8404359999986</text:p>
          </table:table-cell>
          <table:table-cell office:value-type="string" calcext:value-type="string">
            <text:p>20.73019299999578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918" calcext:value-type="float">
            <text:p>799991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80803699999524</text:p>
          </table:table-cell>
          <table:table-cell office:value-type="string" calcext:value-type="string">
            <text:p>20.81754200000432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913" calcext:value-type="float">
            <text:p>799991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16378199998871</text:p>
          </table:table-cell>
          <table:table-cell office:value-type="string" calcext:value-type="string">
            <text:p>18.9749799999990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921" calcext:value-type="float">
            <text:p>79999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8297600000078</text:p>
          </table:table-cell>
          <table:table-cell office:value-type="string" calcext:value-type="string">
            <text:p>18.884124999996857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903" calcext:value-type="float">
            <text:p>799990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5.32069999999658</text:p>
          </table:table-cell>
          <table:table-cell office:value-type="string" calcext:value-type="string">
            <text:p>20.46766100000241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941" calcext:value-type="float">
            <text:p>79999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85108200000832</text:p>
          </table:table-cell>
          <table:table-cell office:value-type="string" calcext:value-type="string">
            <text:p>18.841384999992442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941" calcext:value-type="float">
            <text:p>79999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59765000001062</text:p>
          </table:table-cell>
          <table:table-cell office:value-type="string" calcext:value-type="string">
            <text:p>19.39223299999139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912" calcext:value-type="float">
            <text:p>799991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2928979999997</text:p>
          </table:table-cell>
          <table:table-cell office:value-type="string" calcext:value-type="string">
            <text:p>20.8536029999959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885" calcext:value-type="float">
            <text:p>799988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5.46861100000388</text:p>
          </table:table-cell>
          <table:table-cell office:value-type="string" calcext:value-type="string">
            <text:p>19.21232799999416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901" calcext:value-type="float">
            <text:p>799990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40394999999262</text:p>
          </table:table-cell>
          <table:table-cell office:value-type="string" calcext:value-type="string">
            <text:p>18.91392500000074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907" calcext:value-type="float">
            <text:p>79999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6741069999989</text:p>
          </table:table-cell>
          <table:table-cell office:value-type="string" calcext:value-type="string">
            <text:p>20.842214000003878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947" calcext:value-type="float">
            <text:p>79999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26187600000412</text:p>
          </table:table-cell>
          <table:table-cell office:value-type="string" calcext:value-type="string">
            <text:p>19.497730999995838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7999994" calcext:value-type="float">
            <text:p>799999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6.381343999994</text:p>
          </table:table-cell>
          <table:table-cell office:value-type="string" calcext:value-type="string">
            <text:p>20.07129000000714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026" calcext:value-type="float">
            <text:p>800002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6054509999958</text:p>
          </table:table-cell>
          <table:table-cell office:value-type="string" calcext:value-type="string">
            <text:p>21.99085200000263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040" calcext:value-type="float">
            <text:p>800004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15926900001068</text:p>
          </table:table-cell>
          <table:table-cell office:value-type="string" calcext:value-type="string">
            <text:p>20.551921000005677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085" calcext:value-type="float">
            <text:p>800008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22609999999986</text:p>
          </table:table-cell>
          <table:table-cell office:value-type="string" calcext:value-type="string">
            <text:p>20.69423999999708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097" calcext:value-type="float">
            <text:p>800009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78168499999447</text:p>
          </table:table-cell>
          <table:table-cell office:value-type="string" calcext:value-type="string">
            <text:p>22.37662799999816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140" calcext:value-type="float">
            <text:p>800014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29241300000285</text:p>
          </table:table-cell>
          <table:table-cell office:value-type="string" calcext:value-type="string">
            <text:p>21.2787039999966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141" calcext:value-type="float">
            <text:p>80001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46410099999048</text:p>
          </table:table-cell>
          <table:table-cell office:value-type="string" calcext:value-type="string">
            <text:p>21.51555999999982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148" calcext:value-type="float">
            <text:p>800014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51002299999527</text:p>
          </table:table-cell>
          <table:table-cell office:value-type="string" calcext:value-type="string">
            <text:p>23.05004299999564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121" calcext:value-type="float">
            <text:p>80001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4024550000031</text:p>
          </table:table-cell>
          <table:table-cell office:value-type="string" calcext:value-type="string">
            <text:p>21.09161699999822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101" calcext:value-type="float">
            <text:p>800010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9786890000105</text:p>
          </table:table-cell>
          <table:table-cell office:value-type="string" calcext:value-type="string">
            <text:p>21.166173999998136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141" calcext:value-type="float">
            <text:p>80001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5.5742969999992</text:p>
          </table:table-cell>
          <table:table-cell office:value-type="string" calcext:value-type="string">
            <text:p>21.43536699999822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146" calcext:value-type="float">
            <text:p>80001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2470309999917</text:p>
          </table:table-cell>
          <table:table-cell office:value-type="string" calcext:value-type="string">
            <text:p>23.69841399999859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154" calcext:value-type="float">
            <text:p>80001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5.70742900000187</text:p>
          </table:table-cell>
          <table:table-cell office:value-type="string" calcext:value-type="string">
            <text:p>21.55516100001114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145" calcext:value-type="float">
            <text:p>800014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14197199999762</text:p>
          </table:table-cell>
          <table:table-cell office:value-type="string" calcext:value-type="string">
            <text:p>21.313205999991624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169" calcext:value-type="float">
            <text:p>80001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65312799999083</text:p>
          </table:table-cell>
          <table:table-cell office:value-type="string" calcext:value-type="string">
            <text:p>23.01322799999616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178" calcext:value-type="float">
            <text:p>800017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14455799999996</text:p>
          </table:table-cell>
          <table:table-cell office:value-type="string" calcext:value-type="string">
            <text:p>22.03689899999881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182" calcext:value-type="float">
            <text:p>800018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67675600000075</text:p>
          </table:table-cell>
          <table:table-cell office:value-type="string" calcext:value-type="string">
            <text:p>21.7753090000042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194" calcext:value-type="float">
            <text:p>800019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83993299999565</text:p>
          </table:table-cell>
          <table:table-cell office:value-type="string" calcext:value-type="string">
            <text:p>22.03493799999705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225" calcext:value-type="float">
            <text:p>800022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21982800000114</text:p>
          </table:table-cell>
          <table:table-cell office:value-type="string" calcext:value-type="string">
            <text:p>23.848767000003136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217" calcext:value-type="float">
            <text:p>800021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33484099998896</text:p>
          </table:table-cell>
          <table:table-cell office:value-type="string" calcext:value-type="string">
            <text:p>22.06867200000852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218" calcext:value-type="float">
            <text:p>800021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94443599999067</text:p>
          </table:table-cell>
          <table:table-cell office:value-type="string" calcext:value-type="string">
            <text:p>21.95086599999922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232" calcext:value-type="float">
            <text:p>80002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21774399999413</text:p>
          </table:table-cell>
          <table:table-cell office:value-type="string" calcext:value-type="string">
            <text:p>23.925501999998232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237" calcext:value-type="float">
            <text:p>80002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31260699999984</text:p>
          </table:table-cell>
          <table:table-cell office:value-type="string" calcext:value-type="string">
            <text:p>24.87565699999686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252" calcext:value-type="float">
            <text:p>800025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2626459999883</text:p>
          </table:table-cell>
          <table:table-cell office:value-type="string" calcext:value-type="string">
            <text:p>22.443716000008862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234" calcext:value-type="float">
            <text:p>800023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4582700000028</text:p>
          </table:table-cell>
          <table:table-cell office:value-type="string" calcext:value-type="string">
            <text:p>22.445487999997567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261" calcext:value-type="float">
            <text:p>800026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48426599999948</text:p>
          </table:table-cell>
          <table:table-cell office:value-type="string" calcext:value-type="string">
            <text:p>24.263924999992014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300" calcext:value-type="float">
            <text:p>800030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72091499999806</text:p>
          </table:table-cell>
          <table:table-cell office:value-type="string" calcext:value-type="string">
            <text:p>22.86332000000402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311" calcext:value-type="float">
            <text:p>800031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70541499998944</text:p>
          </table:table-cell>
          <table:table-cell office:value-type="string" calcext:value-type="string">
            <text:p>23.214283000008436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310" calcext:value-type="float">
            <text:p>800031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50885500000732</text:p>
          </table:table-cell>
          <table:table-cell office:value-type="string" calcext:value-type="string">
            <text:p>22.97191199999361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340" calcext:value-type="float">
            <text:p>800034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2.93294700000843</text:p>
          </table:table-cell>
          <table:table-cell office:value-type="string" calcext:value-type="string">
            <text:p>25.21857399999862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341" calcext:value-type="float">
            <text:p>80003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9153159999987</text:p>
          </table:table-cell>
          <table:table-cell office:value-type="string" calcext:value-type="string">
            <text:p>23.66749500000151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348" calcext:value-type="float">
            <text:p>800034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47375599999214</text:p>
          </table:table-cell>
          <table:table-cell office:value-type="string" calcext:value-type="string">
            <text:p>23.57433699999819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330" calcext:value-type="float">
            <text:p>800033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02294399999664</text:p>
          </table:table-cell>
          <table:table-cell office:value-type="string" calcext:value-type="string">
            <text:p>23.36828000000969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346" calcext:value-type="float">
            <text:p>80003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6319829999993</text:p>
          </table:table-cell>
          <table:table-cell office:value-type="string" calcext:value-type="string">
            <text:p>25.687676999994437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391" calcext:value-type="float">
            <text:p>800039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21867999999085</text:p>
          </table:table-cell>
          <table:table-cell office:value-type="string" calcext:value-type="string">
            <text:p>23.85102399998868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383" calcext:value-type="float">
            <text:p>800038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4480620000104</text:p>
          </table:table-cell>
          <table:table-cell office:value-type="string" calcext:value-type="string">
            <text:p>24.289016000009724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400" calcext:value-type="float">
            <text:p>800040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71981900000537</text:p>
          </table:table-cell>
          <table:table-cell office:value-type="string" calcext:value-type="string">
            <text:p>24.51952400000300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434" calcext:value-type="float">
            <text:p>800043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94664799999737</text:p>
          </table:table-cell>
          <table:table-cell office:value-type="string" calcext:value-type="string">
            <text:p>26.35910099999455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426" calcext:value-type="float">
            <text:p>800042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435839999991</text:p>
          </table:table-cell>
          <table:table-cell office:value-type="string" calcext:value-type="string">
            <text:p>24.1564339999895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430" calcext:value-type="float">
            <text:p>800043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82819000000018</text:p>
          </table:table-cell>
          <table:table-cell office:value-type="string" calcext:value-type="string">
            <text:p>24.560956999994232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401" calcext:value-type="float">
            <text:p>800040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4490289999958</text:p>
          </table:table-cell>
          <table:table-cell office:value-type="string" calcext:value-type="string">
            <text:p>24.235981000005268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400" calcext:value-type="float">
            <text:p>800040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52831599999627</text:p>
          </table:table-cell>
          <table:table-cell office:value-type="string" calcext:value-type="string">
            <text:p>25.568023999992874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405" calcext:value-type="float">
            <text:p>80004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33747799998673</text:p>
          </table:table-cell>
          <table:table-cell office:value-type="string" calcext:value-type="string">
            <text:p>24.30930599999556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395" calcext:value-type="float">
            <text:p>800039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72173200000543</text:p>
          </table:table-cell>
          <table:table-cell office:value-type="string" calcext:value-type="string">
            <text:p>24.205171000008704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444" calcext:value-type="float">
            <text:p>800044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32049699999334</text:p>
          </table:table-cell>
          <table:table-cell office:value-type="string" calcext:value-type="string">
            <text:p>24.31398200000694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470" calcext:value-type="float">
            <text:p>80004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93.6199179999967</text:p>
          </table:table-cell>
          <table:table-cell office:value-type="string" calcext:value-type="string">
            <text:p>26.600470999997924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475" calcext:value-type="float">
            <text:p>80004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30683899999713</text:p>
          </table:table-cell>
          <table:table-cell office:value-type="string" calcext:value-type="string">
            <text:p>26.55318799999077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464" calcext:value-type="float">
            <text:p>800046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38237500000105</text:p>
          </table:table-cell>
          <table:table-cell office:value-type="string" calcext:value-type="string">
            <text:p>25.1632990000071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494" calcext:value-type="float">
            <text:p>800049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94318800000474</text:p>
          </table:table-cell>
          <table:table-cell office:value-type="string" calcext:value-type="string">
            <text:p>25.65502399999241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460" calcext:value-type="float">
            <text:p>800046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9.76761799999804</text:p>
          </table:table-cell>
          <table:table-cell office:value-type="string" calcext:value-type="string">
            <text:p>26.25994000000355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462" calcext:value-type="float">
            <text:p>800046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26325199998973</text:p>
          </table:table-cell>
          <table:table-cell office:value-type="string" calcext:value-type="string">
            <text:p>26.61288400000194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501" calcext:value-type="float">
            <text:p>800050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6237739999924</text:p>
          </table:table-cell>
          <table:table-cell office:value-type="string" calcext:value-type="string">
            <text:p>25.17896200000541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495" calcext:value-type="float">
            <text:p>800049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5.27855400000408</text:p>
          </table:table-cell>
          <table:table-cell office:value-type="string" calcext:value-type="string">
            <text:p>25.43130399999791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499" calcext:value-type="float">
            <text:p>800049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5.84179199999198</text:p>
          </table:table-cell>
          <table:table-cell office:value-type="string" calcext:value-type="string">
            <text:p>25.31455199999618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522" calcext:value-type="float">
            <text:p>80005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9741470000008</text:p>
          </table:table-cell>
          <table:table-cell office:value-type="string" calcext:value-type="string">
            <text:p>27.02406300000439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494" calcext:value-type="float">
            <text:p>800049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00382099999115</text:p>
          </table:table-cell>
          <table:table-cell office:value-type="string" calcext:value-type="string">
            <text:p>26.893301999996766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460" calcext:value-type="float">
            <text:p>800046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8729880000028</text:p>
          </table:table-cell>
          <table:table-cell office:value-type="string" calcext:value-type="string">
            <text:p>24.63214099999459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456" calcext:value-type="float">
            <text:p>800045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80493700000807</text:p>
          </table:table-cell>
          <table:table-cell office:value-type="string" calcext:value-type="string">
            <text:p>24.79011600000376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467" calcext:value-type="float">
            <text:p>800046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20242000000144</text:p>
          </table:table-cell>
          <table:table-cell office:value-type="string" calcext:value-type="string">
            <text:p>25.918359999996028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490" calcext:value-type="float">
            <text:p>800049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91502300000866</text:p>
          </table:table-cell>
          <table:table-cell office:value-type="string" calcext:value-type="string">
            <text:p>26.9749689999880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529" calcext:value-type="float">
            <text:p>800052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84952299999713</text:p>
          </table:table-cell>
          <table:table-cell office:value-type="string" calcext:value-type="string">
            <text:p>25.38621500000590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522" calcext:value-type="float">
            <text:p>80005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102292999989</text:p>
          </table:table-cell>
          <table:table-cell office:value-type="string" calcext:value-type="string">
            <text:p>25.000287000002572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511" calcext:value-type="float">
            <text:p>800051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2.31387699999323</text:p>
          </table:table-cell>
          <table:table-cell office:value-type="string" calcext:value-type="string">
            <text:p>25.357260000004317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526" calcext:value-type="float">
            <text:p>800052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4.72188400001323</text:p>
          </table:table-cell>
          <table:table-cell office:value-type="string" calcext:value-type="string">
            <text:p>27.159568000002764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36024" calcext:value-type="float">
            <text:p>36024</text:p>
          </table:table-cell>
          <table:table-cell office:value-type="float" office:value="8000528" calcext:value-type="float">
            <text:p>800052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73.978787</text:p>
          </table:table-cell>
          <table:table-cell office:value-type="string" calcext:value-type="string">
            <text:p>25.371536000006017</text:p>
          </table:table-cell>
        </table:table-row>
      </table:table>
      <table:table table:name="naive-5000obj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particles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collisions_test</text:p>
          </table:table-cell>
          <table:table-cell office:value-type="string" calcext:value-type="string">
            <text:p>collisions_count</text:p>
          </table:table-cell>
          <table:table-cell office:value-type="string" calcext:value-type="string">
            <text:p>broadphase_time</text:p>
          </table:table-cell>
          <table:table-cell office:value-type="string" calcext:value-type="string">
            <text:p>narrowphase_time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063" calcext:value-type="float">
            <text:p>124990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3.62853899999755</text:p>
          </table:table-cell>
          <table:table-cell office:value-type="string" calcext:value-type="string">
            <text:p>16.22409299999708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879" calcext:value-type="float">
            <text:p>1249887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54.66523600000073</text:p>
          </table:table-cell>
          <table:table-cell office:value-type="string" calcext:value-type="string">
            <text:p>13.995841999989352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696" calcext:value-type="float">
            <text:p>1249869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9.35658700000204</text:p>
          </table:table-cell>
          <table:table-cell office:value-type="string" calcext:value-type="string">
            <text:p>11.33597400000144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487" calcext:value-type="float">
            <text:p>124984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35.77440199999546</text:p>
          </table:table-cell>
          <table:table-cell office:value-type="string" calcext:value-type="string">
            <text:p>10.300912999999127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393" calcext:value-type="float">
            <text:p>1249839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27.0818850000069</text:p>
          </table:table-cell>
          <table:table-cell office:value-type="string" calcext:value-type="string">
            <text:p>7.61459299999114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341" calcext:value-type="float">
            <text:p>124983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24.81854100000055</text:p>
          </table:table-cell>
          <table:table-cell office:value-type="string" calcext:value-type="string">
            <text:p>7.2391580000112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307" calcext:value-type="float">
            <text:p>124983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26.5348959999974</text:p>
          </table:table-cell>
          <table:table-cell office:value-type="string" calcext:value-type="string">
            <text:p>6.989991000009468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301" calcext:value-type="float">
            <text:p>1249830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32.115484000009</text:p>
          </table:table-cell>
          <table:table-cell office:value-type="string" calcext:value-type="string">
            <text:p>6.99356499999703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284" calcext:value-type="float">
            <text:p>124982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28.3974339999986</text:p>
          </table:table-cell>
          <table:table-cell office:value-type="string" calcext:value-type="string">
            <text:p>8.45042799999646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268" calcext:value-type="float">
            <text:p>124982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39.8674420000025</text:p>
          </table:table-cell>
          <table:table-cell office:value-type="string" calcext:value-type="string">
            <text:p>6.861898000002839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311" calcext:value-type="float">
            <text:p>1249831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38.3946399999986</text:p>
          </table:table-cell>
          <table:table-cell office:value-type="string" calcext:value-type="string">
            <text:p>7.112431000001379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326" calcext:value-type="float">
            <text:p>1249832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28.0349580000038</text:p>
          </table:table-cell>
          <table:table-cell office:value-type="string" calcext:value-type="string">
            <text:p>7.361472000004142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337" calcext:value-type="float">
            <text:p>124983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51.219431000005</text:p>
          </table:table-cell>
          <table:table-cell office:value-type="string" calcext:value-type="string">
            <text:p>7.553124000012758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351" calcext:value-type="float">
            <text:p>1249835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41.50453400000697</text:p>
          </table:table-cell>
          <table:table-cell office:value-type="string" calcext:value-type="string">
            <text:p>7.681134999991627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337" calcext:value-type="float">
            <text:p>124983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0.57855600000767</text:p>
          </table:table-cell>
          <table:table-cell office:value-type="string" calcext:value-type="string">
            <text:p>7.86341399999219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341" calcext:value-type="float">
            <text:p>124983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4.59702000000107</text:p>
          </table:table-cell>
          <table:table-cell office:value-type="string" calcext:value-type="string">
            <text:p>7.68804300000192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363" calcext:value-type="float">
            <text:p>124983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3.4075249999878</text:p>
          </table:table-cell>
          <table:table-cell office:value-type="string" calcext:value-type="string">
            <text:p>7.8554250000015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391" calcext:value-type="float">
            <text:p>1249839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4.4912769999937</text:p>
          </table:table-cell>
          <table:table-cell office:value-type="string" calcext:value-type="string">
            <text:p>8.01347200000600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398" calcext:value-type="float">
            <text:p>1249839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79.90668499999447</text:p>
          </table:table-cell>
          <table:table-cell office:value-type="string" calcext:value-type="string">
            <text:p>8.13131199999770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407" calcext:value-type="float">
            <text:p>124984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9.85116800000833</text:p>
          </table:table-cell>
          <table:table-cell office:value-type="string" calcext:value-type="string">
            <text:p>8.470470999993267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406" calcext:value-type="float">
            <text:p>124984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2.30693299999984</text:p>
          </table:table-cell>
          <table:table-cell office:value-type="string" calcext:value-type="string">
            <text:p>8.21013799999491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417" calcext:value-type="float">
            <text:p>1249841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8.3515839999891</text:p>
          </table:table-cell>
          <table:table-cell office:value-type="string" calcext:value-type="string">
            <text:p>8.46656000000075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443" calcext:value-type="float">
            <text:p>1249844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2.10301099999924</text:p>
          </table:table-cell>
          <table:table-cell office:value-type="string" calcext:value-type="string">
            <text:p>8.664304000005359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458" calcext:value-type="float">
            <text:p>1249845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6.79641999999876</text:p>
          </table:table-cell>
          <table:table-cell office:value-type="string" calcext:value-type="string">
            <text:p>10.3410209999856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477" calcext:value-type="float">
            <text:p>1249847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5.55541100000846</text:p>
          </table:table-cell>
          <table:table-cell office:value-type="string" calcext:value-type="string">
            <text:p>8.882528000001912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489" calcext:value-type="float">
            <text:p>1249848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0.76541599999473</text:p>
          </table:table-cell>
          <table:table-cell office:value-type="string" calcext:value-type="string">
            <text:p>8.92781600001035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512" calcext:value-type="float">
            <text:p>1249851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0.6109149999975</text:p>
          </table:table-cell>
          <table:table-cell office:value-type="string" calcext:value-type="string">
            <text:p>9.29410900000948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518" calcext:value-type="float">
            <text:p>1249851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4.8358009999938</text:p>
          </table:table-cell>
          <table:table-cell office:value-type="string" calcext:value-type="string">
            <text:p>9.5301270000054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560" calcext:value-type="float">
            <text:p>1249856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8.2821560000011</text:p>
          </table:table-cell>
          <table:table-cell office:value-type="string" calcext:value-type="string">
            <text:p>9.870476999989478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581" calcext:value-type="float">
            <text:p>1249858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5.1495949999953</text:p>
          </table:table-cell>
          <table:table-cell office:value-type="string" calcext:value-type="string">
            <text:p>11.841159999996307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622" calcext:value-type="float">
            <text:p>124986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9.73704200000793</text:p>
          </table:table-cell>
          <table:table-cell office:value-type="string" calcext:value-type="string">
            <text:p>10.66767399999662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656" calcext:value-type="float">
            <text:p>1249865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4.6746550000098</text:p>
          </table:table-cell>
          <table:table-cell office:value-type="string" calcext:value-type="string">
            <text:p>10.76701999999932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668" calcext:value-type="float">
            <text:p>124986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48.18960099999094</text:p>
          </table:table-cell>
          <table:table-cell office:value-type="string" calcext:value-type="string">
            <text:p>10.99571000000287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698" calcext:value-type="float">
            <text:p>1249869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8.6923289999977</text:p>
          </table:table-cell>
          <table:table-cell office:value-type="string" calcext:value-type="string">
            <text:p>11.425882999988971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727" calcext:value-type="float">
            <text:p>1249872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4.80767500000366</text:p>
          </table:table-cell>
          <table:table-cell office:value-type="string" calcext:value-type="string">
            <text:p>11.633053999990807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734" calcext:value-type="float">
            <text:p>1249873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2.91791200000443</text:p>
          </table:table-cell>
          <table:table-cell office:value-type="string" calcext:value-type="string">
            <text:p>13.211061000009067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764" calcext:value-type="float">
            <text:p>1249876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15.6279499999946</text:p>
          </table:table-cell>
          <table:table-cell office:value-type="string" calcext:value-type="string">
            <text:p>13.581889000008232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775" calcext:value-type="float">
            <text:p>124987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2.6150469999993</text:p>
          </table:table-cell>
          <table:table-cell office:value-type="string" calcext:value-type="string">
            <text:p>12.055378999997629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792" calcext:value-type="float">
            <text:p>1249879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3.9569690000062</text:p>
          </table:table-cell>
          <table:table-cell office:value-type="string" calcext:value-type="string">
            <text:p>12.31617600000754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781" calcext:value-type="float">
            <text:p>1249878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9.7412250000052</text:p>
          </table:table-cell>
          <table:table-cell office:value-type="string" calcext:value-type="string">
            <text:p>12.031146000008448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810" calcext:value-type="float">
            <text:p>1249881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9.22426899999846</text:p>
          </table:table-cell>
          <table:table-cell office:value-type="string" calcext:value-type="string">
            <text:p>12.080169000008027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832" calcext:value-type="float">
            <text:p>124988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8.51039799999853</text:p>
          </table:table-cell>
          <table:table-cell office:value-type="string" calcext:value-type="string">
            <text:p>12.36927599999762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852" calcext:value-type="float">
            <text:p>1249885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5.80796000000555</text:p>
          </table:table-cell>
          <table:table-cell office:value-type="string" calcext:value-type="string">
            <text:p>12.6548290000064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898" calcext:value-type="float">
            <text:p>1249889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2.6655540000065</text:p>
          </table:table-cell>
          <table:table-cell office:value-type="string" calcext:value-type="string">
            <text:p>14.695951999994577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929" calcext:value-type="float">
            <text:p>1249892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2.6342449999938</text:p>
          </table:table-cell>
          <table:table-cell office:value-type="string" calcext:value-type="string">
            <text:p>15.219964999996591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957" calcext:value-type="float">
            <text:p>1249895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4.2351259999996</text:p>
          </table:table-cell>
          <table:table-cell office:value-type="string" calcext:value-type="string">
            <text:p>13.75330100000428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972" calcext:value-type="float">
            <text:p>1249897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1.31579199999396</text:p>
          </table:table-cell>
          <table:table-cell office:value-type="string" calcext:value-type="string">
            <text:p>13.879785999990418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980" calcext:value-type="float">
            <text:p>1249898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7.80524400000286</text:p>
          </table:table-cell>
          <table:table-cell office:value-type="string" calcext:value-type="string">
            <text:p>13.874332999999751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988" calcext:value-type="float">
            <text:p>124989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3.29379300000437</text:p>
          </table:table-cell>
          <table:table-cell office:value-type="string" calcext:value-type="string">
            <text:p>13.864598999993177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8988" calcext:value-type="float">
            <text:p>124989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37.68711499999336</text:p>
          </table:table-cell>
          <table:table-cell office:value-type="string" calcext:value-type="string">
            <text:p>14.308804999993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002" calcext:value-type="float">
            <text:p>1249900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9.68800499998906</text:p>
          </table:table-cell>
          <table:table-cell office:value-type="string" calcext:value-type="string">
            <text:p>14.363526000001002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059" calcext:value-type="float">
            <text:p>1249905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4.72969799999555</text:p>
          </table:table-cell>
          <table:table-cell office:value-type="string" calcext:value-type="string">
            <text:p>14.63378099999681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087" calcext:value-type="float">
            <text:p>124990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0.01254399999743</text:p>
          </table:table-cell>
          <table:table-cell office:value-type="string" calcext:value-type="string">
            <text:p>16.62883800000418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125" calcext:value-type="float">
            <text:p>1249912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18.49398500000825</text:p>
          </table:table-cell>
          <table:table-cell office:value-type="string" calcext:value-type="string">
            <text:p>15.42979899999045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147" calcext:value-type="float">
            <text:p>124991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4.80699399999867</text:p>
          </table:table-cell>
          <table:table-cell office:value-type="string" calcext:value-type="string">
            <text:p>15.3603200000070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171" calcext:value-type="float">
            <text:p>1249917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0.84500699999626</text:p>
          </table:table-cell>
          <table:table-cell office:value-type="string" calcext:value-type="string">
            <text:p>17.500719000003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181" calcext:value-type="float">
            <text:p>1249918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7.0668639999931</text:p>
          </table:table-cell>
          <table:table-cell office:value-type="string" calcext:value-type="string">
            <text:p>17.442028999998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182" calcext:value-type="float">
            <text:p>1249918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2.7804919999908</text:p>
          </table:table-cell>
          <table:table-cell office:value-type="string" calcext:value-type="string">
            <text:p>17.64303500000096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210" calcext:value-type="float">
            <text:p>1249921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1.6535060000024</text:p>
          </table:table-cell>
          <table:table-cell office:value-type="string" calcext:value-type="string">
            <text:p>17.9199189999926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216" calcext:value-type="float">
            <text:p>1249921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1.0562629999913</text:p>
          </table:table-cell>
          <table:table-cell office:value-type="string" calcext:value-type="string">
            <text:p>15.99794899999688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245" calcext:value-type="float">
            <text:p>1249924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70.66873200000555</text:p>
          </table:table-cell>
          <table:table-cell office:value-type="string" calcext:value-type="string">
            <text:p>16.146531999998842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270" calcext:value-type="float">
            <text:p>124992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6.49050899999565</text:p>
          </table:table-cell>
          <table:table-cell office:value-type="string" calcext:value-type="string">
            <text:p>16.6153610000037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287" calcext:value-type="float">
            <text:p>124992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7.69163699999626</text:p>
          </table:table-cell>
          <table:table-cell office:value-type="string" calcext:value-type="string">
            <text:p>17.506546999997227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317" calcext:value-type="float">
            <text:p>1249931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9.2178810000041</text:p>
          </table:table-cell>
          <table:table-cell office:value-type="string" calcext:value-type="string">
            <text:p>16.88006399999722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323" calcext:value-type="float">
            <text:p>1249932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2.39210599999933</text:p>
          </table:table-cell>
          <table:table-cell office:value-type="string" calcext:value-type="string">
            <text:p>16.78149199999461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351" calcext:value-type="float">
            <text:p>1249935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1.5788339999999</text:p>
          </table:table-cell>
          <table:table-cell office:value-type="string" calcext:value-type="string">
            <text:p>17.0822350000089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361" calcext:value-type="float">
            <text:p>1249936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3.0675190000038</text:p>
          </table:table-cell>
          <table:table-cell office:value-type="string" calcext:value-type="string">
            <text:p>17.356309000009787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360" calcext:value-type="float">
            <text:p>1249936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1.92311000000336</text:p>
          </table:table-cell>
          <table:table-cell office:value-type="string" calcext:value-type="string">
            <text:p>17.51436299999477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398" calcext:value-type="float">
            <text:p>1249939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6.59315299999435</text:p>
          </table:table-cell>
          <table:table-cell office:value-type="string" calcext:value-type="string">
            <text:p>17.539226000008057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415" calcext:value-type="float">
            <text:p>1249941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3.4268919999886</text:p>
          </table:table-cell>
          <table:table-cell office:value-type="string" calcext:value-type="string">
            <text:p>17.8435319999989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454" calcext:value-type="float">
            <text:p>124994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9.8730409999989</text:p>
          </table:table-cell>
          <table:table-cell office:value-type="string" calcext:value-type="string">
            <text:p>18.273816000000807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462" calcext:value-type="float">
            <text:p>1249946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6.9032780000125</text:p>
          </table:table-cell>
          <table:table-cell office:value-type="string" calcext:value-type="string">
            <text:p>18.12144299998181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503" calcext:value-type="float">
            <text:p>1249950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9.05004400000325</text:p>
          </table:table-cell>
          <table:table-cell office:value-type="string" calcext:value-type="string">
            <text:p>18.939133000007132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543" calcext:value-type="float">
            <text:p>1249954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2.06680999998935</text:p>
          </table:table-cell>
          <table:table-cell office:value-type="string" calcext:value-type="string">
            <text:p>19.42367200000444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551" calcext:value-type="float">
            <text:p>1249955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31.63857700000517</text:p>
          </table:table-cell>
          <table:table-cell office:value-type="string" calcext:value-type="string">
            <text:p>19.283778999990318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604" calcext:value-type="float">
            <text:p>1249960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15.7105969999975</text:p>
          </table:table-cell>
          <table:table-cell office:value-type="string" calcext:value-type="string">
            <text:p>19.79689600001438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595" calcext:value-type="float">
            <text:p>1249959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9.033064999996</text:p>
          </table:table-cell>
          <table:table-cell office:value-type="string" calcext:value-type="string">
            <text:p>19.56065199998556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619" calcext:value-type="float">
            <text:p>1249961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36.91746799999964</text:p>
          </table:table-cell>
          <table:table-cell office:value-type="string" calcext:value-type="string">
            <text:p>20.350621000019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650" calcext:value-type="float">
            <text:p>1249965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6.51353200001176</text:p>
          </table:table-cell>
          <table:table-cell office:value-type="string" calcext:value-type="string">
            <text:p>20.24225699997623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626" calcext:value-type="float">
            <text:p>1249962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5.55212500001653</text:p>
          </table:table-cell>
          <table:table-cell office:value-type="string" calcext:value-type="string">
            <text:p>20.27838199998950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625" calcext:value-type="float">
            <text:p>1249962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43.6572450000094</text:p>
          </table:table-cell>
          <table:table-cell office:value-type="string" calcext:value-type="string">
            <text:p>19.98838299998897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667" calcext:value-type="float">
            <text:p>1249966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7.2896350000228</text:p>
          </table:table-cell>
          <table:table-cell office:value-type="string" calcext:value-type="string">
            <text:p>20.33805399999255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622" calcext:value-type="float">
            <text:p>124996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4.42224200000055</text:p>
          </table:table-cell>
          <table:table-cell office:value-type="string" calcext:value-type="string">
            <text:p>19.76694600001792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613" calcext:value-type="float">
            <text:p>1249961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6.86441199999535</text:p>
          </table:table-cell>
          <table:table-cell office:value-type="string" calcext:value-type="string">
            <text:p>19.6280879999976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604" calcext:value-type="float">
            <text:p>1249960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2.50789800001075</text:p>
          </table:table-cell>
          <table:table-cell office:value-type="string" calcext:value-type="string">
            <text:p>19.82654500001808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618" calcext:value-type="float">
            <text:p>1249961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0.8724520000105</text:p>
          </table:table-cell>
          <table:table-cell office:value-type="string" calcext:value-type="string">
            <text:p>19.7524200000043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641" calcext:value-type="float">
            <text:p>124996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1.01373099998455</text:p>
          </table:table-cell>
          <table:table-cell office:value-type="string" calcext:value-type="string">
            <text:p>19.8875970000226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680" calcext:value-type="float">
            <text:p>1249968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1.078577999986</text:p>
          </table:table-cell>
          <table:table-cell office:value-type="string" calcext:value-type="string">
            <text:p>20.24359100000583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688" calcext:value-type="float">
            <text:p>124996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9.53584100000444</text:p>
          </table:table-cell>
          <table:table-cell office:value-type="string" calcext:value-type="string">
            <text:p>20.72073000000091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709" calcext:value-type="float">
            <text:p>1249970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5.09467199997744</text:p>
          </table:table-cell>
          <table:table-cell office:value-type="string" calcext:value-type="string">
            <text:p>20.8031190000183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719" calcext:value-type="float">
            <text:p>1249971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4.17512599998736</text:p>
          </table:table-cell>
          <table:table-cell office:value-type="string" calcext:value-type="string">
            <text:p>22.87632100001792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772" calcext:value-type="float">
            <text:p>1249977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1.16760899999645</text:p>
          </table:table-cell>
          <table:table-cell office:value-type="string" calcext:value-type="string">
            <text:p>23.49553700000979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731" calcext:value-type="float">
            <text:p>124997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6.3393099999812</text:p>
          </table:table-cell>
          <table:table-cell office:value-type="string" calcext:value-type="string">
            <text:p>23.05407399998512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758" calcext:value-type="float">
            <text:p>1249975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2.5053229999903</text:p>
          </table:table-cell>
          <table:table-cell office:value-type="string" calcext:value-type="string">
            <text:p>23.70781500000157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763" calcext:value-type="float">
            <text:p>124997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6.7735270000121</text:p>
          </table:table-cell>
          <table:table-cell office:value-type="string" calcext:value-type="string">
            <text:p>23.63155499999993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792" calcext:value-type="float">
            <text:p>1249979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3.80523999998695</text:p>
          </table:table-cell>
          <table:table-cell office:value-type="string" calcext:value-type="string">
            <text:p>23.33802400002605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780" calcext:value-type="float">
            <text:p>1249978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9.98481600001105</text:p>
          </table:table-cell>
          <table:table-cell office:value-type="string" calcext:value-type="string">
            <text:p>21.94716899999184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826" calcext:value-type="float">
            <text:p>1249982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4.54424699998344</text:p>
          </table:table-cell>
          <table:table-cell office:value-type="string" calcext:value-type="string">
            <text:p>22.799300000013318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845" calcext:value-type="float">
            <text:p>1249984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5.70841200000723</text:p>
          </table:table-cell>
          <table:table-cell office:value-type="string" calcext:value-type="string">
            <text:p>22.99887199999648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867" calcext:value-type="float">
            <text:p>1249986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5.7269629999937</text:p>
          </table:table-cell>
          <table:table-cell office:value-type="string" calcext:value-type="string">
            <text:p>22.5151060000062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847" calcext:value-type="float">
            <text:p>124998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1.62937099998817</text:p>
          </table:table-cell>
          <table:table-cell office:value-type="string" calcext:value-type="string">
            <text:p>22.78220499999588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852" calcext:value-type="float">
            <text:p>1249985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9.8047690000094</text:p>
          </table:table-cell>
          <table:table-cell office:value-type="string" calcext:value-type="string">
            <text:p>22.436638000013772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885" calcext:value-type="float">
            <text:p>1249988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6.4525030000077</text:p>
          </table:table-cell>
          <table:table-cell office:value-type="string" calcext:value-type="string">
            <text:p>22.54749700002139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872" calcext:value-type="float">
            <text:p>1249987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1.665055999998</text:p>
          </table:table-cell>
          <table:table-cell office:value-type="string" calcext:value-type="string">
            <text:p>22.99417300001369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904" calcext:value-type="float">
            <text:p>1249990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9.8935249999922</text:p>
          </table:table-cell>
          <table:table-cell office:value-type="string" calcext:value-type="string">
            <text:p>22.79663899997831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957" calcext:value-type="float">
            <text:p>1249995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1.33176199998707</text:p>
          </table:table-cell>
          <table:table-cell office:value-type="string" calcext:value-type="string">
            <text:p>25.27068799998960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979" calcext:value-type="float">
            <text:p>1249997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5.08347199999844</text:p>
          </table:table-cell>
          <table:table-cell office:value-type="string" calcext:value-type="string">
            <text:p>25.97819799999706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499971" calcext:value-type="float">
            <text:p>1249997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4.47551399999065</text:p>
          </table:table-cell>
          <table:table-cell office:value-type="string" calcext:value-type="string">
            <text:p>25.5335130000021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019" calcext:value-type="float">
            <text:p>1250001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3.9782300000079</text:p>
          </table:table-cell>
          <table:table-cell office:value-type="string" calcext:value-type="string">
            <text:p>26.15223400000832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021" calcext:value-type="float">
            <text:p>125000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0.9683179999993</text:p>
          </table:table-cell>
          <table:table-cell office:value-type="string" calcext:value-type="string">
            <text:p>23.98265799999353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007" calcext:value-type="float">
            <text:p>125000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7.1519499999995</text:p>
          </table:table-cell>
          <table:table-cell office:value-type="string" calcext:value-type="string">
            <text:p>24.1557949999987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021" calcext:value-type="float">
            <text:p>125000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9.01700600000913</text:p>
          </table:table-cell>
          <table:table-cell office:value-type="string" calcext:value-type="string">
            <text:p>24.18823199998587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050" calcext:value-type="float">
            <text:p>1250005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3.90371099999174</text:p>
          </table:table-cell>
          <table:table-cell office:value-type="string" calcext:value-type="string">
            <text:p>24.19168000001809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059" calcext:value-type="float">
            <text:p>1250005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0.53888700000243</text:p>
          </table:table-cell>
          <table:table-cell office:value-type="string" calcext:value-type="string">
            <text:p>24.74100000000908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105" calcext:value-type="float">
            <text:p>125001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6.08985399999074</text:p>
          </table:table-cell>
          <table:table-cell office:value-type="string" calcext:value-type="string">
            <text:p>24.88098200000240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137" calcext:value-type="float">
            <text:p>125001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7.0508989999944</text:p>
          </table:table-cell>
          <table:table-cell office:value-type="string" calcext:value-type="string">
            <text:p>26.9837330000009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173" calcext:value-type="float">
            <text:p>1250017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1.3946350000042</text:p>
          </table:table-cell>
          <table:table-cell office:value-type="string" calcext:value-type="string">
            <text:p>27.48727900002268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224" calcext:value-type="float">
            <text:p>1250022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14.1932009999873</text:p>
          </table:table-cell>
          <table:table-cell office:value-type="string" calcext:value-type="string">
            <text:p>28.025532999978168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252" calcext:value-type="float">
            <text:p>1250025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6.03010500001255</text:p>
          </table:table-cell>
          <table:table-cell office:value-type="string" calcext:value-type="string">
            <text:p>28.294555000000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250" calcext:value-type="float">
            <text:p>1250025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3.3380429999961</text:p>
          </table:table-cell>
          <table:table-cell office:value-type="string" calcext:value-type="string">
            <text:p>26.67332500001066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248" calcext:value-type="float">
            <text:p>1250024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1.46066599999904</text:p>
          </table:table-cell>
          <table:table-cell office:value-type="string" calcext:value-type="string">
            <text:p>26.77975300000980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251" calcext:value-type="float">
            <text:p>1250025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9.63545599998906</text:p>
          </table:table-cell>
          <table:table-cell office:value-type="string" calcext:value-type="string">
            <text:p>25.97493100000429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220" calcext:value-type="float">
            <text:p>1250022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1.1760409999988</text:p>
          </table:table-cell>
          <table:table-cell office:value-type="string" calcext:value-type="string">
            <text:p>26.32276399998227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229" calcext:value-type="float">
            <text:p>1250022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22.8362410000118</text:p>
          </table:table-cell>
          <table:table-cell office:value-type="string" calcext:value-type="string">
            <text:p>28.19405900000129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241" calcext:value-type="float">
            <text:p>125002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77.4038259999943</text:p>
          </table:table-cell>
          <table:table-cell office:value-type="string" calcext:value-type="string">
            <text:p>28.57012399999075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273" calcext:value-type="float">
            <text:p>1250027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5.20575200000894</text:p>
          </table:table-cell>
          <table:table-cell office:value-type="string" calcext:value-type="string">
            <text:p>28.32295199998771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310" calcext:value-type="float">
            <text:p>1250031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5.06254699997953</text:p>
          </table:table-cell>
          <table:table-cell office:value-type="string" calcext:value-type="string">
            <text:p>26.9750800000038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318" calcext:value-type="float">
            <text:p>1250031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2.28931700001704</text:p>
          </table:table-cell>
          <table:table-cell office:value-type="string" calcext:value-type="string">
            <text:p>27.1675129999930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310" calcext:value-type="float">
            <text:p>1250031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0.75694999998086</text:p>
          </table:table-cell>
          <table:table-cell office:value-type="string" calcext:value-type="string">
            <text:p>26.87802599999122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290" calcext:value-type="float">
            <text:p>1250029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78.46739599999273</text:p>
          </table:table-cell>
          <table:table-cell office:value-type="string" calcext:value-type="string">
            <text:p>26.81814699998358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308" calcext:value-type="float">
            <text:p>1250030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78.93913599997177</text:p>
          </table:table-cell>
          <table:table-cell office:value-type="string" calcext:value-type="string">
            <text:p>28.6853310000151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315" calcext:value-type="float">
            <text:p>1250031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7.2172459999856</text:p>
          </table:table-cell>
          <table:table-cell office:value-type="string" calcext:value-type="string">
            <text:p>28.50104599999031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337" calcext:value-type="float">
            <text:p>125003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2.07039899998927</text:p>
          </table:table-cell>
          <table:table-cell office:value-type="string" calcext:value-type="string">
            <text:p>28.61910800001351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370" calcext:value-type="float">
            <text:p>125003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37.94149100000504</text:p>
          </table:table-cell>
          <table:table-cell office:value-type="string" calcext:value-type="string">
            <text:p>27.209717999998247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320" calcext:value-type="float">
            <text:p>1250032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13.8665040000051</text:p>
          </table:table-cell>
          <table:table-cell office:value-type="string" calcext:value-type="string">
            <text:p>27.0651189999771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354" calcext:value-type="float">
            <text:p>125003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79.4894530000165</text:p>
          </table:table-cell>
          <table:table-cell office:value-type="string" calcext:value-type="string">
            <text:p>27.18635999999242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389" calcext:value-type="float">
            <text:p>1250038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0.43609599999036</text:p>
          </table:table-cell>
          <table:table-cell office:value-type="string" calcext:value-type="string">
            <text:p>29.66865899998811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368" calcext:value-type="float">
            <text:p>125003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0.5956930000102</text:p>
          </table:table-cell>
          <table:table-cell office:value-type="string" calcext:value-type="string">
            <text:p>29.3716000000131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407" calcext:value-type="float">
            <text:p>125004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1.58198300001095</text:p>
          </table:table-cell>
          <table:table-cell office:value-type="string" calcext:value-type="string">
            <text:p>29.71375299998908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405" calcext:value-type="float">
            <text:p>125004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1.5166409999947</text:p>
          </table:table-cell>
          <table:table-cell office:value-type="string" calcext:value-type="string">
            <text:p>27.71745800002827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445" calcext:value-type="float">
            <text:p>1250044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7.85928199999034</text:p>
          </table:table-cell>
          <table:table-cell office:value-type="string" calcext:value-type="string">
            <text:p>28.17092599999159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470" calcext:value-type="float">
            <text:p>125004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0.5382389999868</text:p>
          </table:table-cell>
          <table:table-cell office:value-type="string" calcext:value-type="string">
            <text:p>28.164037000009557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527" calcext:value-type="float">
            <text:p>1250052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7.80615899999975</text:p>
          </table:table-cell>
          <table:table-cell office:value-type="string" calcext:value-type="string">
            <text:p>30.643402999994578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523" calcext:value-type="float">
            <text:p>1250052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1.8247390000033</text:p>
          </table:table-cell>
          <table:table-cell office:value-type="string" calcext:value-type="string">
            <text:p>31.04605699999956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517" calcext:value-type="float">
            <text:p>1250051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8.50182000000495</text:p>
          </table:table-cell>
          <table:table-cell office:value-type="string" calcext:value-type="string">
            <text:p>28.79727700000512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541" calcext:value-type="float">
            <text:p>125005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8.8511639999924</text:p>
          </table:table-cell>
          <table:table-cell office:value-type="string" calcext:value-type="string">
            <text:p>29.03225899999961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542" calcext:value-type="float">
            <text:p>125005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36.20527200002107</text:p>
          </table:table-cell>
          <table:table-cell office:value-type="string" calcext:value-type="string">
            <text:p>29.2914909999817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547" calcext:value-type="float">
            <text:p>125005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6.7401779999782</text:p>
          </table:table-cell>
          <table:table-cell office:value-type="string" calcext:value-type="string">
            <text:p>31.2715800000005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586" calcext:value-type="float">
            <text:p>125005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2.7255899999873</text:p>
          </table:table-cell>
          <table:table-cell office:value-type="string" calcext:value-type="string">
            <text:p>32.12300299998605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650" calcext:value-type="float">
            <text:p>1250065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5.4312520000094</text:p>
          </table:table-cell>
          <table:table-cell office:value-type="string" calcext:value-type="string">
            <text:p>31.3486310000007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636" calcext:value-type="float">
            <text:p>1250063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4.6034740000032</text:p>
          </table:table-cell>
          <table:table-cell office:value-type="string" calcext:value-type="string">
            <text:p>29.99330000000191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645" calcext:value-type="float">
            <text:p>1250064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2.8482699999877</text:p>
          </table:table-cell>
          <table:table-cell office:value-type="string" calcext:value-type="string">
            <text:p>30.43208800000138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627" calcext:value-type="float">
            <text:p>1250062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9.78315900001326</text:p>
          </table:table-cell>
          <table:table-cell office:value-type="string" calcext:value-type="string">
            <text:p>32.3730380000197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645" calcext:value-type="float">
            <text:p>1250064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8.50846000001184</text:p>
          </table:table-cell>
          <table:table-cell office:value-type="string" calcext:value-type="string">
            <text:p>32.05050799998571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631" calcext:value-type="float">
            <text:p>125006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18.15316899999743</text:p>
          </table:table-cell>
          <table:table-cell office:value-type="string" calcext:value-type="string">
            <text:p>30.108589999988908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559" calcext:value-type="float">
            <text:p>1250055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1.6264969999902</text:p>
          </table:table-cell>
          <table:table-cell office:value-type="string" calcext:value-type="string">
            <text:p>29.15138899997691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568" calcext:value-type="float">
            <text:p>125005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1.42719400001806</text:p>
          </table:table-cell>
          <table:table-cell office:value-type="string" calcext:value-type="string">
            <text:p>28.99519499999587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624" calcext:value-type="float">
            <text:p>1250062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8.4059070000076</text:p>
          </table:table-cell>
          <table:table-cell office:value-type="string" calcext:value-type="string">
            <text:p>32.08400600001914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610" calcext:value-type="float">
            <text:p>1250061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3.41897899998</text:p>
          </table:table-cell>
          <table:table-cell office:value-type="string" calcext:value-type="string">
            <text:p>53.40313799999421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568" calcext:value-type="float">
            <text:p>125005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8.7798880000191</text:p>
          </table:table-cell>
          <table:table-cell office:value-type="string" calcext:value-type="string">
            <text:p>29.76955500000622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625" calcext:value-type="float">
            <text:p>1250062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1.09802999999374</text:p>
          </table:table-cell>
          <table:table-cell office:value-type="string" calcext:value-type="string">
            <text:p>30.6286689999979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695" calcext:value-type="float">
            <text:p>1250069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12.2367099999974</text:p>
          </table:table-cell>
          <table:table-cell office:value-type="string" calcext:value-type="string">
            <text:p>31.04467500001192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737" calcext:value-type="float">
            <text:p>125007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0.89280800000415</text:p>
          </table:table-cell>
          <table:table-cell office:value-type="string" calcext:value-type="string">
            <text:p>33.09064599999692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801" calcext:value-type="float">
            <text:p>1250080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4.90203500000644</text:p>
          </table:table-cell>
          <table:table-cell office:value-type="string" calcext:value-type="string">
            <text:p>34.10474400001112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874" calcext:value-type="float">
            <text:p>125008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6.9738589999906</text:p>
          </table:table-cell>
          <table:table-cell office:value-type="string" calcext:value-type="string">
            <text:p>31.82794300001114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937" calcext:value-type="float">
            <text:p>125009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3.81099800000084</text:p>
          </table:table-cell>
          <table:table-cell office:value-type="string" calcext:value-type="string">
            <text:p>33.0783620000002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974" calcext:value-type="float">
            <text:p>125009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0.47378700002446</text:p>
          </table:table-cell>
          <table:table-cell office:value-type="string" calcext:value-type="string">
            <text:p>34.8691709999984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954" calcext:value-type="float">
            <text:p>125009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9.0684879999899</text:p>
          </table:table-cell>
          <table:table-cell office:value-type="string" calcext:value-type="string">
            <text:p>45.4780559999926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987" calcext:value-type="float">
            <text:p>125009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5.32573399998364</text:p>
          </table:table-cell>
          <table:table-cell office:value-type="string" calcext:value-type="string">
            <text:p>33.0726250000007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930" calcext:value-type="float">
            <text:p>1250093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3.77684299999964</text:p>
          </table:table-cell>
          <table:table-cell office:value-type="string" calcext:value-type="string">
            <text:p>32.62472500000149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917" calcext:value-type="float">
            <text:p>1250091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1.3344569999899</text:p>
          </table:table-cell>
          <table:table-cell office:value-type="string" calcext:value-type="string">
            <text:p>33.97874600000796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868" calcext:value-type="float">
            <text:p>125008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3.6387340000074</text:p>
          </table:table-cell>
          <table:table-cell office:value-type="string" calcext:value-type="string">
            <text:p>33.9589919999998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911" calcext:value-type="float">
            <text:p>1250091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2.9538719999837</text:p>
          </table:table-cell>
          <table:table-cell office:value-type="string" calcext:value-type="string">
            <text:p>32.0232850000029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844" calcext:value-type="float">
            <text:p>1250084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0.4417090000061</text:p>
          </table:table-cell>
          <table:table-cell office:value-type="string" calcext:value-type="string">
            <text:p>31.96282799998880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827" calcext:value-type="float">
            <text:p>1250082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0.26715900001</text:p>
          </table:table-cell>
          <table:table-cell office:value-type="string" calcext:value-type="string">
            <text:p>33.6507380000257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911" calcext:value-type="float">
            <text:p>1250091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97.65483899999526</text:p>
          </table:table-cell>
          <table:table-cell office:value-type="string" calcext:value-type="string">
            <text:p>34.091012999997474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881" calcext:value-type="float">
            <text:p>1250088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5.32167299999855</text:p>
          </table:table-cell>
          <table:table-cell office:value-type="string" calcext:value-type="string">
            <text:p>32.284118999989005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915" calcext:value-type="float">
            <text:p>1250091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3.7244730000093</text:p>
          </table:table-cell>
          <table:table-cell office:value-type="string" calcext:value-type="string">
            <text:p>32.67281000001822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947" calcext:value-type="float">
            <text:p>125009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02.6723049999855</text:p>
          </table:table-cell>
          <table:table-cell office:value-type="string" calcext:value-type="string">
            <text:p>34.91074799999478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44846" calcext:value-type="float">
            <text:p>44846</text:p>
          </table:table-cell>
          <table:table-cell office:value-type="float" office:value="12500996" calcext:value-type="float">
            <text:p>1250099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83.0716390000016</text:p>
          </table:table-cell>
          <table:table-cell office:value-type="string" calcext:value-type="string">
            <text:p>34.80971700002556</text:p>
          </table:table-cell>
        </table:table-row>
      </table:table>
      <table:table table:name="grid-1000obj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particles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collisions_test</text:p>
          </table:table-cell>
          <table:table-cell office:value-type="string" calcext:value-type="string">
            <text:p>collisions_count</text:p>
          </table:table-cell>
          <table:table-cell office:value-type="string" calcext:value-type="string">
            <text:p>broadphase_time</text:p>
          </table:table-cell>
          <table:table-cell office:value-type="string" calcext:value-type="string">
            <text:p>narrowphase_time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2.3852840000763535</text:p>
          </table:table-cell>
          <table:table-cell office:value-type="string" calcext:value-type="string">
            <text:p>3.261607000022195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9323620001086965</text:p>
          </table:table-cell>
          <table:table-cell office:value-type="string" calcext:value-type="string">
            <text:p>2.650585000053979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318610000424087</text:p>
          </table:table-cell>
          <table:table-cell office:value-type="string" calcext:value-type="string">
            <text:p>2.1813219999894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624339999165386</text:p>
          </table:table-cell>
          <table:table-cell office:value-type="string" calcext:value-type="string">
            <text:p>1.73885099997278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319200000260025</text:p>
          </table:table-cell>
          <table:table-cell office:value-type="string" calcext:value-type="string">
            <text:p>1.5355810000328347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985520000569522</text:p>
          </table:table-cell>
          <table:table-cell office:value-type="string" calcext:value-type="string">
            <text:p>1.4194929999066517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102309999754652</text:p>
          </table:table-cell>
          <table:table-cell office:value-type="string" calcext:value-type="string">
            <text:p>1.454642000026069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39127999986522</text:p>
          </table:table-cell>
          <table:table-cell office:value-type="string" calcext:value-type="string">
            <text:p>1.528466999996453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949380000354722</text:p>
          </table:table-cell>
          <table:table-cell office:value-type="string" calcext:value-type="string">
            <text:p>1.4488110000966117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115775000071153</text:p>
          </table:table-cell>
          <table:table-cell office:value-type="string" calcext:value-type="string">
            <text:p>1.4791100000729784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394889999413863</text:p>
          </table:table-cell>
          <table:table-cell office:value-type="string" calcext:value-type="string">
            <text:p>1.528988000005483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287080000387505</text:p>
          </table:table-cell>
          <table:table-cell office:value-type="string" calcext:value-type="string">
            <text:p>1.624607000034302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790169999934733</text:p>
          </table:table-cell>
          <table:table-cell office:value-type="string" calcext:value-type="string">
            <text:p>1.68878299999050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55871000001207</text:p>
          </table:table-cell>
          <table:table-cell office:value-type="string" calcext:value-type="string">
            <text:p>1.66861400008201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452000000048429</text:p>
          </table:table-cell>
          <table:table-cell office:value-type="string" calcext:value-type="string">
            <text:p>1.6186549999983981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543650000356138</text:p>
          </table:table-cell>
          <table:table-cell office:value-type="string" calcext:value-type="string">
            <text:p>1.6552170000504702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605400000466034</text:p>
          </table:table-cell>
          <table:table-cell office:value-type="string" calcext:value-type="string">
            <text:p>1.6009700000286102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36473000026308</text:p>
          </table:table-cell>
          <table:table-cell office:value-type="string" calcext:value-type="string">
            <text:p>1.6358490000711754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84157000016421</text:p>
          </table:table-cell>
          <table:table-cell office:value-type="string" calcext:value-type="string">
            <text:p>1.644907000008970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41673000040464</text:p>
          </table:table-cell>
          <table:table-cell office:value-type="string" calcext:value-type="string">
            <text:p>1.573817000025883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198799999896437</text:p>
          </table:table-cell>
          <table:table-cell office:value-type="string" calcext:value-type="string">
            <text:p>1.54847599996719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398800000082701</text:p>
          </table:table-cell>
          <table:table-cell office:value-type="string" calcext:value-type="string">
            <text:p>1.5350109999999404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368639999767765</text:p>
          </table:table-cell>
          <table:table-cell office:value-type="string" calcext:value-type="string">
            <text:p>1.555531000019982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677249999251217</text:p>
          </table:table-cell>
          <table:table-cell office:value-type="string" calcext:value-type="string">
            <text:p>1.517756999935954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313629999989644</text:p>
          </table:table-cell>
          <table:table-cell office:value-type="string" calcext:value-type="string">
            <text:p>1.546984000015072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450699999462813</text:p>
          </table:table-cell>
          <table:table-cell office:value-type="string" calcext:value-type="string">
            <text:p>1.5480270000407472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390080000041053</text:p>
          </table:table-cell>
          <table:table-cell office:value-type="string" calcext:value-type="string">
            <text:p>1.721217000042088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51782999956049</text:p>
          </table:table-cell>
          <table:table-cell office:value-type="string" calcext:value-type="string">
            <text:p>1.784290999989025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9891439999919385</text:p>
          </table:table-cell>
          <table:table-cell office:value-type="string" calcext:value-type="string">
            <text:p>2.58422499999869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2.039814000017941</text:p>
          </table:table-cell>
          <table:table-cell office:value-type="string" calcext:value-type="string">
            <text:p>1.9034049999900162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2.8860080000013113</text:p>
          </table:table-cell>
          <table:table-cell office:value-type="string" calcext:value-type="string">
            <text:p>2.442015000036917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8365139999659732</text:p>
          </table:table-cell>
          <table:table-cell office:value-type="string" calcext:value-type="string">
            <text:p>2.054071999969892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32585999998264</text:p>
          </table:table-cell>
          <table:table-cell office:value-type="string" calcext:value-type="string">
            <text:p>1.692589999991469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09737000032328</text:p>
          </table:table-cell>
          <table:table-cell office:value-type="string" calcext:value-type="string">
            <text:p>1.691728999954648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73416000069119</text:p>
          </table:table-cell>
          <table:table-cell office:value-type="string" calcext:value-type="string">
            <text:p>1.6246469999896362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538169999606907</text:p>
          </table:table-cell>
          <table:table-cell office:value-type="string" calcext:value-type="string">
            <text:p>1.64739100006409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68876999965869</text:p>
          </table:table-cell>
          <table:table-cell office:value-type="string" calcext:value-type="string">
            <text:p>1.6861179999541491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552099999738857</text:p>
          </table:table-cell>
          <table:table-cell office:value-type="string" calcext:value-type="string">
            <text:p>1.766214999952353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561920000007376</text:p>
          </table:table-cell>
          <table:table-cell office:value-type="string" calcext:value-type="string">
            <text:p>1.8172260000137612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73094999953173</text:p>
          </table:table-cell>
          <table:table-cell office:value-type="string" calcext:value-type="string">
            <text:p>1.90665200003422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870419999817386</text:p>
          </table:table-cell>
          <table:table-cell office:value-type="string" calcext:value-type="string">
            <text:p>2.0886999999638647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801390000386164</text:p>
          </table:table-cell>
          <table:table-cell office:value-type="string" calcext:value-type="string">
            <text:p>1.964556000079028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84237000043504</text:p>
          </table:table-cell>
          <table:table-cell office:value-type="string" calcext:value-type="string">
            <text:p>2.00685900007374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199070000555366</text:p>
          </table:table-cell>
          <table:table-cell office:value-type="string" calcext:value-type="string">
            <text:p>3.0807019999483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674739999929443</text:p>
          </table:table-cell>
          <table:table-cell office:value-type="string" calcext:value-type="string">
            <text:p>2.0199349999893457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800590000115335</text:p>
          </table:table-cell>
          <table:table-cell office:value-type="string" calcext:value-type="string">
            <text:p>2.099841000046581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262120000086725</text:p>
          </table:table-cell>
          <table:table-cell office:value-type="string" calcext:value-type="string">
            <text:p>2.00853200000710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655599999707192</text:p>
          </table:table-cell>
          <table:table-cell office:value-type="string" calcext:value-type="string">
            <text:p>2.087386999977752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269950000336394</text:p>
          </table:table-cell>
          <table:table-cell office:value-type="string" calcext:value-type="string">
            <text:p>2.0937999999150634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299399999901652</text:p>
          </table:table-cell>
          <table:table-cell office:value-type="string" calcext:value-type="string">
            <text:p>2.076346000074409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515730001032352</text:p>
          </table:table-cell>
          <table:table-cell office:value-type="string" calcext:value-type="string">
            <text:p>2.1932159999851137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287680000299588</text:p>
          </table:table-cell>
          <table:table-cell office:value-type="string" calcext:value-type="string">
            <text:p>2.34056599996984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481860000407323</text:p>
          </table:table-cell>
          <table:table-cell office:value-type="string" calcext:value-type="string">
            <text:p>2.448248000000603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675310000544414</text:p>
          </table:table-cell>
          <table:table-cell office:value-type="string" calcext:value-type="string">
            <text:p>2.42079300002660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670429999707267</text:p>
          </table:table-cell>
          <table:table-cell office:value-type="string" calcext:value-type="string">
            <text:p>2.58347299997694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774500000290573</text:p>
          </table:table-cell>
          <table:table-cell office:value-type="string" calcext:value-type="string">
            <text:p>2.5770910000428557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70409999997355</text:p>
          </table:table-cell>
          <table:table-cell office:value-type="string" calcext:value-type="string">
            <text:p>2.595536999986507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671129999216646</text:p>
          </table:table-cell>
          <table:table-cell office:value-type="string" calcext:value-type="string">
            <text:p>2.56672000000253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52915000077337</text:p>
          </table:table-cell>
          <table:table-cell office:value-type="string" calcext:value-type="string">
            <text:p>2.574545999988913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770420000888407</text:p>
          </table:table-cell>
          <table:table-cell office:value-type="string" calcext:value-type="string">
            <text:p>2.633551999926567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5329360000323504</text:p>
          </table:table-cell>
          <table:table-cell office:value-type="string" calcext:value-type="string">
            <text:p>2.728338000015355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865820000879467</text:p>
          </table:table-cell>
          <table:table-cell office:value-type="string" calcext:value-type="string">
            <text:p>2.625576000078581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947279999498278</text:p>
          </table:table-cell>
          <table:table-cell office:value-type="string" calcext:value-type="string">
            <text:p>2.698659999994561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57795000099577</text:p>
          </table:table-cell>
          <table:table-cell office:value-type="string" calcext:value-type="string">
            <text:p>2.726936000050045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989159999415278</text:p>
          </table:table-cell>
          <table:table-cell office:value-type="string" calcext:value-type="string">
            <text:p>2.76218499999959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518899999326095</text:p>
          </table:table-cell>
          <table:table-cell office:value-type="string" calcext:value-type="string">
            <text:p>2.713559999945573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26647000014782</text:p>
          </table:table-cell>
          <table:table-cell office:value-type="string" calcext:value-type="string">
            <text:p>2.937901000026613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691679999697953</text:p>
          </table:table-cell>
          <table:table-cell office:value-type="string" calcext:value-type="string">
            <text:p>2.797094000037759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188249999657273</text:p>
          </table:table-cell>
          <table:table-cell office:value-type="string" calcext:value-type="string">
            <text:p>2.878915000008419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090660000452772</text:p>
          </table:table-cell>
          <table:table-cell office:value-type="string" calcext:value-type="string">
            <text:p>2.894205000018701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715319999260828</text:p>
          </table:table-cell>
          <table:table-cell office:value-type="string" calcext:value-type="string">
            <text:p>2.938412000075914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867920000571758</text:p>
          </table:table-cell>
          <table:table-cell office:value-type="string" calcext:value-type="string">
            <text:p>2.944453999982215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632360000861809</text:p>
          </table:table-cell>
          <table:table-cell office:value-type="string" calcext:value-type="string">
            <text:p>2.978922000038437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696789999026805</text:p>
          </table:table-cell>
          <table:table-cell office:value-type="string" calcext:value-type="string">
            <text:p>3.183544999919831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970620000269264</text:p>
          </table:table-cell>
          <table:table-cell office:value-type="string" calcext:value-type="string">
            <text:p>3.099409000016749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298" calcext:value-type="float">
            <text:p>129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915720000164583</text:p>
          </table:table-cell>
          <table:table-cell office:value-type="string" calcext:value-type="string">
            <text:p>3.098867999971844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932649999856949</text:p>
          </table:table-cell>
          <table:table-cell office:value-type="string" calcext:value-type="string">
            <text:p>3.159938000026159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921530000166968</text:p>
          </table:table-cell>
          <table:table-cell office:value-type="string" calcext:value-type="string">
            <text:p>3.172724000061862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162399999564514</text:p>
          </table:table-cell>
          <table:table-cell office:value-type="string" calcext:value-type="string">
            <text:p>4.13705100002698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915020000655204</text:p>
          </table:table-cell>
          <table:table-cell office:value-type="string" calcext:value-type="string">
            <text:p>3.1354799999389797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115870000096038</text:p>
          </table:table-cell>
          <table:table-cell office:value-type="string" calcext:value-type="string">
            <text:p>3.40163400000892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846679999493062</text:p>
          </table:table-cell>
          <table:table-cell office:value-type="string" calcext:value-type="string">
            <text:p>3.179867999977432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316" calcext:value-type="float">
            <text:p>131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085040000732988</text:p>
          </table:table-cell>
          <table:table-cell office:value-type="string" calcext:value-type="string">
            <text:p>3.08722499990835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922030000481755</text:p>
          </table:table-cell>
          <table:table-cell office:value-type="string" calcext:value-type="string">
            <text:p>3.818163000047207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798689999617636</text:p>
          </table:table-cell>
          <table:table-cell office:value-type="string" calcext:value-type="string">
            <text:p>2.97017500002402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365200000116602</text:p>
          </table:table-cell>
          <table:table-cell office:value-type="string" calcext:value-type="string">
            <text:p>3.013328999979421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055590000003576</text:p>
          </table:table-cell>
          <table:table-cell office:value-type="string" calcext:value-type="string">
            <text:p>3.01604499993845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98084000009112</text:p>
          </table:table-cell>
          <table:table-cell office:value-type="string" calcext:value-type="string">
            <text:p>3.049069999950006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351" calcext:value-type="float">
            <text:p>135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1853429999900982</text:p>
          </table:table-cell>
          <table:table-cell office:value-type="string" calcext:value-type="string">
            <text:p>3.021837000036612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87893999950029</text:p>
          </table:table-cell>
          <table:table-cell office:value-type="string" calcext:value-type="string">
            <text:p>3.043729999917559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974430000176653</text:p>
          </table:table-cell>
          <table:table-cell office:value-type="string" calcext:value-type="string">
            <text:p>3.164336999994702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294960000785068</text:p>
          </table:table-cell>
          <table:table-cell office:value-type="string" calcext:value-type="string">
            <text:p>3.247520000091754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227930000284687</text:p>
          </table:table-cell>
          <table:table-cell office:value-type="string" calcext:value-type="string">
            <text:p>3.293200999964028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41469999984838</text:p>
          </table:table-cell>
          <table:table-cell office:value-type="string" calcext:value-type="string">
            <text:p>3.294312000041827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844579999800771</text:p>
          </table:table-cell>
          <table:table-cell office:value-type="string" calcext:value-type="string">
            <text:p>3.404669999959878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479190000565723</text:p>
          </table:table-cell>
          <table:table-cell office:value-type="string" calcext:value-type="string">
            <text:p>4.00589299993589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311800000956282</text:p>
          </table:table-cell>
          <table:table-cell office:value-type="string" calcext:value-type="string">
            <text:p>3.1928429999388754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094760000240058</text:p>
          </table:table-cell>
          <table:table-cell office:value-type="string" calcext:value-type="string">
            <text:p>3.2135240000206977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212699999567121</text:p>
          </table:table-cell>
          <table:table-cell office:value-type="string" calcext:value-type="string">
            <text:p>3.24211999995168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067509999964386</text:p>
          </table:table-cell>
          <table:table-cell office:value-type="string" calcext:value-type="string">
            <text:p>3.2990520000457764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049680000403896</text:p>
          </table:table-cell>
          <table:table-cell office:value-type="string" calcext:value-type="string">
            <text:p>4.46525699994526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149780000094324</text:p>
          </table:table-cell>
          <table:table-cell office:value-type="string" calcext:value-type="string">
            <text:p>3.470088999951258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433930000755936</text:p>
          </table:table-cell>
          <table:table-cell office:value-type="string" calcext:value-type="string">
            <text:p>3.48754299990832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188760000048205</text:p>
          </table:table-cell>
          <table:table-cell office:value-type="string" calcext:value-type="string">
            <text:p>3.5310390000231564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116510000545532</text:p>
          </table:table-cell>
          <table:table-cell office:value-type="string" calcext:value-type="string">
            <text:p>3.457243000040762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2305909999413416</text:p>
          </table:table-cell>
          <table:table-cell office:value-type="string" calcext:value-type="string">
            <text:p>3.577769999974407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358579999767244</text:p>
          </table:table-cell>
          <table:table-cell office:value-type="string" calcext:value-type="string">
            <text:p>3.6390210000099614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1419599999208</text:p>
          </table:table-cell>
          <table:table-cell office:value-type="string" calcext:value-type="string">
            <text:p>3.58326099999249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947649999754503</text:p>
          </table:table-cell>
          <table:table-cell office:value-type="string" calcext:value-type="string">
            <text:p>3.801310000009834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618000000715256</text:p>
          </table:table-cell>
          <table:table-cell office:value-type="string" calcext:value-type="string">
            <text:p>3.995923999929800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807870000600815</text:p>
          </table:table-cell>
          <table:table-cell office:value-type="string" calcext:value-type="string">
            <text:p>4.000682999962009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35367999970913</text:p>
          </table:table-cell>
          <table:table-cell office:value-type="string" calcext:value-type="string">
            <text:p>3.989109999965876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326629999792203</text:p>
          </table:table-cell>
          <table:table-cell office:value-type="string" calcext:value-type="string">
            <text:p>5.120456999982707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01869000052102</text:p>
          </table:table-cell>
          <table:table-cell office:value-type="string" calcext:value-type="string">
            <text:p>4.241668000002392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293259999481961</text:p>
          </table:table-cell>
          <table:table-cell office:value-type="string" calcext:value-type="string">
            <text:p>4.224443000042811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579230000032112</text:p>
          </table:table-cell>
          <table:table-cell office:value-type="string" calcext:value-type="string">
            <text:p>4.241016000043601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619" calcext:value-type="float">
            <text:p>161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18601999990642</text:p>
          </table:table-cell>
          <table:table-cell office:value-type="string" calcext:value-type="string">
            <text:p>4.24314999999478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04264000011608</text:p>
          </table:table-cell>
          <table:table-cell office:value-type="string" calcext:value-type="string">
            <text:p>4.09407700004521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586430000141263</text:p>
          </table:table-cell>
          <table:table-cell office:value-type="string" calcext:value-type="string">
            <text:p>4.00063300004694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605579999275506</text:p>
          </table:table-cell>
          <table:table-cell office:value-type="string" calcext:value-type="string">
            <text:p>4.999498999910429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47431999980472</text:p>
          </table:table-cell>
          <table:table-cell office:value-type="string" calcext:value-type="string">
            <text:p>3.85317300003953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552370000397786</text:p>
          </table:table-cell>
          <table:table-cell office:value-type="string" calcext:value-type="string">
            <text:p>3.815850000013597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581230000127107</text:p>
          </table:table-cell>
          <table:table-cell office:value-type="string" calcext:value-type="string">
            <text:p>4.06732400006149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483029999770224</text:p>
          </table:table-cell>
          <table:table-cell office:value-type="string" calcext:value-type="string">
            <text:p>4.025461999932304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483030000934377</text:p>
          </table:table-cell>
          <table:table-cell office:value-type="string" calcext:value-type="string">
            <text:p>4.02265599998645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88221999979578</text:p>
          </table:table-cell>
          <table:table-cell office:value-type="string" calcext:value-type="string">
            <text:p>4.00534200004767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728920000139624</text:p>
          </table:table-cell>
          <table:table-cell office:value-type="string" calcext:value-type="string">
            <text:p>3.970442999969236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47431999980472</text:p>
          </table:table-cell>
          <table:table-cell office:value-type="string" calcext:value-type="string">
            <text:p>4.095059000072069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481829999946058</text:p>
          </table:table-cell>
          <table:table-cell office:value-type="string" calcext:value-type="string">
            <text:p>4.113454999984242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50717999972403</text:p>
          </table:table-cell>
          <table:table-cell office:value-type="string" calcext:value-type="string">
            <text:p>4.074999999953434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51208999985829</text:p>
          </table:table-cell>
          <table:table-cell office:value-type="string" calcext:value-type="string">
            <text:p>3.979782000067644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55286999954842</text:p>
          </table:table-cell>
          <table:table-cell office:value-type="string" calcext:value-type="string">
            <text:p>4.09074100002180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412989999633282</text:p>
          </table:table-cell>
          <table:table-cell office:value-type="string" calcext:value-type="string">
            <text:p>4.18658900004811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22563000023365</text:p>
          </table:table-cell>
          <table:table-cell office:value-type="string" calcext:value-type="string">
            <text:p>4.191188000026159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313299999572337</text:p>
          </table:table-cell>
          <table:table-cell office:value-type="string" calcext:value-type="string">
            <text:p>4.256076000048779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45147000043653</text:p>
          </table:table-cell>
          <table:table-cell office:value-type="string" calcext:value-type="string">
            <text:p>4.346844000043347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453679999802262</text:p>
          </table:table-cell>
          <table:table-cell office:value-type="string" calcext:value-type="string">
            <text:p>4.506387999979779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671810000669211</text:p>
          </table:table-cell>
          <table:table-cell office:value-type="string" calcext:value-type="string">
            <text:p>4.4470509999664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716799999820068</text:p>
          </table:table-cell>
          <table:table-cell office:value-type="string" calcext:value-type="string">
            <text:p>4.496088000014424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99474999983795</text:p>
          </table:table-cell>
          <table:table-cell office:value-type="string" calcext:value-type="string">
            <text:p>4.456590000074357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768489999929443</text:p>
          </table:table-cell>
          <table:table-cell office:value-type="string" calcext:value-type="string">
            <text:p>5.45736999996006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876910000108182</text:p>
          </table:table-cell>
          <table:table-cell office:value-type="string" calcext:value-type="string">
            <text:p>4.42741300002671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657179999863729</text:p>
          </table:table-cell>
          <table:table-cell office:value-type="string" calcext:value-type="string">
            <text:p>4.4627430000109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021289999363944</text:p>
          </table:table-cell>
          <table:table-cell office:value-type="string" calcext:value-type="string">
            <text:p>4.549301999970339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779820000054315</text:p>
          </table:table-cell>
          <table:table-cell office:value-type="string" calcext:value-type="string">
            <text:p>4.62470099993515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99394000065513</text:p>
          </table:table-cell>
          <table:table-cell office:value-type="string" calcext:value-type="string">
            <text:p>4.858290000003762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096640000352636</text:p>
          </table:table-cell>
          <table:table-cell office:value-type="string" calcext:value-type="string">
            <text:p>4.840013999957591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370679999701679</text:p>
          </table:table-cell>
          <table:table-cell office:value-type="string" calcext:value-type="string">
            <text:p>5.91259600000921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072689999593422</text:p>
          </table:table-cell>
          <table:table-cell office:value-type="string" calcext:value-type="string">
            <text:p>5.11322200007271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859870000742376</text:p>
          </table:table-cell>
          <table:table-cell office:value-type="string" calcext:value-type="string">
            <text:p>5.023696999996901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840939999790862</text:p>
          </table:table-cell>
          <table:table-cell office:value-type="string" calcext:value-type="string">
            <text:p>5.08654000004753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8782069999724627</text:p>
          </table:table-cell>
          <table:table-cell office:value-type="string" calcext:value-type="string">
            <text:p>5.13425500004086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6488050000043586</text:p>
          </table:table-cell>
          <table:table-cell office:value-type="string" calcext:value-type="string">
            <text:p>5.21495400008279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771269999910146</text:p>
          </table:table-cell>
          <table:table-cell office:value-type="string" calcext:value-type="string">
            <text:p>5.497921000001952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374290000414476</text:p>
          </table:table-cell>
          <table:table-cell office:value-type="string" calcext:value-type="string">
            <text:p>5.136628999956883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072089999681339</text:p>
          </table:table-cell>
          <table:table-cell office:value-type="string" calcext:value-type="string">
            <text:p>5.02150299993809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264070000499487</text:p>
          </table:table-cell>
          <table:table-cell office:value-type="string" calcext:value-type="string">
            <text:p>6.01372500008437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855669999029487</text:p>
          </table:table-cell>
          <table:table-cell office:value-type="string" calcext:value-type="string">
            <text:p>5.19884199998341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985230000689626</text:p>
          </table:table-cell>
          <table:table-cell office:value-type="string" calcext:value-type="string">
            <text:p>5.1254269999917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315770000685006</text:p>
          </table:table-cell>
          <table:table-cell office:value-type="string" calcext:value-type="string">
            <text:p>5.14571700000669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438510000472888</text:p>
          </table:table-cell>
          <table:table-cell office:value-type="string" calcext:value-type="string">
            <text:p>5.28038199990987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978310000384226</text:p>
          </table:table-cell>
          <table:table-cell office:value-type="string" calcext:value-type="string">
            <text:p>5.359347999910824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114080000435933</text:p>
          </table:table-cell>
          <table:table-cell office:value-type="string" calcext:value-type="string">
            <text:p>5.351462000049651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225289999740198</text:p>
          </table:table-cell>
          <table:table-cell office:value-type="string" calcext:value-type="string">
            <text:p>5.460617000004277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625590000068769</text:p>
          </table:table-cell>
          <table:table-cell office:value-type="string" calcext:value-type="string">
            <text:p>5.52668699994683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2068" calcext:value-type="float">
            <text:p>20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247170000104234</text:p>
          </table:table-cell>
          <table:table-cell office:value-type="string" calcext:value-type="string">
            <text:p>5.403925000107847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2070" calcext:value-type="float">
            <text:p>20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142630000133067</text:p>
          </table:table-cell>
          <table:table-cell office:value-type="string" calcext:value-type="string">
            <text:p>5.458612999995239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2080" calcext:value-type="float">
            <text:p>208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273400000529364</text:p>
          </table:table-cell>
          <table:table-cell office:value-type="string" calcext:value-type="string">
            <text:p>6.48869999998714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943139999173582</text:p>
          </table:table-cell>
          <table:table-cell office:value-type="string" calcext:value-type="string">
            <text:p>5.636974000022747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2082" calcext:value-type="float">
            <text:p>208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001050000078976</text:p>
          </table:table-cell>
          <table:table-cell office:value-type="string" calcext:value-type="string">
            <text:p>5.38013899989891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2113" calcext:value-type="float">
            <text:p>211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044849999481812</text:p>
          </table:table-cell>
          <table:table-cell office:value-type="string" calcext:value-type="string">
            <text:p>5.51797000004444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2111" calcext:value-type="float">
            <text:p>211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14593999972567</text:p>
          </table:table-cell>
          <table:table-cell office:value-type="string" calcext:value-type="string">
            <text:p>5.536697000032291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217580000404269</text:p>
          </table:table-cell>
          <table:table-cell office:value-type="string" calcext:value-type="string">
            <text:p>5.806678000022657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396239999914542</text:p>
          </table:table-cell>
          <table:table-cell office:value-type="string" calcext:value-type="string">
            <text:p>5.688134000054561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2186" calcext:value-type="float">
            <text:p>21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505849999841303</text:p>
          </table:table-cell>
          <table:table-cell office:value-type="string" calcext:value-type="string">
            <text:p>5.7782929999521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2190" calcext:value-type="float">
            <text:p>219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410660000285134</text:p>
          </table:table-cell>
          <table:table-cell office:value-type="string" calcext:value-type="string">
            <text:p>5.736189999966882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2205" calcext:value-type="float">
            <text:p>22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3377119998913258</text:p>
          </table:table-cell>
          <table:table-cell office:value-type="string" calcext:value-type="string">
            <text:p>5.97628199995961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229000000050291</text:p>
          </table:table-cell>
          <table:table-cell office:value-type="string" calcext:value-type="string">
            <text:p>5.8979879999533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2205" calcext:value-type="float">
            <text:p>22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266479999059811</text:p>
          </table:table-cell>
          <table:table-cell office:value-type="string" calcext:value-type="string">
            <text:p>7.032450000056997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958" calcext:value-type="float">
            <text:p>8958</text:p>
          </table:table-cell>
          <table:table-cell office:value-type="float" office:value="2228" calcext:value-type="float">
            <text:p>222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.4348640000680462</text:p>
          </table:table-cell>
          <table:table-cell office:value-type="string" calcext:value-type="string">
            <text:p>6.031279999995604</text:p>
          </table:table-cell>
        </table:table-row>
      </table:table>
      <table:table table:name="grid-2000obj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particles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collisions_test</text:p>
          </table:table-cell>
          <table:table-cell office:value-type="string" calcext:value-type="string">
            <text:p>collisions_count</text:p>
          </table:table-cell>
          <table:table-cell office:value-type="string" calcext:value-type="string">
            <text:p>broadphase_time</text:p>
          </table:table-cell>
          <table:table-cell office:value-type="string" calcext:value-type="string">
            <text:p>narrowphase_time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461" calcext:value-type="float">
            <text:p>1546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752889999886975</text:p>
          </table:table-cell>
          <table:table-cell office:value-type="string" calcext:value-type="string">
            <text:p>6.334466999978758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279" calcext:value-type="float">
            <text:p>1527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482619999907911</text:p>
          </table:table-cell>
          <table:table-cell office:value-type="string" calcext:value-type="string">
            <text:p>5.483482000068761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188" calcext:value-type="float">
            <text:p>151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641788000008091</text:p>
          </table:table-cell>
          <table:table-cell office:value-type="string" calcext:value-type="string">
            <text:p>4.365691999904811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180" calcext:value-type="float">
            <text:p>1518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91323999990709</text:p>
          </table:table-cell>
          <table:table-cell office:value-type="string" calcext:value-type="string">
            <text:p>3.571078000008128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147" calcext:value-type="float">
            <text:p>151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284748999984004</text:p>
          </table:table-cell>
          <table:table-cell office:value-type="string" calcext:value-type="string">
            <text:p>3.155749999918043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021" calcext:value-type="float">
            <text:p>150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369529999326915</text:p>
          </table:table-cell>
          <table:table-cell office:value-type="string" calcext:value-type="string">
            <text:p>2.820931999944150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4993" calcext:value-type="float">
            <text:p>1499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3860100004822</text:p>
          </table:table-cell>
          <table:table-cell office:value-type="string" calcext:value-type="string">
            <text:p>2.952780999941751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121" calcext:value-type="float">
            <text:p>151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451359999948181</text:p>
          </table:table-cell>
          <table:table-cell office:value-type="string" calcext:value-type="string">
            <text:p>3.1060229999711737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007" calcext:value-type="float">
            <text:p>150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91174000012688</text:p>
          </table:table-cell>
          <table:table-cell office:value-type="string" calcext:value-type="string">
            <text:p>3.081234000041149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083" calcext:value-type="float">
            <text:p>1508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89270000066608</text:p>
          </table:table-cell>
          <table:table-cell office:value-type="string" calcext:value-type="string">
            <text:p>3.212983999983407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4990" calcext:value-type="float">
            <text:p>1499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454340000404045</text:p>
          </table:table-cell>
          <table:table-cell office:value-type="string" calcext:value-type="string">
            <text:p>3.361196000012569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027" calcext:value-type="float">
            <text:p>1502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30034000007436</text:p>
          </table:table-cell>
          <table:table-cell office:value-type="string" calcext:value-type="string">
            <text:p>5.562899000011384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4970" calcext:value-type="float">
            <text:p>149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75442999904044</text:p>
          </table:table-cell>
          <table:table-cell office:value-type="string" calcext:value-type="string">
            <text:p>3.37334900000132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018" calcext:value-type="float">
            <text:p>1501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91344000026584</text:p>
          </table:table-cell>
          <table:table-cell office:value-type="string" calcext:value-type="string">
            <text:p>3.468677000026218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098" calcext:value-type="float">
            <text:p>1509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39970000088215</text:p>
          </table:table-cell>
          <table:table-cell office:value-type="string" calcext:value-type="string">
            <text:p>3.4055030000163242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230" calcext:value-type="float">
            <text:p>1523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04950900003314</text:p>
          </table:table-cell>
          <table:table-cell office:value-type="string" calcext:value-type="string">
            <text:p>3.425822999910451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267" calcext:value-type="float">
            <text:p>1526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362930000294</text:p>
          </table:table-cell>
          <table:table-cell office:value-type="string" calcext:value-type="string">
            <text:p>3.2884830000111833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318" calcext:value-type="float">
            <text:p>1531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70510000037029</text:p>
          </table:table-cell>
          <table:table-cell office:value-type="string" calcext:value-type="string">
            <text:p>3.349702999927103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197" calcext:value-type="float">
            <text:p>1519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26133000082336</text:p>
          </table:table-cell>
          <table:table-cell office:value-type="string" calcext:value-type="string">
            <text:p>3.428828999982215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273" calcext:value-type="float">
            <text:p>1527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81320999935269</text:p>
          </table:table-cell>
          <table:table-cell office:value-type="string" calcext:value-type="string">
            <text:p>3.469549000030383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178" calcext:value-type="float">
            <text:p>1517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28457999974489</text:p>
          </table:table-cell>
          <table:table-cell office:value-type="string" calcext:value-type="string">
            <text:p>5.544262000010349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184" calcext:value-type="float">
            <text:p>151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12064999947324</text:p>
          </table:table-cell>
          <table:table-cell office:value-type="string" calcext:value-type="string">
            <text:p>3.467635000008158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173" calcext:value-type="float">
            <text:p>1517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06805000058375</text:p>
          </table:table-cell>
          <table:table-cell office:value-type="string" calcext:value-type="string">
            <text:p>3.489728000015020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131" calcext:value-type="float">
            <text:p>151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43987999949604</text:p>
          </table:table-cell>
          <table:table-cell office:value-type="string" calcext:value-type="string">
            <text:p>3.5931819999823347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114" calcext:value-type="float">
            <text:p>1511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981264000060037</text:p>
          </table:table-cell>
          <table:table-cell office:value-type="string" calcext:value-type="string">
            <text:p>3.54987700004130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234" calcext:value-type="float">
            <text:p>1523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85904000047594</text:p>
          </table:table-cell>
          <table:table-cell office:value-type="string" calcext:value-type="string">
            <text:p>3.573633000021800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299" calcext:value-type="float">
            <text:p>1529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729626999935135</text:p>
          </table:table-cell>
          <table:table-cell office:value-type="string" calcext:value-type="string">
            <text:p>3.84851399995386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336" calcext:value-type="float">
            <text:p>1533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333409999730065</text:p>
          </table:table-cell>
          <table:table-cell office:value-type="string" calcext:value-type="string">
            <text:p>4.026554999989457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431" calcext:value-type="float">
            <text:p>154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465075999964029</text:p>
          </table:table-cell>
          <table:table-cell office:value-type="string" calcext:value-type="string">
            <text:p>3.772936000023037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344" calcext:value-type="float">
            <text:p>1534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27946999925189</text:p>
          </table:table-cell>
          <table:table-cell office:value-type="string" calcext:value-type="string">
            <text:p>5.628157999948598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561" calcext:value-type="float">
            <text:p>1556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62745999987237</text:p>
          </table:table-cell>
          <table:table-cell office:value-type="string" calcext:value-type="string">
            <text:p>3.9033330000238493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608" calcext:value-type="float">
            <text:p>1560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470627999980934</text:p>
          </table:table-cell>
          <table:table-cell office:value-type="string" calcext:value-type="string">
            <text:p>4.005794999888167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682" calcext:value-type="float">
            <text:p>1568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95208999980241</text:p>
          </table:table-cell>
          <table:table-cell office:value-type="string" calcext:value-type="string">
            <text:p>4.027127000037581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668" calcext:value-type="float">
            <text:p>156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86736000096425</text:p>
          </table:table-cell>
          <table:table-cell office:value-type="string" calcext:value-type="string">
            <text:p>3.9907050000038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613" calcext:value-type="float">
            <text:p>1561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506950000999495</text:p>
          </table:table-cell>
          <table:table-cell office:value-type="string" calcext:value-type="string">
            <text:p>4.064409999991767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604" calcext:value-type="float">
            <text:p>1560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71141999959946</text:p>
          </table:table-cell>
          <table:table-cell office:value-type="string" calcext:value-type="string">
            <text:p>4.064350000000559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565" calcext:value-type="float">
            <text:p>1556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46794000011869</text:p>
          </table:table-cell>
          <table:table-cell office:value-type="string" calcext:value-type="string">
            <text:p>4.242741000023670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664" calcext:value-type="float">
            <text:p>1566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4025739999488</text:p>
          </table:table-cell>
          <table:table-cell office:value-type="string" calcext:value-type="string">
            <text:p>4.371405000099912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660" calcext:value-type="float">
            <text:p>1566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0239890000084415</text:p>
          </table:table-cell>
          <table:table-cell office:value-type="string" calcext:value-type="string">
            <text:p>4.487733000074513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855" calcext:value-type="float">
            <text:p>1585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4751069999765605</text:p>
          </table:table-cell>
          <table:table-cell office:value-type="string" calcext:value-type="string">
            <text:p>4.602680000010878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854" calcext:value-type="float">
            <text:p>158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47635899996385</text:p>
          </table:table-cell>
          <table:table-cell office:value-type="string" calcext:value-type="string">
            <text:p>4.789105999981984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123" calcext:value-type="float">
            <text:p>1612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479806000017561</text:p>
          </table:table-cell>
          <table:table-cell office:value-type="string" calcext:value-type="string">
            <text:p>4.762623999966308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190" calcext:value-type="float">
            <text:p>1619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28961999923922</text:p>
          </table:table-cell>
          <table:table-cell office:value-type="string" calcext:value-type="string">
            <text:p>4.75803499994799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875" calcext:value-type="float">
            <text:p>158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032726000063121</text:p>
          </table:table-cell>
          <table:table-cell office:value-type="string" calcext:value-type="string">
            <text:p>4.976515000103973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040" calcext:value-type="float">
            <text:p>1604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455208000028506</text:p>
          </table:table-cell>
          <table:table-cell office:value-type="string" calcext:value-type="string">
            <text:p>5.04826599999796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995" calcext:value-type="float">
            <text:p>1599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456030000001192</text:p>
          </table:table-cell>
          <table:table-cell office:value-type="string" calcext:value-type="string">
            <text:p>5.057423999998718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5934" calcext:value-type="float">
            <text:p>1593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45325000071898</text:p>
          </table:table-cell>
          <table:table-cell office:value-type="string" calcext:value-type="string">
            <text:p>5.07370700000319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195" calcext:value-type="float">
            <text:p>1619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492720999987796</text:p>
          </table:table-cell>
          <table:table-cell office:value-type="string" calcext:value-type="string">
            <text:p>5.197921000071801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132" calcext:value-type="float">
            <text:p>161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5151700002607</text:p>
          </table:table-cell>
          <table:table-cell office:value-type="string" calcext:value-type="string">
            <text:p>5.32513200002722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205" calcext:value-type="float">
            <text:p>162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39240000047721</text:p>
          </table:table-cell>
          <table:table-cell office:value-type="string" calcext:value-type="string">
            <text:p>5.313359000021592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363" calcext:value-type="float">
            <text:p>163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66416000016034</text:p>
          </table:table-cell>
          <table:table-cell office:value-type="string" calcext:value-type="string">
            <text:p>5.33016200002748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332" calcext:value-type="float">
            <text:p>163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727344000013545</text:p>
          </table:table-cell>
          <table:table-cell office:value-type="string" calcext:value-type="string">
            <text:p>5.266085999901406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465" calcext:value-type="float">
            <text:p>1646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178963000071235</text:p>
          </table:table-cell>
          <table:table-cell office:value-type="string" calcext:value-type="string">
            <text:p>5.402664999943227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302" calcext:value-type="float">
            <text:p>1630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10827000020072</text:p>
          </table:table-cell>
          <table:table-cell office:value-type="string" calcext:value-type="string">
            <text:p>5.319090000004508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191" calcext:value-type="float">
            <text:p>1619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492952000000514</text:p>
          </table:table-cell>
          <table:table-cell office:value-type="string" calcext:value-type="string">
            <text:p>7.0273929999675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352" calcext:value-type="float">
            <text:p>1635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7068140000337735</text:p>
          </table:table-cell>
          <table:table-cell office:value-type="string" calcext:value-type="string">
            <text:p>5.41336600005161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432" calcext:value-type="float">
            <text:p>164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97257999936119</text:p>
          </table:table-cell>
          <table:table-cell office:value-type="string" calcext:value-type="string">
            <text:p>5.409278000006452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442" calcext:value-type="float">
            <text:p>164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541489999508485</text:p>
          </table:table-cell>
          <table:table-cell office:value-type="string" calcext:value-type="string">
            <text:p>5.52868300001137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350" calcext:value-type="float">
            <text:p>1635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179420000640675</text:p>
          </table:table-cell>
          <table:table-cell office:value-type="string" calcext:value-type="string">
            <text:p>5.50706999993417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348" calcext:value-type="float">
            <text:p>1634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105330000049435</text:p>
          </table:table-cell>
          <table:table-cell office:value-type="string" calcext:value-type="string">
            <text:p>5.788104000035673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432" calcext:value-type="float">
            <text:p>164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635809999657795</text:p>
          </table:table-cell>
          <table:table-cell office:value-type="string" calcext:value-type="string">
            <text:p>5.887749999994412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441" calcext:value-type="float">
            <text:p>164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13249000045471</text:p>
          </table:table-cell>
          <table:table-cell office:value-type="string" calcext:value-type="string">
            <text:p>6.465086000040173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421" calcext:value-type="float">
            <text:p>164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67900000023656</text:p>
          </table:table-cell>
          <table:table-cell office:value-type="string" calcext:value-type="string">
            <text:p>6.257196999969892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663" calcext:value-type="float">
            <text:p>166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42195999971591</text:p>
          </table:table-cell>
          <table:table-cell office:value-type="string" calcext:value-type="string">
            <text:p>6.211156000033952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582" calcext:value-type="float">
            <text:p>1658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2337899999693</text:p>
          </table:table-cell>
          <table:table-cell office:value-type="string" calcext:value-type="string">
            <text:p>6.396490999963134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677" calcext:value-type="float">
            <text:p>1667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58421999984421</text:p>
          </table:table-cell>
          <table:table-cell office:value-type="string" calcext:value-type="string">
            <text:p>6.175005000084639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765" calcext:value-type="float">
            <text:p>1676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70171000063419</text:p>
          </table:table-cell>
          <table:table-cell office:value-type="string" calcext:value-type="string">
            <text:p>6.279860999900848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656" calcext:value-type="float">
            <text:p>1665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11506000044756</text:p>
          </table:table-cell>
          <table:table-cell office:value-type="string" calcext:value-type="string">
            <text:p>6.01479899999685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721" calcext:value-type="float">
            <text:p>167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91954000038095</text:p>
          </table:table-cell>
          <table:table-cell office:value-type="string" calcext:value-type="string">
            <text:p>6.032053999952041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750" calcext:value-type="float">
            <text:p>1675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139709999552</text:p>
          </table:table-cell>
          <table:table-cell office:value-type="string" calcext:value-type="string">
            <text:p>5.973958999966271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798" calcext:value-type="float">
            <text:p>1679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50362999993376</text:p>
          </table:table-cell>
          <table:table-cell office:value-type="string" calcext:value-type="string">
            <text:p>6.11741199996322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819" calcext:value-type="float">
            <text:p>1681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997124999994412</text:p>
          </table:table-cell>
          <table:table-cell office:value-type="string" calcext:value-type="string">
            <text:p>8.071187000023201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952" calcext:value-type="float">
            <text:p>1695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34500999934971</text:p>
          </table:table-cell>
          <table:table-cell office:value-type="string" calcext:value-type="string">
            <text:p>6.30820700002368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894" calcext:value-type="float">
            <text:p>1689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5666399996262</text:p>
          </table:table-cell>
          <table:table-cell office:value-type="string" calcext:value-type="string">
            <text:p>6.59915000002365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6904" calcext:value-type="float">
            <text:p>1690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06926999986172</text:p>
          </table:table-cell>
          <table:table-cell office:value-type="string" calcext:value-type="string">
            <text:p>6.690991999930702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047" calcext:value-type="float">
            <text:p>170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9613300007768</text:p>
          </table:table-cell>
          <table:table-cell office:value-type="string" calcext:value-type="string">
            <text:p>6.795377000002190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177" calcext:value-type="float">
            <text:p>1717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210656000068411</text:p>
          </table:table-cell>
          <table:table-cell office:value-type="string" calcext:value-type="string">
            <text:p>6.930351999937557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295" calcext:value-type="float">
            <text:p>1729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466576999984682</text:p>
          </table:table-cell>
          <table:table-cell office:value-type="string" calcext:value-type="string">
            <text:p>7.03315499995369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413" calcext:value-type="float">
            <text:p>1741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202240000013262</text:p>
          </table:table-cell>
          <table:table-cell office:value-type="string" calcext:value-type="string">
            <text:p>6.908649999997579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275" calcext:value-type="float">
            <text:p>172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239401999977417</text:p>
          </table:table-cell>
          <table:table-cell office:value-type="string" calcext:value-type="string">
            <text:p>7.164583999896422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261" calcext:value-type="float">
            <text:p>1726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259913000045344</text:p>
          </table:table-cell>
          <table:table-cell office:value-type="string" calcext:value-type="string">
            <text:p>7.145216000033542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311" calcext:value-type="float">
            <text:p>1731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23442300001625</text:p>
          </table:table-cell>
          <table:table-cell office:value-type="string" calcext:value-type="string">
            <text:p>7.29147399996873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364" calcext:value-type="float">
            <text:p>1736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223661000025459</text:p>
          </table:table-cell>
          <table:table-cell office:value-type="string" calcext:value-type="string">
            <text:p>7.344548000022769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486" calcext:value-type="float">
            <text:p>174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049998999922536</text:p>
          </table:table-cell>
          <table:table-cell office:value-type="string" calcext:value-type="string">
            <text:p>7.51122600003145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328" calcext:value-type="float">
            <text:p>1732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216606999980286</text:p>
          </table:table-cell>
          <table:table-cell office:value-type="string" calcext:value-type="string">
            <text:p>9.59207200002856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550" calcext:value-type="float">
            <text:p>1755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4710500005167</text:p>
          </table:table-cell>
          <table:table-cell office:value-type="string" calcext:value-type="string">
            <text:p>7.842088000033982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482" calcext:value-type="float">
            <text:p>1748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26477300003171</text:p>
          </table:table-cell>
          <table:table-cell office:value-type="string" calcext:value-type="string">
            <text:p>7.90845799993258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581" calcext:value-type="float">
            <text:p>1758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15982999978587</text:p>
          </table:table-cell>
          <table:table-cell office:value-type="string" calcext:value-type="string">
            <text:p>7.886034000082873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772" calcext:value-type="float">
            <text:p>1777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21113999933004</text:p>
          </table:table-cell>
          <table:table-cell office:value-type="string" calcext:value-type="string">
            <text:p>7.766718999948353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630" calcext:value-type="float">
            <text:p>1763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246606000000611</text:p>
          </table:table-cell>
          <table:table-cell office:value-type="string" calcext:value-type="string">
            <text:p>7.981482000090182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720" calcext:value-type="float">
            <text:p>1772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157281000050716</text:p>
          </table:table-cell>
          <table:table-cell office:value-type="string" calcext:value-type="string">
            <text:p>7.7204280000878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596" calcext:value-type="float">
            <text:p>1759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214272999903187</text:p>
          </table:table-cell>
          <table:table-cell office:value-type="string" calcext:value-type="string">
            <text:p>9.591280999942683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577" calcext:value-type="float">
            <text:p>1757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249040999915451</text:p>
          </table:table-cell>
          <table:table-cell office:value-type="string" calcext:value-type="string">
            <text:p>7.688033999991603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706" calcext:value-type="float">
            <text:p>177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13934000045992</text:p>
          </table:table-cell>
          <table:table-cell office:value-type="string" calcext:value-type="string">
            <text:p>7.921264000004157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588" calcext:value-type="float">
            <text:p>175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256346000009216</text:p>
          </table:table-cell>
          <table:table-cell office:value-type="string" calcext:value-type="string">
            <text:p>7.864582000067458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794" calcext:value-type="float">
            <text:p>1779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46283999970183</text:p>
          </table:table-cell>
          <table:table-cell office:value-type="string" calcext:value-type="string">
            <text:p>7.948667999939062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761" calcext:value-type="float">
            <text:p>1776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24851999990642</text:p>
          </table:table-cell>
          <table:table-cell office:value-type="string" calcext:value-type="string">
            <text:p>8.152169000008143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875" calcext:value-type="float">
            <text:p>178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263762000016868</text:p>
          </table:table-cell>
          <table:table-cell office:value-type="string" calcext:value-type="string">
            <text:p>8.06873499997891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793" calcext:value-type="float">
            <text:p>1779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284522000001743</text:p>
          </table:table-cell>
          <table:table-cell office:value-type="string" calcext:value-type="string">
            <text:p>10.560029000043869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883" calcext:value-type="float">
            <text:p>1788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15842999960296</text:p>
          </table:table-cell>
          <table:table-cell office:value-type="string" calcext:value-type="string">
            <text:p>8.349456999916583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7983" calcext:value-type="float">
            <text:p>1798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51683999993838</text:p>
          </table:table-cell>
          <table:table-cell office:value-type="string" calcext:value-type="string">
            <text:p>8.60966000007465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002" calcext:value-type="float">
            <text:p>1800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808509999653324</text:p>
          </table:table-cell>
          <table:table-cell office:value-type="string" calcext:value-type="string">
            <text:p>8.521616999991238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114" calcext:value-type="float">
            <text:p>1811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819940000539646</text:p>
          </table:table-cell>
          <table:table-cell office:value-type="string" calcext:value-type="string">
            <text:p>8.569850999978371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158" calcext:value-type="float">
            <text:p>1815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90461000031792</text:p>
          </table:table-cell>
          <table:table-cell office:value-type="string" calcext:value-type="string">
            <text:p>8.642354000010528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012" calcext:value-type="float">
            <text:p>1801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30523000098765</text:p>
          </table:table-cell>
          <table:table-cell office:value-type="string" calcext:value-type="string">
            <text:p>8.51197700004559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181" calcext:value-type="float">
            <text:p>1818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262809000094421</text:p>
          </table:table-cell>
          <table:table-cell office:value-type="string" calcext:value-type="string">
            <text:p>8.66759299999103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145" calcext:value-type="float">
            <text:p>1814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21564999991097</text:p>
          </table:table-cell>
          <table:table-cell office:value-type="string" calcext:value-type="string">
            <text:p>10.278003999963403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051" calcext:value-type="float">
            <text:p>1805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10503000044264</text:p>
          </table:table-cell>
          <table:table-cell office:value-type="string" calcext:value-type="string">
            <text:p>8.634649000014178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122" calcext:value-type="float">
            <text:p>181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54871000046842</text:p>
          </table:table-cell>
          <table:table-cell office:value-type="string" calcext:value-type="string">
            <text:p>8.2879959999118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418" calcext:value-type="float">
            <text:p>1841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4296480000484735</text:p>
          </table:table-cell>
          <table:table-cell office:value-type="string" calcext:value-type="string">
            <text:p>8.602975999936461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394" calcext:value-type="float">
            <text:p>1839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413836000021547</text:p>
          </table:table-cell>
          <table:table-cell office:value-type="string" calcext:value-type="string">
            <text:p>8.670249000075273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291" calcext:value-type="float">
            <text:p>1829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055670000147074</text:p>
          </table:table-cell>
          <table:table-cell office:value-type="string" calcext:value-type="string">
            <text:p>9.70650899992324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338" calcext:value-type="float">
            <text:p>1833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68260000087321</text:p>
          </table:table-cell>
          <table:table-cell office:value-type="string" calcext:value-type="string">
            <text:p>9.007213999982923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521" calcext:value-type="float">
            <text:p>185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55192000046372</text:p>
          </table:table-cell>
          <table:table-cell office:value-type="string" calcext:value-type="string">
            <text:p>8.98081099998671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563" calcext:value-type="float">
            <text:p>185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455368999973871</text:p>
          </table:table-cell>
          <table:table-cell office:value-type="string" calcext:value-type="string">
            <text:p>10.63143099995795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435" calcext:value-type="float">
            <text:p>1843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405380999902263</text:p>
          </table:table-cell>
          <table:table-cell office:value-type="string" calcext:value-type="string">
            <text:p>10.85298699990380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437" calcext:value-type="float">
            <text:p>184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431402000016533</text:p>
          </table:table-cell>
          <table:table-cell office:value-type="string" calcext:value-type="string">
            <text:p>8.78843199997209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237" calcext:value-type="float">
            <text:p>182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4516199992504</text:p>
          </table:table-cell>
          <table:table-cell office:value-type="string" calcext:value-type="string">
            <text:p>8.668996999971569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191" calcext:value-type="float">
            <text:p>1819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63928999984637</text:p>
          </table:table-cell>
          <table:table-cell office:value-type="string" calcext:value-type="string">
            <text:p>8.582366999937221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260" calcext:value-type="float">
            <text:p>1826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86013000039384</text:p>
          </table:table-cell>
          <table:table-cell office:value-type="string" calcext:value-type="string">
            <text:p>8.47870199999306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182" calcext:value-type="float">
            <text:p>1818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40571100008674</text:p>
          </table:table-cell>
          <table:table-cell office:value-type="string" calcext:value-type="string">
            <text:p>8.293879000004381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37377000018023</text:p>
          </table:table-cell>
          <table:table-cell office:value-type="string" calcext:value-type="string">
            <text:p>8.37429700000211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121" calcext:value-type="float">
            <text:p>181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0099599994719</text:p>
          </table:table-cell>
          <table:table-cell office:value-type="string" calcext:value-type="string">
            <text:p>10.556572999921627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301" calcext:value-type="float">
            <text:p>1830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40182399994228</text:p>
          </table:table-cell>
          <table:table-cell office:value-type="string" calcext:value-type="string">
            <text:p>8.54891100001987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421" calcext:value-type="float">
            <text:p>184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476961000007577</text:p>
          </table:table-cell>
          <table:table-cell office:value-type="string" calcext:value-type="string">
            <text:p>8.36736399994697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433" calcext:value-type="float">
            <text:p>1843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42084099992644</text:p>
          </table:table-cell>
          <table:table-cell office:value-type="string" calcext:value-type="string">
            <text:p>8.540675000054762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487" calcext:value-type="float">
            <text:p>184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467843999969773</text:p>
          </table:table-cell>
          <table:table-cell office:value-type="string" calcext:value-type="string">
            <text:p>8.89992199989501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549" calcext:value-type="float">
            <text:p>1854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4692359999753535</text:p>
          </table:table-cell>
          <table:table-cell office:value-type="string" calcext:value-type="string">
            <text:p>9.0528740000445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561" calcext:value-type="float">
            <text:p>1856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496289000031538</text:p>
          </table:table-cell>
          <table:table-cell office:value-type="string" calcext:value-type="string">
            <text:p>8.88335999997798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546" calcext:value-type="float">
            <text:p>185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41499000042677</text:p>
          </table:table-cell>
          <table:table-cell office:value-type="string" calcext:value-type="string">
            <text:p>8.8967359999660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573" calcext:value-type="float">
            <text:p>1857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8974669999443</text:p>
          </table:table-cell>
          <table:table-cell office:value-type="string" calcext:value-type="string">
            <text:p>9.09316200006287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717" calcext:value-type="float">
            <text:p>1871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480178000056185</text:p>
          </table:table-cell>
          <table:table-cell office:value-type="string" calcext:value-type="string">
            <text:p>11.340977999963798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944" calcext:value-type="float">
            <text:p>1894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86247000028379</text:p>
          </table:table-cell>
          <table:table-cell office:value-type="string" calcext:value-type="string">
            <text:p>9.407211999990977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852" calcext:value-type="float">
            <text:p>1885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743326999945566</text:p>
          </table:table-cell>
          <table:table-cell office:value-type="string" calcext:value-type="string">
            <text:p>9.368656000006013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8992" calcext:value-type="float">
            <text:p>1899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92149999924004</text:p>
          </table:table-cell>
          <table:table-cell office:value-type="string" calcext:value-type="string">
            <text:p>9.52002399996854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169" calcext:value-type="float">
            <text:p>191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98452000063844</text:p>
          </table:table-cell>
          <table:table-cell office:value-type="string" calcext:value-type="string">
            <text:p>9.72055899992119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023" calcext:value-type="float">
            <text:p>1902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6386399990879</text:p>
          </table:table-cell>
          <table:table-cell office:value-type="string" calcext:value-type="string">
            <text:p>9.599981999956071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112" calcext:value-type="float">
            <text:p>1911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83973000058904</text:p>
          </table:table-cell>
          <table:table-cell office:value-type="string" calcext:value-type="string">
            <text:p>9.764674999983981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074" calcext:value-type="float">
            <text:p>190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66227999981493</text:p>
          </table:table-cell>
          <table:table-cell office:value-type="string" calcext:value-type="string">
            <text:p>10.029977000085637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097" calcext:value-type="float">
            <text:p>1909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228422999964096</text:p>
          </table:table-cell>
          <table:table-cell office:value-type="string" calcext:value-type="string">
            <text:p>10.23518199997488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088" calcext:value-type="float">
            <text:p>190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42291999910958</text:p>
          </table:table-cell>
          <table:table-cell office:value-type="string" calcext:value-type="string">
            <text:p>11.90358699997887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108" calcext:value-type="float">
            <text:p>1910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36650000023656</text:p>
          </table:table-cell>
          <table:table-cell office:value-type="string" calcext:value-type="string">
            <text:p>11.95417700009420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156" calcext:value-type="float">
            <text:p>1915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03655000007711</text:p>
          </table:table-cell>
          <table:table-cell office:value-type="string" calcext:value-type="string">
            <text:p>10.058985999901779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137" calcext:value-type="float">
            <text:p>191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605676000006497</text:p>
          </table:table-cell>
          <table:table-cell office:value-type="string" calcext:value-type="string">
            <text:p>10.14879200002178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136" calcext:value-type="float">
            <text:p>1913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04016000078991</text:p>
          </table:table-cell>
          <table:table-cell office:value-type="string" calcext:value-type="string">
            <text:p>10.14910300006158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191" calcext:value-type="float">
            <text:p>1919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56639000074938</text:p>
          </table:table-cell>
          <table:table-cell office:value-type="string" calcext:value-type="string">
            <text:p>10.11163900000974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253" calcext:value-type="float">
            <text:p>1925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45076999929734</text:p>
          </table:table-cell>
          <table:table-cell office:value-type="string" calcext:value-type="string">
            <text:p>9.896634999895468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263" calcext:value-type="float">
            <text:p>192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53474000073038</text:p>
          </table:table-cell>
          <table:table-cell office:value-type="string" calcext:value-type="string">
            <text:p>9.83678800007328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278" calcext:value-type="float">
            <text:p>1927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609513000003062</text:p>
          </table:table-cell>
          <table:table-cell office:value-type="string" calcext:value-type="string">
            <text:p>9.737603000015952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394" calcext:value-type="float">
            <text:p>1939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45928000006825</text:p>
          </table:table-cell>
          <table:table-cell office:value-type="string" calcext:value-type="string">
            <text:p>9.904350999975577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465" calcext:value-type="float">
            <text:p>1946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898350000032224</text:p>
          </table:table-cell>
          <table:table-cell office:value-type="string" calcext:value-type="string">
            <text:p>10.201265000039712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635" calcext:value-type="float">
            <text:p>1963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613902000011876</text:p>
          </table:table-cell>
          <table:table-cell office:value-type="string" calcext:value-type="string">
            <text:p>12.87844799994491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757" calcext:value-type="float">
            <text:p>1975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7271350000519305</text:p>
          </table:table-cell>
          <table:table-cell office:value-type="string" calcext:value-type="string">
            <text:p>10.3973229998955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605" calcext:value-type="float">
            <text:p>196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606337999925017</text:p>
          </table:table-cell>
          <table:table-cell office:value-type="string" calcext:value-type="string">
            <text:p>10.5015269999858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642" calcext:value-type="float">
            <text:p>196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611417999956757</text:p>
          </table:table-cell>
          <table:table-cell office:value-type="string" calcext:value-type="string">
            <text:p>11.09460499999113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627" calcext:value-type="float">
            <text:p>1962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97921000095084</text:p>
          </table:table-cell>
          <table:table-cell office:value-type="string" calcext:value-type="string">
            <text:p>10.93427000008523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966" calcext:value-type="float">
            <text:p>1996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665815000073053</text:p>
          </table:table-cell>
          <table:table-cell office:value-type="string" calcext:value-type="string">
            <text:p>11.097249999991618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0078" calcext:value-type="float">
            <text:p>2007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796591999940574</text:p>
          </table:table-cell>
          <table:table-cell office:value-type="string" calcext:value-type="string">
            <text:p>11.35305399994831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19943" calcext:value-type="float">
            <text:p>1994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748878999962471</text:p>
          </table:table-cell>
          <table:table-cell office:value-type="string" calcext:value-type="string">
            <text:p>11.62451799993869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0186" calcext:value-type="float">
            <text:p>201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666307000094093</text:p>
          </table:table-cell>
          <table:table-cell office:value-type="string" calcext:value-type="string">
            <text:p>11.517067999928258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0568" calcext:value-type="float">
            <text:p>205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840317999944091</text:p>
          </table:table-cell>
          <table:table-cell office:value-type="string" calcext:value-type="string">
            <text:p>11.737410999950953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0550" calcext:value-type="float">
            <text:p>2055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7885769999120384</text:p>
          </table:table-cell>
          <table:table-cell office:value-type="string" calcext:value-type="string">
            <text:p>11.666271000052802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0813" calcext:value-type="float">
            <text:p>2081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90035600005649</text:p>
          </table:table-cell>
          <table:table-cell office:value-type="string" calcext:value-type="string">
            <text:p>11.99379600002430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0786" calcext:value-type="float">
            <text:p>207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2968699997291</text:p>
          </table:table-cell>
          <table:table-cell office:value-type="string" calcext:value-type="string">
            <text:p>12.10381300002336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0645" calcext:value-type="float">
            <text:p>2064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205425000051036</text:p>
          </table:table-cell>
          <table:table-cell office:value-type="string" calcext:value-type="string">
            <text:p>11.77008600009139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0742" calcext:value-type="float">
            <text:p>207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86422600003425</text:p>
          </table:table-cell>
          <table:table-cell office:value-type="string" calcext:value-type="string">
            <text:p>13.71993399993516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0721" calcext:value-type="float">
            <text:p>207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8163819999899715</text:p>
          </table:table-cell>
          <table:table-cell office:value-type="string" calcext:value-type="string">
            <text:p>13.713492000009865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0739" calcext:value-type="float">
            <text:p>2073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8409900000551715</text:p>
          </table:table-cell>
          <table:table-cell office:value-type="string" calcext:value-type="string">
            <text:p>11.43485499999951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0941" calcext:value-type="float">
            <text:p>209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848915999988094</text:p>
          </table:table-cell>
          <table:table-cell office:value-type="string" calcext:value-type="string">
            <text:p>11.58701500005554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1032" calcext:value-type="float">
            <text:p>210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950295999995433</text:p>
          </table:table-cell>
          <table:table-cell office:value-type="string" calcext:value-type="string">
            <text:p>11.92990200000349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0930" calcext:value-type="float">
            <text:p>2093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828275000094436</text:p>
          </table:table-cell>
          <table:table-cell office:value-type="string" calcext:value-type="string">
            <text:p>11.89849900000263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0936" calcext:value-type="float">
            <text:p>2093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886460000067018</text:p>
          </table:table-cell>
          <table:table-cell office:value-type="string" calcext:value-type="string">
            <text:p>11.61469999991823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1136" calcext:value-type="float">
            <text:p>2113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896660000085831</text:p>
          </table:table-cell>
          <table:table-cell office:value-type="string" calcext:value-type="string">
            <text:p>11.71415599994361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1250" calcext:value-type="float">
            <text:p>2125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955355999991298</text:p>
          </table:table-cell>
          <table:table-cell office:value-type="string" calcext:value-type="string">
            <text:p>11.667154000024311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1284" calcext:value-type="float">
            <text:p>212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923141999985091</text:p>
          </table:table-cell>
          <table:table-cell office:value-type="string" calcext:value-type="string">
            <text:p>11.95104300009552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1373" calcext:value-type="float">
            <text:p>2137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013199999928474</text:p>
          </table:table-cell>
          <table:table-cell office:value-type="string" calcext:value-type="string">
            <text:p>12.08126900007482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1472" calcext:value-type="float">
            <text:p>2147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928261999972165</text:p>
          </table:table-cell>
          <table:table-cell office:value-type="string" calcext:value-type="string">
            <text:p>12.19996300002094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1626" calcext:value-type="float">
            <text:p>2162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996356999967247</text:p>
          </table:table-cell>
          <table:table-cell office:value-type="string" calcext:value-type="string">
            <text:p>12.054807999986224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1517" calcext:value-type="float">
            <text:p>2151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008931000018492</text:p>
          </table:table-cell>
          <table:table-cell office:value-type="string" calcext:value-type="string">
            <text:p>12.301552999997512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18" calcext:value-type="float">
            <text:p>18018</text:p>
          </table:table-cell>
          <table:table-cell office:value-type="float" office:value="21557" calcext:value-type="float">
            <text:p>2155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0116269999416545</text:p>
          </table:table-cell>
          <table:table-cell office:value-type="string" calcext:value-type="string">
            <text:p>12.401078999973834</text:p>
          </table:table-cell>
        </table:table-row>
      </table:table>
      <table:table table:name="grid-3000obj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particles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collisions_test</text:p>
          </table:table-cell>
          <table:table-cell office:value-type="string" calcext:value-type="string">
            <text:p>collisions_count</text:p>
          </table:table-cell>
          <table:table-cell office:value-type="string" calcext:value-type="string">
            <text:p>broadphase_time</text:p>
          </table:table-cell>
          <table:table-cell office:value-type="string" calcext:value-type="string">
            <text:p>narrowphase_time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085" calcext:value-type="float">
            <text:p>308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782115999958478</text:p>
          </table:table-cell>
          <table:table-cell office:value-type="string" calcext:value-type="string">
            <text:p>9.37163399998098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035" calcext:value-type="float">
            <text:p>303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299986999947578</text:p>
          </table:table-cell>
          <table:table-cell office:value-type="string" calcext:value-type="string">
            <text:p>8.51643900002818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883" calcext:value-type="float">
            <text:p>288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825502000050619</text:p>
          </table:table-cell>
          <table:table-cell office:value-type="string" calcext:value-type="string">
            <text:p>6.64768000005278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714" calcext:value-type="float">
            <text:p>271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589957999996841</text:p>
          </table:table-cell>
          <table:table-cell office:value-type="string" calcext:value-type="string">
            <text:p>5.27525700000114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571" calcext:value-type="float">
            <text:p>257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573586000013165</text:p>
          </table:table-cell>
          <table:table-cell office:value-type="string" calcext:value-type="string">
            <text:p>4.383019999950193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524" calcext:value-type="float">
            <text:p>252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500983000034466</text:p>
          </table:table-cell>
          <table:table-cell office:value-type="string" calcext:value-type="string">
            <text:p>4.35862300009466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430" calcext:value-type="float">
            <text:p>243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412117000087164</text:p>
          </table:table-cell>
          <table:table-cell office:value-type="string" calcext:value-type="string">
            <text:p>4.5049910000525415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413" calcext:value-type="float">
            <text:p>241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353953999932855</text:p>
          </table:table-cell>
          <table:table-cell office:value-type="string" calcext:value-type="string">
            <text:p>4.238175999955274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377" calcext:value-type="float">
            <text:p>237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492908000014722</text:p>
          </table:table-cell>
          <table:table-cell office:value-type="string" calcext:value-type="string">
            <text:p>4.203347999951802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415" calcext:value-type="float">
            <text:p>241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19264999986626</text:p>
          </table:table-cell>
          <table:table-cell office:value-type="string" calcext:value-type="string">
            <text:p>4.7687809999333695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368" calcext:value-type="float">
            <text:p>23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503798999940045</text:p>
          </table:table-cell>
          <table:table-cell office:value-type="string" calcext:value-type="string">
            <text:p>4.396027000038885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345" calcext:value-type="float">
            <text:p>234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635597999906167</text:p>
          </table:table-cell>
          <table:table-cell office:value-type="string" calcext:value-type="string">
            <text:p>4.322973000002094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342" calcext:value-type="float">
            <text:p>23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3376299997326</text:p>
          </table:table-cell>
          <table:table-cell office:value-type="string" calcext:value-type="string">
            <text:p>4.421457000076771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344" calcext:value-type="float">
            <text:p>234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301500000059605</text:p>
          </table:table-cell>
          <table:table-cell office:value-type="string" calcext:value-type="string">
            <text:p>4.3411389999091625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353" calcext:value-type="float">
            <text:p>235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525411000009626</text:p>
          </table:table-cell>
          <table:table-cell office:value-type="string" calcext:value-type="string">
            <text:p>4.530111000058241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348" calcext:value-type="float">
            <text:p>234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4954129999969155</text:p>
          </table:table-cell>
          <table:table-cell office:value-type="string" calcext:value-type="string">
            <text:p>4.4927470000693575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369" calcext:value-type="float">
            <text:p>23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527536000008695</text:p>
          </table:table-cell>
          <table:table-cell office:value-type="string" calcext:value-type="string">
            <text:p>4.756627000053413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404" calcext:value-type="float">
            <text:p>240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62277300003916</text:p>
          </table:table-cell>
          <table:table-cell office:value-type="string" calcext:value-type="string">
            <text:p>5.09608499996829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418" calcext:value-type="float">
            <text:p>241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217994999955408</text:p>
          </table:table-cell>
          <table:table-cell office:value-type="string" calcext:value-type="string">
            <text:p>4.927602999960072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413" calcext:value-type="float">
            <text:p>241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448670999961905</text:p>
          </table:table-cell>
          <table:table-cell office:value-type="string" calcext:value-type="string">
            <text:p>4.84512199996970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386" calcext:value-type="float">
            <text:p>23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479261000058614</text:p>
          </table:table-cell>
          <table:table-cell office:value-type="string" calcext:value-type="string">
            <text:p>4.954226000001654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430" calcext:value-type="float">
            <text:p>243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919307000003755</text:p>
          </table:table-cell>
          <table:table-cell office:value-type="string" calcext:value-type="string">
            <text:p>5.027590999961831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6446170000126585</text:p>
          </table:table-cell>
          <table:table-cell office:value-type="string" calcext:value-type="string">
            <text:p>5.2122850000159815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483" calcext:value-type="float">
            <text:p>248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619226999930106</text:p>
          </table:table-cell>
          <table:table-cell office:value-type="string" calcext:value-type="string">
            <text:p>5.15548299998045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522" calcext:value-type="float">
            <text:p>25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3.8888090000255033</text:p>
          </table:table-cell>
          <table:table-cell office:value-type="string" calcext:value-type="string">
            <text:p>5.15280699997674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552" calcext:value-type="float">
            <text:p>255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519831000012346</text:p>
          </table:table-cell>
          <table:table-cell office:value-type="string" calcext:value-type="string">
            <text:p>5.380887000006624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592" calcext:value-type="float">
            <text:p>259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619848000002094</text:p>
          </table:table-cell>
          <table:table-cell office:value-type="string" calcext:value-type="string">
            <text:p>5.41545500000938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634" calcext:value-type="float">
            <text:p>263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652342000044882</text:p>
          </table:table-cell>
          <table:table-cell office:value-type="string" calcext:value-type="string">
            <text:p>5.56919800001196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642642999999225</text:p>
          </table:table-cell>
          <table:table-cell office:value-type="string" calcext:value-type="string">
            <text:p>5.766166000044905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717" calcext:value-type="float">
            <text:p>271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615578999975696</text:p>
          </table:table-cell>
          <table:table-cell office:value-type="string" calcext:value-type="string">
            <text:p>8.2230240000644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498638999997638</text:p>
          </table:table-cell>
          <table:table-cell office:value-type="string" calcext:value-type="string">
            <text:p>6.147486999980174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741" calcext:value-type="float">
            <text:p>27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604507000069134</text:p>
          </table:table-cell>
          <table:table-cell office:value-type="string" calcext:value-type="string">
            <text:p>6.3305969999637455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758" calcext:value-type="float">
            <text:p>275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588515999959782</text:p>
          </table:table-cell>
          <table:table-cell office:value-type="string" calcext:value-type="string">
            <text:p>6.3809759999858215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776" calcext:value-type="float">
            <text:p>277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6389259999850765</text:p>
          </table:table-cell>
          <table:table-cell office:value-type="string" calcext:value-type="string">
            <text:p>6.55120200000237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810" calcext:value-type="float">
            <text:p>281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6358299999265</text:p>
          </table:table-cell>
          <table:table-cell office:value-type="string" calcext:value-type="string">
            <text:p>8.68393199995625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884" calcext:value-type="float">
            <text:p>28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521063000080176</text:p>
          </table:table-cell>
          <table:table-cell office:value-type="string" calcext:value-type="string">
            <text:p>6.650546999997459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711448000045493</text:p>
          </table:table-cell>
          <table:table-cell office:value-type="string" calcext:value-type="string">
            <text:p>6.758509999956004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876111999968998</text:p>
          </table:table-cell>
          <table:table-cell office:value-type="string" calcext:value-type="string">
            <text:p>6.749973000027239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983" calcext:value-type="float">
            <text:p>298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141589999664575</text:p>
          </table:table-cell>
          <table:table-cell office:value-type="string" calcext:value-type="string">
            <text:p>6.837056000018492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09556000051089</text:p>
          </table:table-cell>
          <table:table-cell office:value-type="string" calcext:value-type="string">
            <text:p>6.965016999980435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947" calcext:value-type="float">
            <text:p>29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663054000004195</text:p>
          </table:table-cell>
          <table:table-cell office:value-type="string" calcext:value-type="string">
            <text:p>6.989925999892875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778050999972038</text:p>
          </table:table-cell>
          <table:table-cell office:value-type="string" calcext:value-type="string">
            <text:p>6.978002999909222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702762000029907</text:p>
          </table:table-cell>
          <table:table-cell office:value-type="string" calcext:value-type="string">
            <text:p>7.16601299995090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810184000059962</text:p>
          </table:table-cell>
          <table:table-cell office:value-type="string" calcext:value-type="string">
            <text:p>7.291410000063479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163730000029318</text:p>
          </table:table-cell>
          <table:table-cell office:value-type="string" calcext:value-type="string">
            <text:p>7.299326000036672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762339000008069</text:p>
          </table:table-cell>
          <table:table-cell office:value-type="string" calcext:value-type="string">
            <text:p>7.28586900001391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171" calcext:value-type="float">
            <text:p>317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784321999992244</text:p>
          </table:table-cell>
          <table:table-cell office:value-type="string" calcext:value-type="string">
            <text:p>7.287361999973655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163" calcext:value-type="float">
            <text:p>31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734684999915771</text:p>
          </table:table-cell>
          <table:table-cell office:value-type="string" calcext:value-type="string">
            <text:p>7.2928729999111965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168" calcext:value-type="float">
            <text:p>31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766907999990508</text:p>
          </table:table-cell>
          <table:table-cell office:value-type="string" calcext:value-type="string">
            <text:p>9.66811099997721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206" calcext:value-type="float">
            <text:p>32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648194000008516</text:p>
          </table:table-cell>
          <table:table-cell office:value-type="string" calcext:value-type="string">
            <text:p>7.625538000022061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802097999956459</text:p>
          </table:table-cell>
          <table:table-cell office:value-type="string" calcext:value-type="string">
            <text:p>7.71182800002861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918947999947704</text:p>
          </table:table-cell>
          <table:table-cell office:value-type="string" calcext:value-type="string">
            <text:p>7.95728099998086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331" calcext:value-type="float">
            <text:p>33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749875000095926</text:p>
          </table:table-cell>
          <table:table-cell office:value-type="string" calcext:value-type="string">
            <text:p>8.071305999998003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358" calcext:value-type="float">
            <text:p>335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311232000007294</text:p>
          </table:table-cell>
          <table:table-cell office:value-type="string" calcext:value-type="string">
            <text:p>8.27791399997659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383" calcext:value-type="float">
            <text:p>338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076918999897316</text:p>
          </table:table-cell>
          <table:table-cell office:value-type="string" calcext:value-type="string">
            <text:p>8.228246000013314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442" calcext:value-type="float">
            <text:p>34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783933000057004</text:p>
          </table:table-cell>
          <table:table-cell office:value-type="string" calcext:value-type="string">
            <text:p>8.3403759999200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436" calcext:value-type="float">
            <text:p>343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848839999991469</text:p>
          </table:table-cell>
          <table:table-cell office:value-type="string" calcext:value-type="string">
            <text:p>8.57286499999463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481" calcext:value-type="float">
            <text:p>348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130144999944605</text:p>
          </table:table-cell>
          <table:table-cell office:value-type="string" calcext:value-type="string">
            <text:p>8.404622999951243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519" calcext:value-type="float">
            <text:p>351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800374999991618</text:p>
          </table:table-cell>
          <table:table-cell office:value-type="string" calcext:value-type="string">
            <text:p>8.676539000007324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585" calcext:value-type="float">
            <text:p>358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844562000012957</text:p>
          </table:table-cell>
          <table:table-cell office:value-type="string" calcext:value-type="string">
            <text:p>8.882715999963693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605" calcext:value-type="float">
            <text:p>36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842877999995835</text:p>
          </table:table-cell>
          <table:table-cell office:value-type="string" calcext:value-type="string">
            <text:p>9.015145999961533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652" calcext:value-type="float">
            <text:p>365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141827999963425</text:p>
          </table:table-cell>
          <table:table-cell office:value-type="string" calcext:value-type="string">
            <text:p>9.17360800004098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869950999971479</text:p>
          </table:table-cell>
          <table:table-cell office:value-type="string" calcext:value-type="string">
            <text:p>9.46589300001505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720" calcext:value-type="float">
            <text:p>372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869140000082552</text:p>
          </table:table-cell>
          <table:table-cell office:value-type="string" calcext:value-type="string">
            <text:p>9.397770000039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755" calcext:value-type="float">
            <text:p>375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878648999962024</text:p>
          </table:table-cell>
          <table:table-cell office:value-type="string" calcext:value-type="string">
            <text:p>9.74549500003922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806" calcext:value-type="float">
            <text:p>38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224871000042185</text:p>
          </table:table-cell>
          <table:table-cell office:value-type="string" calcext:value-type="string">
            <text:p>9.922783999936655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849" calcext:value-type="float">
            <text:p>384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871124000055715</text:p>
          </table:table-cell>
          <table:table-cell office:value-type="string" calcext:value-type="string">
            <text:p>10.251971999998204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880" calcext:value-type="float">
            <text:p>388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9006720000179484</text:p>
          </table:table-cell>
          <table:table-cell office:value-type="string" calcext:value-type="string">
            <text:p>10.328724000020884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927" calcext:value-type="float">
            <text:p>392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937204999965616</text:p>
          </table:table-cell>
          <table:table-cell office:value-type="string" calcext:value-type="string">
            <text:p>12.873176000081003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3983" calcext:value-type="float">
            <text:p>398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748512999969535</text:p>
          </table:table-cell>
          <table:table-cell office:value-type="string" calcext:value-type="string">
            <text:p>10.56023999990429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038" calcext:value-type="float">
            <text:p>403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984147000010125</text:p>
          </table:table-cell>
          <table:table-cell office:value-type="string" calcext:value-type="string">
            <text:p>10.8348609999520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072" calcext:value-type="float">
            <text:p>407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978946999995969</text:p>
          </table:table-cell>
          <table:table-cell office:value-type="string" calcext:value-type="string">
            <text:p>10.945369000080973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079" calcext:value-type="float">
            <text:p>407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730677000014111</text:p>
          </table:table-cell>
          <table:table-cell office:value-type="string" calcext:value-type="string">
            <text:p>10.96653999993577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124" calcext:value-type="float">
            <text:p>412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953426999971271</text:p>
          </table:table-cell>
          <table:table-cell office:value-type="string" calcext:value-type="string">
            <text:p>10.928594999946654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153" calcext:value-type="float">
            <text:p>415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967464999994263</text:p>
          </table:table-cell>
          <table:table-cell office:value-type="string" calcext:value-type="string">
            <text:p>11.14494200004264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186" calcext:value-type="float">
            <text:p>41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991171000059694</text:p>
          </table:table-cell>
          <table:table-cell office:value-type="string" calcext:value-type="string">
            <text:p>13.83930899994447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227" calcext:value-type="float">
            <text:p>422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825144000002183</text:p>
          </table:table-cell>
          <table:table-cell office:value-type="string" calcext:value-type="string">
            <text:p>11.63349399995058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284" calcext:value-type="float">
            <text:p>42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0074830000521615</text:p>
          </table:table-cell>
          <table:table-cell office:value-type="string" calcext:value-type="string">
            <text:p>11.45162599999457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288" calcext:value-type="float">
            <text:p>42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012623000075109</text:p>
          </table:table-cell>
          <table:table-cell office:value-type="string" calcext:value-type="string">
            <text:p>11.575440000044182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328" calcext:value-type="float">
            <text:p>432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360157999908552</text:p>
          </table:table-cell>
          <table:table-cell office:value-type="string" calcext:value-type="string">
            <text:p>11.74469299998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341" calcext:value-type="float">
            <text:p>43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064524999936111</text:p>
          </table:table-cell>
          <table:table-cell office:value-type="string" calcext:value-type="string">
            <text:p>11.76770900003612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347" calcext:value-type="float">
            <text:p>43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041790000046603</text:p>
          </table:table-cell>
          <table:table-cell office:value-type="string" calcext:value-type="string">
            <text:p>12.014915999956429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373" calcext:value-type="float">
            <text:p>437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07207999995444</text:p>
          </table:table-cell>
          <table:table-cell office:value-type="string" calcext:value-type="string">
            <text:p>13.900590999983251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339" calcext:value-type="float">
            <text:p>433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171968000009656</text:p>
          </table:table-cell>
          <table:table-cell office:value-type="string" calcext:value-type="string">
            <text:p>11.47386100003495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360" calcext:value-type="float">
            <text:p>436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096127999946475</text:p>
          </table:table-cell>
          <table:table-cell office:value-type="string" calcext:value-type="string">
            <text:p>11.57041099993512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440" calcext:value-type="float">
            <text:p>444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0791149999713525</text:p>
          </table:table-cell>
          <table:table-cell office:value-type="string" calcext:value-type="string">
            <text:p>13.81193599989637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523" calcext:value-type="float">
            <text:p>452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868570000049658</text:p>
          </table:table-cell>
          <table:table-cell office:value-type="string" calcext:value-type="string">
            <text:p>11.9710909998975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490" calcext:value-type="float">
            <text:p>449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089574999990873</text:p>
          </table:table-cell>
          <table:table-cell office:value-type="string" calcext:value-type="string">
            <text:p>12.13710699998773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497" calcext:value-type="float">
            <text:p>449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088372999918647</text:p>
          </table:table-cell>
          <table:table-cell office:value-type="string" calcext:value-type="string">
            <text:p>12.44455300003755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490" calcext:value-type="float">
            <text:p>449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607424999936484</text:p>
          </table:table-cell>
          <table:table-cell office:value-type="string" calcext:value-type="string">
            <text:p>12.2738970000064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506" calcext:value-type="float">
            <text:p>45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093502999981865</text:p>
          </table:table-cell>
          <table:table-cell office:value-type="string" calcext:value-type="string">
            <text:p>12.50422100001014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483" calcext:value-type="float">
            <text:p>448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111939999973401</text:p>
          </table:table-cell>
          <table:table-cell office:value-type="string" calcext:value-type="string">
            <text:p>12.094013000023551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603" calcext:value-type="float">
            <text:p>460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373906000051647</text:p>
          </table:table-cell>
          <table:table-cell office:value-type="string" calcext:value-type="string">
            <text:p>12.592914999928325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645" calcext:value-type="float">
            <text:p>464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151607000036165</text:p>
          </table:table-cell>
          <table:table-cell office:value-type="string" calcext:value-type="string">
            <text:p>12.60596099996473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658" calcext:value-type="float">
            <text:p>465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178029000060633</text:p>
          </table:table-cell>
          <table:table-cell office:value-type="string" calcext:value-type="string">
            <text:p>12.7385820000199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708" calcext:value-type="float">
            <text:p>470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13258999981917</text:p>
          </table:table-cell>
          <table:table-cell office:value-type="string" calcext:value-type="string">
            <text:p>15.158498000004329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743" calcext:value-type="float">
            <text:p>474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152160000056028</text:p>
          </table:table-cell>
          <table:table-cell office:value-type="string" calcext:value-type="string">
            <text:p>12.847178000025451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769" calcext:value-type="float">
            <text:p>47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167690000031143</text:p>
          </table:table-cell>
          <table:table-cell office:value-type="string" calcext:value-type="string">
            <text:p>13.11555599991697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693" calcext:value-type="float">
            <text:p>469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161348000052385</text:p>
          </table:table-cell>
          <table:table-cell office:value-type="string" calcext:value-type="string">
            <text:p>15.07918399991467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18158700002823</text:p>
          </table:table-cell>
          <table:table-cell office:value-type="string" calcext:value-type="string">
            <text:p>13.282835999969393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936" calcext:value-type="float">
            <text:p>493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1882909999694675</text:p>
          </table:table-cell>
          <table:table-cell office:value-type="string" calcext:value-type="string">
            <text:p>13.452389999991283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929" calcext:value-type="float">
            <text:p>492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41445000050589</text:p>
          </table:table-cell>
          <table:table-cell office:value-type="string" calcext:value-type="string">
            <text:p>15.57248600001912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880" calcext:value-type="float">
            <text:p>488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28349000099115</text:p>
          </table:table-cell>
          <table:table-cell office:value-type="string" calcext:value-type="string">
            <text:p>13.06145000003744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980" calcext:value-type="float">
            <text:p>498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13549999985844</text:p>
          </table:table-cell>
          <table:table-cell office:value-type="string" calcext:value-type="string">
            <text:p>13.622435000026599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2257500004489</text:p>
          </table:table-cell>
          <table:table-cell office:value-type="string" calcext:value-type="string">
            <text:p>15.50392099993769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016" calcext:value-type="float">
            <text:p>501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39972000010312</text:p>
          </table:table-cell>
          <table:table-cell office:value-type="string" calcext:value-type="string">
            <text:p>13.603175999945961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991" calcext:value-type="float">
            <text:p>499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4804800003767</text:p>
          </table:table-cell>
          <table:table-cell office:value-type="string" calcext:value-type="string">
            <text:p>13.497759000048973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4991" calcext:value-type="float">
            <text:p>499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79821000061929</text:p>
          </table:table-cell>
          <table:table-cell office:value-type="string" calcext:value-type="string">
            <text:p>15.493800999945961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010" calcext:value-type="float">
            <text:p>501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22468000021763</text:p>
          </table:table-cell>
          <table:table-cell office:value-type="string" calcext:value-type="string">
            <text:p>13.77274100005161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39000999950804</text:p>
          </table:table-cell>
          <table:table-cell office:value-type="string" calcext:value-type="string">
            <text:p>13.91711499996017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008" calcext:value-type="float">
            <text:p>500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582617999985814</text:p>
          </table:table-cell>
          <table:table-cell office:value-type="string" calcext:value-type="string">
            <text:p>13.62128399999346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077" calcext:value-type="float">
            <text:p>507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801017999998294</text:p>
          </table:table-cell>
          <table:table-cell office:value-type="string" calcext:value-type="string">
            <text:p>13.74682099989149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55930999969132</text:p>
          </table:table-cell>
          <table:table-cell office:value-type="string" calcext:value-type="string">
            <text:p>14.197579000028782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144" calcext:value-type="float">
            <text:p>514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39691999973729</text:p>
          </table:table-cell>
          <table:table-cell office:value-type="string" calcext:value-type="string">
            <text:p>16.40819400001783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178" calcext:value-type="float">
            <text:p>517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74026999925263</text:p>
          </table:table-cell>
          <table:table-cell office:value-type="string" calcext:value-type="string">
            <text:p>14.74637100007385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168" calcext:value-type="float">
            <text:p>51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54187000077218</text:p>
          </table:table-cell>
          <table:table-cell office:value-type="string" calcext:value-type="string">
            <text:p>14.651223000022583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194" calcext:value-type="float">
            <text:p>519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532027999986894</text:p>
          </table:table-cell>
          <table:table-cell office:value-type="string" calcext:value-type="string">
            <text:p>15.021933000069112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277" calcext:value-type="float">
            <text:p>527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0891799996607</text:p>
          </table:table-cell>
          <table:table-cell office:value-type="string" calcext:value-type="string">
            <text:p>15.16913300007581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328" calcext:value-type="float">
            <text:p>532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8590300003998</text:p>
          </table:table-cell>
          <table:table-cell office:value-type="string" calcext:value-type="string">
            <text:p>17.461569000035524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271" calcext:value-type="float">
            <text:p>527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9385190000757575</text:p>
          </table:table-cell>
          <table:table-cell office:value-type="string" calcext:value-type="string">
            <text:p>14.898339999956079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281" calcext:value-type="float">
            <text:p>528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88016999955289</text:p>
          </table:table-cell>
          <table:table-cell office:value-type="string" calcext:value-type="string">
            <text:p>14.8367279999656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081779999658465</text:p>
          </table:table-cell>
          <table:table-cell office:value-type="string" calcext:value-type="string">
            <text:p>17.137019000016153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379" calcext:value-type="float">
            <text:p>537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512120000086725</text:p>
          </table:table-cell>
          <table:table-cell office:value-type="string" calcext:value-type="string">
            <text:p>15.260513999965042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33707999903709</text:p>
          </table:table-cell>
          <table:table-cell office:value-type="string" calcext:value-type="string">
            <text:p>15.46270300005562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429" calcext:value-type="float">
            <text:p>542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91675999993458</text:p>
          </table:table-cell>
          <table:table-cell office:value-type="string" calcext:value-type="string">
            <text:p>17.14430599997285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406" calcext:value-type="float">
            <text:p>54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20180999930017</text:p>
          </table:table-cell>
          <table:table-cell office:value-type="string" calcext:value-type="string">
            <text:p>15.19583699991926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429" calcext:value-type="float">
            <text:p>542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52104000048712</text:p>
          </table:table-cell>
          <table:table-cell office:value-type="string" calcext:value-type="string">
            <text:p>15.20491500000935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409" calcext:value-type="float">
            <text:p>540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682113999966532</text:p>
          </table:table-cell>
          <table:table-cell office:value-type="string" calcext:value-type="string">
            <text:p>15.046122000087053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420" calcext:value-type="float">
            <text:p>542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19759999983944</text:p>
          </table:table-cell>
          <table:table-cell office:value-type="string" calcext:value-type="string">
            <text:p>15.187359999981709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386" calcext:value-type="float">
            <text:p>53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80162000097334</text:p>
          </table:table-cell>
          <table:table-cell office:value-type="string" calcext:value-type="string">
            <text:p>17.48112999997101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383" calcext:value-type="float">
            <text:p>538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152020000037737</text:p>
          </table:table-cell>
          <table:table-cell office:value-type="string" calcext:value-type="string">
            <text:p>14.779897999949753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346" calcext:value-type="float">
            <text:p>53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67447000020184</text:p>
          </table:table-cell>
          <table:table-cell office:value-type="string" calcext:value-type="string">
            <text:p>15.029388999915682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332" calcext:value-type="float">
            <text:p>53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62967999908142</text:p>
          </table:table-cell>
          <table:table-cell office:value-type="string" calcext:value-type="string">
            <text:p>16.5406759999459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321" calcext:value-type="float">
            <text:p>53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73749999934807</text:p>
          </table:table-cell>
          <table:table-cell office:value-type="string" calcext:value-type="string">
            <text:p>14.39951899996958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345" calcext:value-type="float">
            <text:p>534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44311999995261</text:p>
          </table:table-cell>
          <table:table-cell office:value-type="string" calcext:value-type="string">
            <text:p>14.708818000042811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418" calcext:value-type="float">
            <text:p>541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579659999813884</text:p>
          </table:table-cell>
          <table:table-cell office:value-type="string" calcext:value-type="string">
            <text:p>16.495448000030592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412" calcext:value-type="float">
            <text:p>541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60691000008956</text:p>
          </table:table-cell>
          <table:table-cell office:value-type="string" calcext:value-type="string">
            <text:p>14.92274099995847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448" calcext:value-type="float">
            <text:p>544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61353000043891</text:p>
          </table:table-cell>
          <table:table-cell office:value-type="string" calcext:value-type="string">
            <text:p>14.76438799989409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487" calcext:value-type="float">
            <text:p>54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558550999965519</text:p>
          </table:table-cell>
          <table:table-cell office:value-type="string" calcext:value-type="string">
            <text:p>14.993981000036001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447" calcext:value-type="float">
            <text:p>54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11925999936648</text:p>
          </table:table-cell>
          <table:table-cell office:value-type="string" calcext:value-type="string">
            <text:p>14.930646999971941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440" calcext:value-type="float">
            <text:p>544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61272999900393</text:p>
          </table:table-cell>
          <table:table-cell office:value-type="string" calcext:value-type="string">
            <text:p>17.330053999903612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431" calcext:value-type="float">
            <text:p>54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040290999924764</text:p>
          </table:table-cell>
          <table:table-cell office:value-type="string" calcext:value-type="string">
            <text:p>15.205508000100963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525" calcext:value-type="float">
            <text:p>552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03619000012986</text:p>
          </table:table-cell>
          <table:table-cell office:value-type="string" calcext:value-type="string">
            <text:p>15.490469000069425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629" calcext:value-type="float">
            <text:p>562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26164000085555</text:p>
          </table:table-cell>
          <table:table-cell office:value-type="string" calcext:value-type="string">
            <text:p>18.01985300006345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688" calcext:value-type="float">
            <text:p>56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85601000045426</text:p>
          </table:table-cell>
          <table:table-cell office:value-type="string" calcext:value-type="string">
            <text:p>16.041725000017323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732" calcext:value-type="float">
            <text:p>57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33879000041634</text:p>
          </table:table-cell>
          <table:table-cell office:value-type="string" calcext:value-type="string">
            <text:p>16.418597999960184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811" calcext:value-type="float">
            <text:p>581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875194999971427</text:p>
          </table:table-cell>
          <table:table-cell office:value-type="string" calcext:value-type="string">
            <text:p>16.561099000042304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763" calcext:value-type="float">
            <text:p>57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728160000173375</text:p>
          </table:table-cell>
          <table:table-cell office:value-type="string" calcext:value-type="string">
            <text:p>16.579755999962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318528000032529</text:p>
          </table:table-cell>
          <table:table-cell office:value-type="string" calcext:value-type="string">
            <text:p>18.56011800002306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856" calcext:value-type="float">
            <text:p>585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95174000016414</text:p>
          </table:table-cell>
          <table:table-cell office:value-type="string" calcext:value-type="string">
            <text:p>17.01761900004930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854" calcext:value-type="float">
            <text:p>58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20494000031613</text:p>
          </table:table-cell>
          <table:table-cell office:value-type="string" calcext:value-type="string">
            <text:p>16.9275519999209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940" calcext:value-type="float">
            <text:p>594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873952999943867</text:p>
          </table:table-cell>
          <table:table-cell office:value-type="string" calcext:value-type="string">
            <text:p>17.14092300005722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887" calcext:value-type="float">
            <text:p>58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20557999960147</text:p>
          </table:table-cell>
          <table:table-cell office:value-type="string" calcext:value-type="string">
            <text:p>16.96707000001333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863" calcext:value-type="float">
            <text:p>58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849839999573305</text:p>
          </table:table-cell>
          <table:table-cell office:value-type="string" calcext:value-type="string">
            <text:p>18.8275960000464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28700000001118</text:p>
          </table:table-cell>
          <table:table-cell office:value-type="string" calcext:value-type="string">
            <text:p>16.36912199994549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871" calcext:value-type="float">
            <text:p>587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57330000097863</text:p>
          </table:table-cell>
          <table:table-cell office:value-type="string" calcext:value-type="string">
            <text:p>16.62503599992487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884" calcext:value-type="float">
            <text:p>58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754167000064626</text:p>
          </table:table-cell>
          <table:table-cell office:value-type="string" calcext:value-type="string">
            <text:p>16.349282999988645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86026999983005</text:p>
          </table:table-cell>
          <table:table-cell office:value-type="string" calcext:value-type="string">
            <text:p>16.67414400004781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840" calcext:value-type="float">
            <text:p>584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64785000053234</text:p>
          </table:table-cell>
          <table:table-cell office:value-type="string" calcext:value-type="string">
            <text:p>18.761174999992363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870" calcext:value-type="float">
            <text:p>58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93722000019625</text:p>
          </table:table-cell>
          <table:table-cell office:value-type="string" calcext:value-type="string">
            <text:p>16.33303099998738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934" calcext:value-type="float">
            <text:p>593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81367000006139</text:p>
          </table:table-cell>
          <table:table-cell office:value-type="string" calcext:value-type="string">
            <text:p>16.74869000003673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954" calcext:value-type="float">
            <text:p>59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4.786551000084728</text:p>
          </table:table-cell>
          <table:table-cell office:value-type="string" calcext:value-type="string">
            <text:p>17.1355830000247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5963" calcext:value-type="float">
            <text:p>59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17059999983758</text:p>
          </table:table-cell>
          <table:table-cell office:value-type="string" calcext:value-type="string">
            <text:p>17.232605000026524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6043" calcext:value-type="float">
            <text:p>604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14461999968626</text:p>
          </table:table-cell>
          <table:table-cell office:value-type="string" calcext:value-type="string">
            <text:p>19.8178189999889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6092" calcext:value-type="float">
            <text:p>609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66959000076167</text:p>
          </table:table-cell>
          <table:table-cell office:value-type="string" calcext:value-type="string">
            <text:p>17.9672730000456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6109" calcext:value-type="float">
            <text:p>610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25954999937676</text:p>
          </table:table-cell>
          <table:table-cell office:value-type="string" calcext:value-type="string">
            <text:p>17.51946099998895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6064" calcext:value-type="float">
            <text:p>606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019892000011168</text:p>
          </table:table-cell>
          <table:table-cell office:value-type="string" calcext:value-type="string">
            <text:p>17.50389000005088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52780999918468</text:p>
          </table:table-cell>
          <table:table-cell office:value-type="string" calcext:value-type="string">
            <text:p>17.19965099997352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6080" calcext:value-type="float">
            <text:p>608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33492999966256</text:p>
          </table:table-cell>
          <table:table-cell office:value-type="string" calcext:value-type="string">
            <text:p>19.156916999956593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6148" calcext:value-type="float">
            <text:p>614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56929999962449</text:p>
          </table:table-cell>
          <table:table-cell office:value-type="string" calcext:value-type="string">
            <text:p>17.495113000040874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6158" calcext:value-type="float">
            <text:p>615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91667999979109</text:p>
          </table:table-cell>
          <table:table-cell office:value-type="string" calcext:value-type="string">
            <text:p>19.91448000003583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6173" calcext:value-type="float">
            <text:p>617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89272000081837</text:p>
          </table:table-cell>
          <table:table-cell office:value-type="string" calcext:value-type="string">
            <text:p>17.53711499995552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6311" calcext:value-type="float">
            <text:p>631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84261000016704</text:p>
          </table:table-cell>
          <table:table-cell office:value-type="string" calcext:value-type="string">
            <text:p>17.43869199999608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6295" calcext:value-type="float">
            <text:p>629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26677000080235</text:p>
          </table:table-cell>
          <table:table-cell office:value-type="string" calcext:value-type="string">
            <text:p>19.606622999999672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6321" calcext:value-type="float">
            <text:p>63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92620000010356</text:p>
          </table:table-cell>
          <table:table-cell office:value-type="string" calcext:value-type="string">
            <text:p>17.662792999995872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6342" calcext:value-type="float">
            <text:p>63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5038399992045</text:p>
          </table:table-cell>
          <table:table-cell office:value-type="string" calcext:value-type="string">
            <text:p>20.56745900004171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6459" calcext:value-type="float">
            <text:p>645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963740000501275</text:p>
          </table:table-cell>
          <table:table-cell office:value-type="string" calcext:value-type="string">
            <text:p>18.510655999998562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6520" calcext:value-type="float">
            <text:p>652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702366000041366</text:p>
          </table:table-cell>
          <table:table-cell office:value-type="string" calcext:value-type="string">
            <text:p>18.677574999979697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6593" calcext:value-type="float">
            <text:p>659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285074999905191</text:p>
          </table:table-cell>
          <table:table-cell office:value-type="string" calcext:value-type="string">
            <text:p>18.711480999947526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float" office:value="27006" calcext:value-type="float">
            <text:p>27006</text:p>
          </table:table-cell>
          <table:table-cell office:value-type="float" office:value="6606" calcext:value-type="float">
            <text:p>66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892900000093505</text:p>
          </table:table-cell>
          <table:table-cell office:value-type="string" calcext:value-type="string">
            <text:p>18.64168400003109</text:p>
          </table:table-cell>
        </table:table-row>
      </table:table>
      <table:table table:name="grid-4000obj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particles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collisions_test</text:p>
          </table:table-cell>
          <table:table-cell office:value-type="string" calcext:value-type="string">
            <text:p>collisions_count</text:p>
          </table:table-cell>
          <table:table-cell office:value-type="string" calcext:value-type="string">
            <text:p>broadphase_time</text:p>
          </table:table-cell>
          <table:table-cell office:value-type="string" calcext:value-type="string">
            <text:p>narrowphase_time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4194" calcext:value-type="float">
            <text:p>419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818124999990687</text:p>
          </table:table-cell>
          <table:table-cell office:value-type="string" calcext:value-type="string">
            <text:p>13.2133870000252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15257999999449</text:p>
          </table:table-cell>
          <table:table-cell office:value-type="string" calcext:value-type="string">
            <text:p>11.76147599995602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882" calcext:value-type="float">
            <text:p>388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68892099999357</text:p>
          </table:table-cell>
          <table:table-cell office:value-type="string" calcext:value-type="string">
            <text:p>9.16394699993543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646" calcext:value-type="float">
            <text:p>36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79810999962501</text:p>
          </table:table-cell>
          <table:table-cell office:value-type="string" calcext:value-type="string">
            <text:p>9.64546599995810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484" calcext:value-type="float">
            <text:p>34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408527999999933</text:p>
          </table:table-cell>
          <table:table-cell office:value-type="string" calcext:value-type="string">
            <text:p>6.194075000006705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393" calcext:value-type="float">
            <text:p>339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226249999948777</text:p>
          </table:table-cell>
          <table:table-cell office:value-type="string" calcext:value-type="string">
            <text:p>6.0071069999830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337" calcext:value-type="float">
            <text:p>33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438336999970488</text:p>
          </table:table-cell>
          <table:table-cell office:value-type="string" calcext:value-type="string">
            <text:p>5.953822000068612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285746999899857</text:p>
          </table:table-cell>
          <table:table-cell office:value-type="string" calcext:value-type="string">
            <text:p>5.730001999996602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275" calcext:value-type="float">
            <text:p>32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25408999994397</text:p>
          </table:table-cell>
          <table:table-cell office:value-type="string" calcext:value-type="string">
            <text:p>5.710072000045329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253" calcext:value-type="float">
            <text:p>325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44823000021279</text:p>
          </table:table-cell>
          <table:table-cell office:value-type="string" calcext:value-type="string">
            <text:p>5.660193999996409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207" calcext:value-type="float">
            <text:p>32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28870999976061</text:p>
          </table:table-cell>
          <table:table-cell office:value-type="string" calcext:value-type="string">
            <text:p>5.8035260000033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217" calcext:value-type="float">
            <text:p>321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62387000001036</text:p>
          </table:table-cell>
          <table:table-cell office:value-type="string" calcext:value-type="string">
            <text:p>5.92275100003462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232" calcext:value-type="float">
            <text:p>32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942892000079155</text:p>
          </table:table-cell>
          <table:table-cell office:value-type="string" calcext:value-type="string">
            <text:p>8.73544399999082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262" calcext:value-type="float">
            <text:p>326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707248000078835</text:p>
          </table:table-cell>
          <table:table-cell office:value-type="string" calcext:value-type="string">
            <text:p>6.45815700001549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249" calcext:value-type="float">
            <text:p>324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568310000235215</text:p>
          </table:table-cell>
          <table:table-cell office:value-type="string" calcext:value-type="string">
            <text:p>6.5745060000335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268" calcext:value-type="float">
            <text:p>32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688529999926686</text:p>
          </table:table-cell>
          <table:table-cell office:value-type="string" calcext:value-type="string">
            <text:p>6.710594000061974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325" calcext:value-type="float">
            <text:p>332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02322999993339</text:p>
          </table:table-cell>
          <table:table-cell office:value-type="string" calcext:value-type="string">
            <text:p>6.829198000021279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319" calcext:value-type="float">
            <text:p>331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72872999939136</text:p>
          </table:table-cell>
          <table:table-cell office:value-type="string" calcext:value-type="string">
            <text:p>6.95664800005033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371" calcext:value-type="float">
            <text:p>337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483877999940887</text:p>
          </table:table-cell>
          <table:table-cell office:value-type="string" calcext:value-type="string">
            <text:p>7.26992700004484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406" calcext:value-type="float">
            <text:p>34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148869000026025</text:p>
          </table:table-cell>
          <table:table-cell office:value-type="string" calcext:value-type="string">
            <text:p>9.50788799999281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822604999993928</text:p>
          </table:table-cell>
          <table:table-cell office:value-type="string" calcext:value-type="string">
            <text:p>7.14790600002743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443" calcext:value-type="float">
            <text:p>344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885599000030197</text:p>
          </table:table-cell>
          <table:table-cell office:value-type="string" calcext:value-type="string">
            <text:p>7.61947600007988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475" calcext:value-type="float">
            <text:p>34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490331000066362</text:p>
          </table:table-cell>
          <table:table-cell office:value-type="string" calcext:value-type="string">
            <text:p>7.6646450000116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490520999999717</text:p>
          </table:table-cell>
          <table:table-cell office:value-type="string" calcext:value-type="string">
            <text:p>7.93369500001426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553" calcext:value-type="float">
            <text:p>355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25749999913387</text:p>
          </table:table-cell>
          <table:table-cell office:value-type="string" calcext:value-type="string">
            <text:p>10.512648000032641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623" calcext:value-type="float">
            <text:p>362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19717999966815</text:p>
          </table:table-cell>
          <table:table-cell office:value-type="string" calcext:value-type="string">
            <text:p>8.26931599993258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655" calcext:value-type="float">
            <text:p>365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634353999979794</text:p>
          </table:table-cell>
          <table:table-cell office:value-type="string" calcext:value-type="string">
            <text:p>8.36740900005679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677" calcext:value-type="float">
            <text:p>367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24829000001773</text:p>
          </table:table-cell>
          <table:table-cell office:value-type="string" calcext:value-type="string">
            <text:p>8.5010329999495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684" calcext:value-type="float">
            <text:p>36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43825999950059</text:p>
          </table:table-cell>
          <table:table-cell office:value-type="string" calcext:value-type="string">
            <text:p>8.2578839999623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691" calcext:value-type="float">
            <text:p>369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956480000168085</text:p>
          </table:table-cell>
          <table:table-cell office:value-type="string" calcext:value-type="string">
            <text:p>10.90556199999991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725" calcext:value-type="float">
            <text:p>372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303604000015184</text:p>
          </table:table-cell>
          <table:table-cell office:value-type="string" calcext:value-type="string">
            <text:p>8.551854999968782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755" calcext:value-type="float">
            <text:p>375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59212100005243</text:p>
          </table:table-cell>
          <table:table-cell office:value-type="string" calcext:value-type="string">
            <text:p>8.770896000089124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777" calcext:value-type="float">
            <text:p>377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6574809999438</text:p>
          </table:table-cell>
          <table:table-cell office:value-type="string" calcext:value-type="string">
            <text:p>8.65465699997730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828" calcext:value-type="float">
            <text:p>382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681858999887481</text:p>
          </table:table-cell>
          <table:table-cell office:value-type="string" calcext:value-type="string">
            <text:p>9.023364000022411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888" calcext:value-type="float">
            <text:p>38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684735000017099</text:p>
          </table:table-cell>
          <table:table-cell office:value-type="string" calcext:value-type="string">
            <text:p>11.710499000037089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919" calcext:value-type="float">
            <text:p>391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710795999970287</text:p>
          </table:table-cell>
          <table:table-cell office:value-type="string" calcext:value-type="string">
            <text:p>9.088961999979801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3988" calcext:value-type="float">
            <text:p>39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991538000060245</text:p>
          </table:table-cell>
          <table:table-cell office:value-type="string" calcext:value-type="string">
            <text:p>9.30542899994179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709363000001758</text:p>
          </table:table-cell>
          <table:table-cell office:value-type="string" calcext:value-type="string">
            <text:p>9.57613199995830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818888999987394</text:p>
          </table:table-cell>
          <table:table-cell office:value-type="string" calcext:value-type="string">
            <text:p>9.6485950000351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4083" calcext:value-type="float">
            <text:p>408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936942999949679</text:p>
          </table:table-cell>
          <table:table-cell office:value-type="string" calcext:value-type="string">
            <text:p>10.02887500007636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875469999969937</text:p>
          </table:table-cell>
          <table:table-cell office:value-type="string" calcext:value-type="string">
            <text:p>10.1026299999794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4150" calcext:value-type="float">
            <text:p>415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873457000008784</text:p>
          </table:table-cell>
          <table:table-cell office:value-type="string" calcext:value-type="string">
            <text:p>9.92349900002591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4242" calcext:value-type="float">
            <text:p>42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765674000023864</text:p>
          </table:table-cell>
          <table:table-cell office:value-type="string" calcext:value-type="string">
            <text:p>12.95475200004875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4241" calcext:value-type="float">
            <text:p>42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749461999977939</text:p>
          </table:table-cell>
          <table:table-cell office:value-type="string" calcext:value-type="string">
            <text:p>10.36809499992523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4292" calcext:value-type="float">
            <text:p>429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354063000064343</text:p>
          </table:table-cell>
          <table:table-cell office:value-type="string" calcext:value-type="string">
            <text:p>10.3860199999762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4390" calcext:value-type="float">
            <text:p>439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89001900004223</text:p>
          </table:table-cell>
          <table:table-cell office:value-type="string" calcext:value-type="string">
            <text:p>10.71845499996561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4421" calcext:value-type="float">
            <text:p>44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82929000002332</text:p>
          </table:table-cell>
          <table:table-cell office:value-type="string" calcext:value-type="string">
            <text:p>11.13453499996103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4538" calcext:value-type="float">
            <text:p>453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070484000025317</text:p>
          </table:table-cell>
          <table:table-cell office:value-type="string" calcext:value-type="string">
            <text:p>11.24067500000819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4575" calcext:value-type="float">
            <text:p>45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853257999988273</text:p>
          </table:table-cell>
          <table:table-cell office:value-type="string" calcext:value-type="string">
            <text:p>11.47450599994044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4596" calcext:value-type="float">
            <text:p>459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8292099999962375</text:p>
          </table:table-cell>
          <table:table-cell office:value-type="string" calcext:value-type="string">
            <text:p>11.56071499991230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4653" calcext:value-type="float">
            <text:p>465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5.951960999984294</text:p>
          </table:table-cell>
          <table:table-cell office:value-type="string" calcext:value-type="string">
            <text:p>12.03740400006063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4740" calcext:value-type="float">
            <text:p>474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011529000010341</text:p>
          </table:table-cell>
          <table:table-cell office:value-type="string" calcext:value-type="string">
            <text:p>12.234843999962322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4841" calcext:value-type="float">
            <text:p>48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959527000086382</text:p>
          </table:table-cell>
          <table:table-cell office:value-type="string" calcext:value-type="string">
            <text:p>12.36706499999854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4842" calcext:value-type="float">
            <text:p>48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110233000013977</text:p>
          </table:table-cell>
          <table:table-cell office:value-type="string" calcext:value-type="string">
            <text:p>12.27578600007109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4845" calcext:value-type="float">
            <text:p>484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974436999997124</text:p>
          </table:table-cell>
          <table:table-cell office:value-type="string" calcext:value-type="string">
            <text:p>12.39100299996789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4905" calcext:value-type="float">
            <text:p>49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960148999933153</text:p>
          </table:table-cell>
          <table:table-cell office:value-type="string" calcext:value-type="string">
            <text:p>12.48116099997423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042" calcext:value-type="float">
            <text:p>50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4910640000598505</text:p>
          </table:table-cell>
          <table:table-cell office:value-type="string" calcext:value-type="string">
            <text:p>12.629081999999471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034" calcext:value-type="float">
            <text:p>503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982363000046462</text:p>
          </table:table-cell>
          <table:table-cell office:value-type="string" calcext:value-type="string">
            <text:p>15.4106950000859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118" calcext:value-type="float">
            <text:p>511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02183999994304</text:p>
          </table:table-cell>
          <table:table-cell office:value-type="string" calcext:value-type="string">
            <text:p>13.50568000006023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193" calcext:value-type="float">
            <text:p>519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814251000061631</text:p>
          </table:table-cell>
          <table:table-cell office:value-type="string" calcext:value-type="string">
            <text:p>13.45741500006988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243" calcext:value-type="float">
            <text:p>524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052310000057332</text:p>
          </table:table-cell>
          <table:table-cell office:value-type="string" calcext:value-type="string">
            <text:p>16.340245999977924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104832999990322</text:p>
          </table:table-cell>
          <table:table-cell office:value-type="string" calcext:value-type="string">
            <text:p>13.819958999985829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330" calcext:value-type="float">
            <text:p>533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092420000000857</text:p>
          </table:table-cell>
          <table:table-cell office:value-type="string" calcext:value-type="string">
            <text:p>14.11754700005985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368" calcext:value-type="float">
            <text:p>53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038292999961413</text:p>
          </table:table-cell>
          <table:table-cell office:value-type="string" calcext:value-type="string">
            <text:p>14.23282399994786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407" calcext:value-type="float">
            <text:p>54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20568400004413</text:p>
          </table:table-cell>
          <table:table-cell office:value-type="string" calcext:value-type="string">
            <text:p>14.38756900001317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467" calcext:value-type="float">
            <text:p>546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210382999968715</text:p>
          </table:table-cell>
          <table:table-cell office:value-type="string" calcext:value-type="string">
            <text:p>14.58942800003569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450" calcext:value-type="float">
            <text:p>545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680538000073284</text:p>
          </table:table-cell>
          <table:table-cell office:value-type="string" calcext:value-type="string">
            <text:p>14.293843999970704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508" calcext:value-type="float">
            <text:p>550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1570470000151545</text:p>
          </table:table-cell>
          <table:table-cell office:value-type="string" calcext:value-type="string">
            <text:p>17.265522000030614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566" calcext:value-type="float">
            <text:p>556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171616000006907</text:p>
          </table:table-cell>
          <table:table-cell office:value-type="string" calcext:value-type="string">
            <text:p>14.77275900007225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560" calcext:value-type="float">
            <text:p>556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1947820000350475</text:p>
          </table:table-cell>
          <table:table-cell office:value-type="string" calcext:value-type="string">
            <text:p>14.65872400009539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538" calcext:value-type="float">
            <text:p>553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125725000048988</text:p>
          </table:table-cell>
          <table:table-cell office:value-type="string" calcext:value-type="string">
            <text:p>14.7124100000364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573" calcext:value-type="float">
            <text:p>557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1566259999526665</text:p>
          </table:table-cell>
          <table:table-cell office:value-type="string" calcext:value-type="string">
            <text:p>17.4153270000824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650" calcext:value-type="float">
            <text:p>565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378654000000097</text:p>
          </table:table-cell>
          <table:table-cell office:value-type="string" calcext:value-type="string">
            <text:p>14.94369700003881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621" calcext:value-type="float">
            <text:p>56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154643999994732</text:p>
          </table:table-cell>
          <table:table-cell office:value-type="string" calcext:value-type="string">
            <text:p>14.78856100002303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706" calcext:value-type="float">
            <text:p>57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405338000040501</text:p>
          </table:table-cell>
          <table:table-cell office:value-type="string" calcext:value-type="string">
            <text:p>17.72701300005428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769" calcext:value-type="float">
            <text:p>57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414586000028066</text:p>
          </table:table-cell>
          <table:table-cell office:value-type="string" calcext:value-type="string">
            <text:p>15.52097499999217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821" calcext:value-type="float">
            <text:p>58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434585000039078</text:p>
          </table:table-cell>
          <table:table-cell office:value-type="string" calcext:value-type="string">
            <text:p>15.63935900002252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890" calcext:value-type="float">
            <text:p>589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846285999985412</text:p>
          </table:table-cell>
          <table:table-cell office:value-type="string" calcext:value-type="string">
            <text:p>16.09043700003531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886" calcext:value-type="float">
            <text:p>58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390508000040427</text:p>
          </table:table-cell>
          <table:table-cell office:value-type="string" calcext:value-type="string">
            <text:p>18.6300439999904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908" calcext:value-type="float">
            <text:p>590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454334000009112</text:p>
          </table:table-cell>
          <table:table-cell office:value-type="string" calcext:value-type="string">
            <text:p>16.14311200007796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960" calcext:value-type="float">
            <text:p>596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485775999957696</text:p>
          </table:table-cell>
          <table:table-cell office:value-type="string" calcext:value-type="string">
            <text:p>15.83674699999392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5985" calcext:value-type="float">
            <text:p>598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888157999957912</text:p>
          </table:table-cell>
          <table:table-cell office:value-type="string" calcext:value-type="string">
            <text:p>16.272766000009142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044" calcext:value-type="float">
            <text:p>604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419966000015847</text:p>
          </table:table-cell>
          <table:table-cell office:value-type="string" calcext:value-type="string">
            <text:p>19.13450799998827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094" calcext:value-type="float">
            <text:p>609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487279000109993</text:p>
          </table:table-cell>
          <table:table-cell office:value-type="string" calcext:value-type="string">
            <text:p>16.54347200004849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141" calcext:value-type="float">
            <text:p>61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462531000026502</text:p>
          </table:table-cell>
          <table:table-cell office:value-type="string" calcext:value-type="string">
            <text:p>16.81400500005111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163" calcext:value-type="float">
            <text:p>61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974298999994062</text:p>
          </table:table-cell>
          <table:table-cell office:value-type="string" calcext:value-type="string">
            <text:p>17.0461730000097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090" calcext:value-type="float">
            <text:p>609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592757000005804</text:p>
          </table:table-cell>
          <table:table-cell office:value-type="string" calcext:value-type="string">
            <text:p>19.59965700004249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072" calcext:value-type="float">
            <text:p>607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566666999948211</text:p>
          </table:table-cell>
          <table:table-cell office:value-type="string" calcext:value-type="string">
            <text:p>16.68397900008130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074" calcext:value-type="float">
            <text:p>60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487780999974348</text:p>
          </table:table-cell>
          <table:table-cell office:value-type="string" calcext:value-type="string">
            <text:p>16.6323069999925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129674999974668</text:p>
          </table:table-cell>
          <table:table-cell office:value-type="string" calcext:value-type="string">
            <text:p>16.64855899999384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171" calcext:value-type="float">
            <text:p>617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626864999998361</text:p>
          </table:table-cell>
          <table:table-cell office:value-type="string" calcext:value-type="string">
            <text:p>19.1250409999629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30419000028633</text:p>
          </table:table-cell>
          <table:table-cell office:value-type="string" calcext:value-type="string">
            <text:p>16.5473099999362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614409999921918</text:p>
          </table:table-cell>
          <table:table-cell office:value-type="string" calcext:value-type="string">
            <text:p>16.63708600006066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242" calcext:value-type="float">
            <text:p>62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3877339999889955</text:p>
          </table:table-cell>
          <table:table-cell office:value-type="string" calcext:value-type="string">
            <text:p>16.76819699991028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317" calcext:value-type="float">
            <text:p>631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88830400002189</text:p>
          </table:table-cell>
          <table:table-cell office:value-type="string" calcext:value-type="string">
            <text:p>17.47297600004822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356" calcext:value-type="float">
            <text:p>635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6143409999785945</text:p>
          </table:table-cell>
          <table:table-cell office:value-type="string" calcext:value-type="string">
            <text:p>20.43306100007612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388" calcext:value-type="float">
            <text:p>63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6816499994602</text:p>
          </table:table-cell>
          <table:table-cell office:value-type="string" calcext:value-type="string">
            <text:p>17.9467100000474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475" calcext:value-type="float">
            <text:p>64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56619599997066</text:p>
          </table:table-cell>
          <table:table-cell office:value-type="string" calcext:value-type="string">
            <text:p>18.11387999996077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590533000067808</text:p>
          </table:table-cell>
          <table:table-cell office:value-type="string" calcext:value-type="string">
            <text:p>17.94211100006941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521" calcext:value-type="float">
            <text:p>65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514072999940254</text:p>
          </table:table-cell>
          <table:table-cell office:value-type="string" calcext:value-type="string">
            <text:p>20.86393099999986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574" calcext:value-type="float">
            <text:p>65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539883999968879</text:p>
          </table:table-cell>
          <table:table-cell office:value-type="string" calcext:value-type="string">
            <text:p>18.1898999999975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626" calcext:value-type="float">
            <text:p>662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6838899992872</text:p>
          </table:table-cell>
          <table:table-cell office:value-type="string" calcext:value-type="string">
            <text:p>18.73692799999844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602" calcext:value-type="float">
            <text:p>660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447122000041418</text:p>
          </table:table-cell>
          <table:table-cell office:value-type="string" calcext:value-type="string">
            <text:p>18.0673899999819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667" calcext:value-type="float">
            <text:p>666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201230000006035</text:p>
          </table:table-cell>
          <table:table-cell office:value-type="string" calcext:value-type="string">
            <text:p>18.39001600001938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646" calcext:value-type="float">
            <text:p>66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594903000048362</text:p>
          </table:table-cell>
          <table:table-cell office:value-type="string" calcext:value-type="string">
            <text:p>21.420018999953754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706" calcext:value-type="float">
            <text:p>67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592778999940492</text:p>
          </table:table-cell>
          <table:table-cell office:value-type="string" calcext:value-type="string">
            <text:p>18.5668039999436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686" calcext:value-type="float">
            <text:p>66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00071000028402</text:p>
          </table:table-cell>
          <table:table-cell office:value-type="string" calcext:value-type="string">
            <text:p>18.69030800007749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681" calcext:value-type="float">
            <text:p>668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379208000027575</text:p>
          </table:table-cell>
          <table:table-cell office:value-type="string" calcext:value-type="string">
            <text:p>18.5159940000157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734" calcext:value-type="float">
            <text:p>673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954354999936186</text:p>
          </table:table-cell>
          <table:table-cell office:value-type="string" calcext:value-type="string">
            <text:p>18.80980299995280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811" calcext:value-type="float">
            <text:p>681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621506000054069</text:p>
          </table:table-cell>
          <table:table-cell office:value-type="string" calcext:value-type="string">
            <text:p>21.5349749999586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824" calcext:value-type="float">
            <text:p>682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68164500000421</text:p>
          </table:table-cell>
          <table:table-cell office:value-type="string" calcext:value-type="string">
            <text:p>18.74700000009034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860" calcext:value-type="float">
            <text:p>686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66264700004831</text:p>
          </table:table-cell>
          <table:table-cell office:value-type="string" calcext:value-type="string">
            <text:p>18.78370099992025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824" calcext:value-type="float">
            <text:p>682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229402999975719</text:p>
          </table:table-cell>
          <table:table-cell office:value-type="string" calcext:value-type="string">
            <text:p>19.29974099993705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826" calcext:value-type="float">
            <text:p>682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442048000055365</text:p>
          </table:table-cell>
          <table:table-cell office:value-type="string" calcext:value-type="string">
            <text:p>18.7486849999986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812" calcext:value-type="float">
            <text:p>681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6074789999984205</text:p>
          </table:table-cell>
          <table:table-cell office:value-type="string" calcext:value-type="string">
            <text:p>21.68726800009608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754" calcext:value-type="float">
            <text:p>67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554724000045098</text:p>
          </table:table-cell>
          <table:table-cell office:value-type="string" calcext:value-type="string">
            <text:p>18.53298899997025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732" calcext:value-type="float">
            <text:p>67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6219370000762865</text:p>
          </table:table-cell>
          <table:table-cell office:value-type="string" calcext:value-type="string">
            <text:p>18.42210099997464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799" calcext:value-type="float">
            <text:p>679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0844180000713095</text:p>
          </table:table-cell>
          <table:table-cell office:value-type="string" calcext:value-type="string">
            <text:p>18.646552999969572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698" calcext:value-type="float">
            <text:p>669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61271899996791</text:p>
          </table:table-cell>
          <table:table-cell office:value-type="string" calcext:value-type="string">
            <text:p>20.944854000001214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774" calcext:value-type="float">
            <text:p>67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5574300000444055</text:p>
          </table:table-cell>
          <table:table-cell office:value-type="string" calcext:value-type="string">
            <text:p>21.86120199994184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6006150000030175</text:p>
          </table:table-cell>
          <table:table-cell office:value-type="string" calcext:value-type="string">
            <text:p>19.124696000013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888" calcext:value-type="float">
            <text:p>68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683347999933176</text:p>
          </table:table-cell>
          <table:table-cell office:value-type="string" calcext:value-type="string">
            <text:p>18.99961000005714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6939" calcext:value-type="float">
            <text:p>693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329130999976769</text:p>
          </table:table-cell>
          <table:table-cell office:value-type="string" calcext:value-type="string">
            <text:p>19.2232820000499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014" calcext:value-type="float">
            <text:p>701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614543000003323</text:p>
          </table:table-cell>
          <table:table-cell office:value-type="string" calcext:value-type="string">
            <text:p>21.8198609999381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031" calcext:value-type="float">
            <text:p>70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680523999966681</text:p>
          </table:table-cell>
          <table:table-cell office:value-type="string" calcext:value-type="string">
            <text:p>22.9380769999697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055" calcext:value-type="float">
            <text:p>705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614843999966979</text:p>
          </table:table-cell>
          <table:table-cell office:value-type="string" calcext:value-type="string">
            <text:p>20.281299000023864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153" calcext:value-type="float">
            <text:p>715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6835290000308305</text:p>
          </table:table-cell>
          <table:table-cell office:value-type="string" calcext:value-type="string">
            <text:p>20.34477300010621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197" calcext:value-type="float">
            <text:p>719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567038999986835</text:p>
          </table:table-cell>
          <table:table-cell office:value-type="string" calcext:value-type="string">
            <text:p>20.59494699991773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272" calcext:value-type="float">
            <text:p>727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75925699993968</text:p>
          </table:table-cell>
          <table:table-cell office:value-type="string" calcext:value-type="string">
            <text:p>20.74944100005086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303" calcext:value-type="float">
            <text:p>730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12747000041418</text:p>
          </table:table-cell>
          <table:table-cell office:value-type="string" calcext:value-type="string">
            <text:p>23.34389699995517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317" calcext:value-type="float">
            <text:p>731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02686999924481</text:p>
          </table:table-cell>
          <table:table-cell office:value-type="string" calcext:value-type="string">
            <text:p>24.25659600005019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304" calcext:value-type="float">
            <text:p>730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680873999954201</text:p>
          </table:table-cell>
          <table:table-cell office:value-type="string" calcext:value-type="string">
            <text:p>20.616950999945402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399" calcext:value-type="float">
            <text:p>739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74078999995254</text:p>
          </table:table-cell>
          <table:table-cell office:value-type="string" calcext:value-type="string">
            <text:p>20.7972270000027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463" calcext:value-type="float">
            <text:p>74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42363000032492</text:p>
          </table:table-cell>
          <table:table-cell office:value-type="string" calcext:value-type="string">
            <text:p>21.2082879999652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459" calcext:value-type="float">
            <text:p>745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6.883142000064254</text:p>
          </table:table-cell>
          <table:table-cell office:value-type="string" calcext:value-type="string">
            <text:p>21.50121599994599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578" calcext:value-type="float">
            <text:p>757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59108999976888</text:p>
          </table:table-cell>
          <table:table-cell office:value-type="string" calcext:value-type="string">
            <text:p>24.28862100001424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595" calcext:value-type="float">
            <text:p>759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76813999982551</text:p>
          </table:table-cell>
          <table:table-cell office:value-type="string" calcext:value-type="string">
            <text:p>25.42751700000371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698" calcext:value-type="float">
            <text:p>769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37342999991961</text:p>
          </table:table-cell>
          <table:table-cell office:value-type="string" calcext:value-type="string">
            <text:p>25.4206639999756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647" calcext:value-type="float">
            <text:p>76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51714000012726</text:p>
          </table:table-cell>
          <table:table-cell office:value-type="string" calcext:value-type="string">
            <text:p>22.18118600000161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693" calcext:value-type="float">
            <text:p>769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749561000033282</text:p>
          </table:table-cell>
          <table:table-cell office:value-type="string" calcext:value-type="string">
            <text:p>22.1081420000409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806" calcext:value-type="float">
            <text:p>78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184739999473095</text:p>
          </table:table-cell>
          <table:table-cell office:value-type="string" calcext:value-type="string">
            <text:p>22.74309399991762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809" calcext:value-type="float">
            <text:p>780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057977999909781</text:p>
          </table:table-cell>
          <table:table-cell office:value-type="string" calcext:value-type="string">
            <text:p>22.597137999953702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887" calcext:value-type="float">
            <text:p>78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317735000047833</text:p>
          </table:table-cell>
          <table:table-cell office:value-type="string" calcext:value-type="string">
            <text:p>22.455308999982662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946" calcext:value-type="float">
            <text:p>79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57637999998406</text:p>
          </table:table-cell>
          <table:table-cell office:value-type="string" calcext:value-type="string">
            <text:p>26.20454099995549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940" calcext:value-type="float">
            <text:p>794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51061000023037</text:p>
          </table:table-cell>
          <table:table-cell office:value-type="string" calcext:value-type="string">
            <text:p>25.27476900001056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995" calcext:value-type="float">
            <text:p>799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33956999937072</text:p>
          </table:table-cell>
          <table:table-cell office:value-type="string" calcext:value-type="string">
            <text:p>22.30378000007476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978" calcext:value-type="float">
            <text:p>797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348602000041865</text:p>
          </table:table-cell>
          <table:table-cell office:value-type="string" calcext:value-type="string">
            <text:p>22.22532500000670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299360000295565</text:p>
          </table:table-cell>
          <table:table-cell office:value-type="string" calcext:value-type="string">
            <text:p>22.0341979999793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103" calcext:value-type="float">
            <text:p>810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307990000001155</text:p>
          </table:table-cell>
          <table:table-cell office:value-type="string" calcext:value-type="string">
            <text:p>22.860787999932654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155" calcext:value-type="float">
            <text:p>815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93620299990289</text:p>
          </table:table-cell>
          <table:table-cell office:value-type="string" calcext:value-type="string">
            <text:p>22.59296000003814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151" calcext:value-type="float">
            <text:p>815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29369000042789</text:p>
          </table:table-cell>
          <table:table-cell office:value-type="string" calcext:value-type="string">
            <text:p>25.9977960000978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098" calcext:value-type="float">
            <text:p>809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58957000076771</text:p>
          </table:table-cell>
          <table:table-cell office:value-type="string" calcext:value-type="string">
            <text:p>25.9686480000382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242" calcext:value-type="float">
            <text:p>82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1874199998565</text:p>
          </table:table-cell>
          <table:table-cell office:value-type="string" calcext:value-type="string">
            <text:p>26.3992879999568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364" calcext:value-type="float">
            <text:p>836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38103999942541</text:p>
          </table:table-cell>
          <table:table-cell office:value-type="string" calcext:value-type="string">
            <text:p>23.24494799994863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359" calcext:value-type="float">
            <text:p>835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69088000035845</text:p>
          </table:table-cell>
          <table:table-cell office:value-type="string" calcext:value-type="string">
            <text:p>23.54317600000649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507" calcext:value-type="float">
            <text:p>85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85156000009738</text:p>
          </table:table-cell>
          <table:table-cell office:value-type="string" calcext:value-type="string">
            <text:p>23.609887999948114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427" calcext:value-type="float">
            <text:p>842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644553999998607</text:p>
          </table:table-cell>
          <table:table-cell office:value-type="string" calcext:value-type="string">
            <text:p>23.52558100002352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525" calcext:value-type="float">
            <text:p>852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196983000030741</text:p>
          </table:table-cell>
          <table:table-cell office:value-type="string" calcext:value-type="string">
            <text:p>23.99959699995815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564" calcext:value-type="float">
            <text:p>856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711751000024378</text:p>
          </table:table-cell>
          <table:table-cell office:value-type="string" calcext:value-type="string">
            <text:p>23.944867999991402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607" calcext:value-type="float">
            <text:p>86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60385000077076</text:p>
          </table:table-cell>
          <table:table-cell office:value-type="string" calcext:value-type="string">
            <text:p>26.91297400009352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675" calcext:value-type="float">
            <text:p>86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62752999970689</text:p>
          </table:table-cell>
          <table:table-cell office:value-type="string" calcext:value-type="string">
            <text:p>27.447367000044324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697" calcext:value-type="float">
            <text:p>869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84035000088625</text:p>
          </table:table-cell>
          <table:table-cell office:value-type="string" calcext:value-type="string">
            <text:p>27.87916899996344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754" calcext:value-type="float">
            <text:p>87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45695999986492</text:p>
          </table:table-cell>
          <table:table-cell office:value-type="string" calcext:value-type="string">
            <text:p>28.1898320000618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750" calcext:value-type="float">
            <text:p>875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17461000010371</text:p>
          </table:table-cell>
          <table:table-cell office:value-type="string" calcext:value-type="string">
            <text:p>25.3993679999839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709" calcext:value-type="float">
            <text:p>870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48825999977998</text:p>
          </table:table-cell>
          <table:table-cell office:value-type="string" calcext:value-type="string">
            <text:p>25.176529000047594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807" calcext:value-type="float">
            <text:p>88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04595000064</text:p>
          </table:table-cell>
          <table:table-cell office:value-type="string" calcext:value-type="string">
            <text:p>25.17408499994781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816" calcext:value-type="float">
            <text:p>881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99896000023</text:p>
          </table:table-cell>
          <table:table-cell office:value-type="string" calcext:value-type="string">
            <text:p>25.08311500004492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777" calcext:value-type="float">
            <text:p>877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621750000165775</text:p>
          </table:table-cell>
          <table:table-cell office:value-type="string" calcext:value-type="string">
            <text:p>25.0577449999982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822" calcext:value-type="float">
            <text:p>88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662711999961175</text:p>
          </table:table-cell>
          <table:table-cell office:value-type="string" calcext:value-type="string">
            <text:p>25.442115000099875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865" calcext:value-type="float">
            <text:p>886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093167999992147</text:p>
          </table:table-cell>
          <table:table-cell office:value-type="string" calcext:value-type="string">
            <text:p>25.07664400001522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958" calcext:value-type="float">
            <text:p>895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953019000007771</text:p>
          </table:table-cell>
          <table:table-cell office:value-type="string" calcext:value-type="string">
            <text:p>25.840451000025496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992" calcext:value-type="float">
            <text:p>899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43272000038996</text:p>
          </table:table-cell>
          <table:table-cell office:value-type="string" calcext:value-type="string">
            <text:p>29.260986999957822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9043" calcext:value-type="float">
            <text:p>904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42000000015832</text:p>
          </table:table-cell>
          <table:table-cell office:value-type="string" calcext:value-type="string">
            <text:p>29.35069300001487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874" calcext:value-type="float">
            <text:p>88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941020999918692</text:p>
          </table:table-cell>
          <table:table-cell office:value-type="string" calcext:value-type="string">
            <text:p>28.5352549999952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942" calcext:value-type="float">
            <text:p>89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1989700004924</text:p>
          </table:table-cell>
          <table:table-cell office:value-type="string" calcext:value-type="string">
            <text:p>28.3734659999609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9086" calcext:value-type="float">
            <text:p>90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57020000065677</text:p>
          </table:table-cell>
          <table:table-cell office:value-type="string" calcext:value-type="string">
            <text:p>29.058988000033423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41309000109322</text:p>
          </table:table-cell>
          <table:table-cell office:value-type="string" calcext:value-type="string">
            <text:p>29.03454000002239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9032" calcext:value-type="float">
            <text:p>90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123771999962628</text:p>
          </table:table-cell>
          <table:table-cell office:value-type="string" calcext:value-type="string">
            <text:p>26.27429799991659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9008" calcext:value-type="float">
            <text:p>900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126547000021674</text:p>
          </table:table-cell>
          <table:table-cell office:value-type="string" calcext:value-type="string">
            <text:p>25.732670999947004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36092" calcext:value-type="float">
            <text:p>36092</text:p>
          </table:table-cell>
          <table:table-cell office:value-type="float" office:value="9040" calcext:value-type="float">
            <text:p>904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5601800000295</text:p>
          </table:table-cell>
          <table:table-cell office:value-type="string" calcext:value-type="string">
            <text:p>25.672691999934614</text:p>
          </table:table-cell>
        </table:table-row>
      </table:table>
      <table:table table:name="grid-5000obj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particles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collisions_test</text:p>
          </table:table-cell>
          <table:table-cell office:value-type="string" calcext:value-type="string">
            <text:p>collisions_count</text:p>
          </table:table-cell>
          <table:table-cell office:value-type="string" calcext:value-type="string">
            <text:p>broadphase_time</text:p>
          </table:table-cell>
          <table:table-cell office:value-type="string" calcext:value-type="string">
            <text:p>narrowphase_time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5171" calcext:value-type="float">
            <text:p>517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254269999917597</text:p>
          </table:table-cell>
          <table:table-cell office:value-type="string" calcext:value-type="string">
            <text:p>16.22137199994176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279882000060752</text:p>
          </table:table-cell>
          <table:table-cell office:value-type="string" calcext:value-type="string">
            <text:p>13.697663999977522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787" calcext:value-type="float">
            <text:p>47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577235999982804</text:p>
          </table:table-cell>
          <table:table-cell office:value-type="string" calcext:value-type="string">
            <text:p>10.77912900003139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560" calcext:value-type="float">
            <text:p>456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638547000009567</text:p>
          </table:table-cell>
          <table:table-cell office:value-type="string" calcext:value-type="string">
            <text:p>8.36725300003308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389" calcext:value-type="float">
            <text:p>438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540634000091814</text:p>
          </table:table-cell>
          <table:table-cell office:value-type="string" calcext:value-type="string">
            <text:p>7.354475000058301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262" calcext:value-type="float">
            <text:p>426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817289999919012</text:p>
          </table:table-cell>
          <table:table-cell office:value-type="string" calcext:value-type="string">
            <text:p>7.22609200002625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162" calcext:value-type="float">
            <text:p>416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670951999956742</text:p>
          </table:table-cell>
          <table:table-cell office:value-type="string" calcext:value-type="string">
            <text:p>7.023542999988422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122" calcext:value-type="float">
            <text:p>41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499422999913804</text:p>
          </table:table-cell>
          <table:table-cell office:value-type="string" calcext:value-type="string">
            <text:p>7.210030000074767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093" calcext:value-type="float">
            <text:p>409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48321100010071</text:p>
          </table:table-cell>
          <table:table-cell office:value-type="string" calcext:value-type="string">
            <text:p>7.284707000013441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057" calcext:value-type="float">
            <text:p>405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053346000029705</text:p>
          </table:table-cell>
          <table:table-cell office:value-type="string" calcext:value-type="string">
            <text:p>7.370908000040799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75371499999892</text:p>
          </table:table-cell>
          <table:table-cell office:value-type="string" calcext:value-type="string">
            <text:p>7.11614500009454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226805999991484</text:p>
          </table:table-cell>
          <table:table-cell office:value-type="string" calcext:value-type="string">
            <text:p>7.1469359999755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065" calcext:value-type="float">
            <text:p>406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399457000079565</text:p>
          </table:table-cell>
          <table:table-cell office:value-type="string" calcext:value-type="string">
            <text:p>7.52392000006511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131628000061028</text:p>
          </table:table-cell>
          <table:table-cell office:value-type="string" calcext:value-type="string">
            <text:p>7.60920800000894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069" calcext:value-type="float">
            <text:p>40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42967400001362</text:p>
          </table:table-cell>
          <table:table-cell office:value-type="string" calcext:value-type="string">
            <text:p>8.016320999944583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056" calcext:value-type="float">
            <text:p>405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513409000006504</text:p>
          </table:table-cell>
          <table:table-cell office:value-type="string" calcext:value-type="string">
            <text:p>8.12455499998759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069" calcext:value-type="float">
            <text:p>40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1.414755000034347</text:p>
          </table:table-cell>
          <table:table-cell office:value-type="string" calcext:value-type="string">
            <text:p>8.3366529999766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102" calcext:value-type="float">
            <text:p>410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1.019525000010617</text:p>
          </table:table-cell>
          <table:table-cell office:value-type="string" calcext:value-type="string">
            <text:p>8.60206699999980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076" calcext:value-type="float">
            <text:p>407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591555999941193</text:p>
          </table:table-cell>
          <table:table-cell office:value-type="string" calcext:value-type="string">
            <text:p>11.56683400005567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188" calcext:value-type="float">
            <text:p>41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599292000057176</text:p>
          </table:table-cell>
          <table:table-cell office:value-type="string" calcext:value-type="string">
            <text:p>11.86336900002788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220" calcext:value-type="float">
            <text:p>422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478713999968022</text:p>
          </table:table-cell>
          <table:table-cell office:value-type="string" calcext:value-type="string">
            <text:p>11.89450000005308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249" calcext:value-type="float">
            <text:p>424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482010000036098</text:p>
          </table:table-cell>
          <table:table-cell office:value-type="string" calcext:value-type="string">
            <text:p>12.8728099999716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310" calcext:value-type="float">
            <text:p>431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558772000018507</text:p>
          </table:table-cell>
          <table:table-cell office:value-type="string" calcext:value-type="string">
            <text:p>12.25766700005624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321" calcext:value-type="float">
            <text:p>43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659840999986045</text:p>
          </table:table-cell>
          <table:table-cell office:value-type="string" calcext:value-type="string">
            <text:p>12.608168000006117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353" calcext:value-type="float">
            <text:p>435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907194999977946</text:p>
          </table:table-cell>
          <table:table-cell office:value-type="string" calcext:value-type="string">
            <text:p>13.137343000038527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403" calcext:value-type="float">
            <text:p>440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68424899992533</text:p>
          </table:table-cell>
          <table:table-cell office:value-type="string" calcext:value-type="string">
            <text:p>9.735212999978103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433" calcext:value-type="float">
            <text:p>443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612167000072077</text:p>
          </table:table-cell>
          <table:table-cell office:value-type="string" calcext:value-type="string">
            <text:p>9.98845200007781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468" calcext:value-type="float">
            <text:p>44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627667999942787</text:p>
          </table:table-cell>
          <table:table-cell office:value-type="string" calcext:value-type="string">
            <text:p>10.26681100006681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521" calcext:value-type="float">
            <text:p>45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63103500008583</text:p>
          </table:table-cell>
          <table:table-cell office:value-type="string" calcext:value-type="string">
            <text:p>10.226202000048943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573" calcext:value-type="float">
            <text:p>457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68164500000421</text:p>
          </table:table-cell>
          <table:table-cell office:value-type="string" calcext:value-type="string">
            <text:p>10.303363000042737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628" calcext:value-type="float">
            <text:p>462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621205999981612</text:p>
          </table:table-cell>
          <table:table-cell office:value-type="string" calcext:value-type="string">
            <text:p>10.65249199990648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709" calcext:value-type="float">
            <text:p>470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699068999965675</text:p>
          </table:table-cell>
          <table:table-cell office:value-type="string" calcext:value-type="string">
            <text:p>10.94931699999142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774" calcext:value-type="float">
            <text:p>47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791190999909304</text:p>
          </table:table-cell>
          <table:table-cell office:value-type="string" calcext:value-type="string">
            <text:p>14.674424999975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772" calcext:value-type="float">
            <text:p>477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013049000059254</text:p>
          </table:table-cell>
          <table:table-cell office:value-type="string" calcext:value-type="string">
            <text:p>15.00452800001949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881" calcext:value-type="float">
            <text:p>488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812853000010364</text:p>
          </table:table-cell>
          <table:table-cell office:value-type="string" calcext:value-type="string">
            <text:p>14.994186999974772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4937" calcext:value-type="float">
            <text:p>49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680533000035211</text:p>
          </table:table-cell>
          <table:table-cell office:value-type="string" calcext:value-type="string">
            <text:p>15.3725940000731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8891940000467</text:p>
          </table:table-cell>
          <table:table-cell office:value-type="string" calcext:value-type="string">
            <text:p>15.70732399995904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5183" calcext:value-type="float">
            <text:p>518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726543999975547</text:p>
          </table:table-cell>
          <table:table-cell office:value-type="string" calcext:value-type="string">
            <text:p>16.13144999998621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5271" calcext:value-type="float">
            <text:p>527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1.42773200001102</text:p>
          </table:table-cell>
          <table:table-cell office:value-type="string" calcext:value-type="string">
            <text:p>12.98671699990518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5290" calcext:value-type="float">
            <text:p>529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2.69576299993787</text:p>
          </table:table-cell>
          <table:table-cell office:value-type="string" calcext:value-type="string">
            <text:p>13.348230000003241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5404" calcext:value-type="float">
            <text:p>540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022986000054516</text:p>
          </table:table-cell>
          <table:table-cell office:value-type="string" calcext:value-type="string">
            <text:p>13.949084999971092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5442" calcext:value-type="float">
            <text:p>54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7.839603999978863</text:p>
          </table:table-cell>
          <table:table-cell office:value-type="string" calcext:value-type="string">
            <text:p>13.98871299996972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5544" calcext:value-type="float">
            <text:p>554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864185999962501</text:p>
          </table:table-cell>
          <table:table-cell office:value-type="string" calcext:value-type="string">
            <text:p>14.339677999960259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5642" calcext:value-type="float">
            <text:p>56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907230000011623</text:p>
          </table:table-cell>
          <table:table-cell office:value-type="string" calcext:value-type="string">
            <text:p>14.73571799998171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5706" calcext:value-type="float">
            <text:p>57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178146000020206</text:p>
          </table:table-cell>
          <table:table-cell office:value-type="string" calcext:value-type="string">
            <text:p>14.509652999928221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5762" calcext:value-type="float">
            <text:p>576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175349999917671</text:p>
          </table:table-cell>
          <table:table-cell office:value-type="string" calcext:value-type="string">
            <text:p>14.87773900001775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294454999966547</text:p>
          </table:table-cell>
          <table:table-cell office:value-type="string" calcext:value-type="string">
            <text:p>14.9617850000504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297641000011936</text:p>
          </table:table-cell>
          <table:table-cell office:value-type="string" calcext:value-type="string">
            <text:p>15.09923499997239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5958" calcext:value-type="float">
            <text:p>595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306778999976814</text:p>
          </table:table-cell>
          <table:table-cell office:value-type="string" calcext:value-type="string">
            <text:p>15.504134000046179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6016" calcext:value-type="float">
            <text:p>601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290296000079252</text:p>
          </table:table-cell>
          <table:table-cell office:value-type="string" calcext:value-type="string">
            <text:p>19.1152279999805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324935999931768</text:p>
          </table:table-cell>
          <table:table-cell office:value-type="string" calcext:value-type="string">
            <text:p>19.44804599997587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6112" calcext:value-type="float">
            <text:p>611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326758999959566</text:p>
          </table:table-cell>
          <table:table-cell office:value-type="string" calcext:value-type="string">
            <text:p>18.5320389999542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6132" calcext:value-type="float">
            <text:p>61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206740000052378</text:p>
          </table:table-cell>
          <table:table-cell office:value-type="string" calcext:value-type="string">
            <text:p>15.747474999981932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6165" calcext:value-type="float">
            <text:p>616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639113000012003</text:p>
          </table:table-cell>
          <table:table-cell office:value-type="string" calcext:value-type="string">
            <text:p>16.08560200000647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6241" calcext:value-type="float">
            <text:p>62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115923000033945</text:p>
          </table:table-cell>
          <table:table-cell office:value-type="string" calcext:value-type="string">
            <text:p>16.10353800002485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6275" calcext:value-type="float">
            <text:p>62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434451999957673</text:p>
          </table:table-cell>
          <table:table-cell office:value-type="string" calcext:value-type="string">
            <text:p>16.2221419999841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6355" calcext:value-type="float">
            <text:p>635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420543999993242</text:p>
          </table:table-cell>
          <table:table-cell office:value-type="string" calcext:value-type="string">
            <text:p>16.72799000004306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461284000077285</text:p>
          </table:table-cell>
          <table:table-cell office:value-type="string" calcext:value-type="string">
            <text:p>16.46115399990230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6431" calcext:value-type="float">
            <text:p>64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52163400000427</text:p>
          </table:table-cell>
          <table:table-cell office:value-type="string" calcext:value-type="string">
            <text:p>16.65383299998939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458639999968</text:p>
          </table:table-cell>
          <table:table-cell office:value-type="string" calcext:value-type="string">
            <text:p>20.41538600006606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6640" calcext:value-type="float">
            <text:p>664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560200000065379</text:p>
          </table:table-cell>
          <table:table-cell office:value-type="string" calcext:value-type="string">
            <text:p>20.26532999996561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6653" calcext:value-type="float">
            <text:p>665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430130999884568</text:p>
          </table:table-cell>
          <table:table-cell office:value-type="string" calcext:value-type="string">
            <text:p>17.7508990000933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6727" calcext:value-type="float">
            <text:p>672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053211000049487</text:p>
          </table:table-cell>
          <table:table-cell office:value-type="string" calcext:value-type="string">
            <text:p>17.97975100006442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6739" calcext:value-type="float">
            <text:p>673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588165999972261</text:p>
          </table:table-cell>
          <table:table-cell office:value-type="string" calcext:value-type="string">
            <text:p>18.15138900000602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6821" calcext:value-type="float">
            <text:p>68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550120999920182</text:p>
          </table:table-cell>
          <table:table-cell office:value-type="string" calcext:value-type="string">
            <text:p>18.34799699997529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6825" calcext:value-type="float">
            <text:p>682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505913999979384</text:p>
          </table:table-cell>
          <table:table-cell office:value-type="string" calcext:value-type="string">
            <text:p>18.21152800007257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6840" calcext:value-type="float">
            <text:p>684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529099000035785</text:p>
          </table:table-cell>
          <table:table-cell office:value-type="string" calcext:value-type="string">
            <text:p>22.6943419999443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6911" calcext:value-type="float">
            <text:p>691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7008790000109</text:p>
          </table:table-cell>
          <table:table-cell office:value-type="string" calcext:value-type="string">
            <text:p>22.13081100001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6927" calcext:value-type="float">
            <text:p>692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382768000010401</text:p>
          </table:table-cell>
          <table:table-cell office:value-type="string" calcext:value-type="string">
            <text:p>18.34955199994147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7007" calcext:value-type="float">
            <text:p>70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191122999996878</text:p>
          </table:table-cell>
          <table:table-cell office:value-type="string" calcext:value-type="string">
            <text:p>18.76555200002622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7007" calcext:value-type="float">
            <text:p>70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513889999943785</text:p>
          </table:table-cell>
          <table:table-cell office:value-type="string" calcext:value-type="string">
            <text:p>18.816363000078127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7047" calcext:value-type="float">
            <text:p>70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551644999999553</text:p>
          </table:table-cell>
          <table:table-cell office:value-type="string" calcext:value-type="string">
            <text:p>19.5013039999175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7091" calcext:value-type="float">
            <text:p>709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690998999984004</text:p>
          </table:table-cell>
          <table:table-cell office:value-type="string" calcext:value-type="string">
            <text:p>22.71992399997543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7124" calcext:value-type="float">
            <text:p>712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619047999964096</text:p>
          </table:table-cell>
          <table:table-cell office:value-type="string" calcext:value-type="string">
            <text:p>22.85654300008900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7203" calcext:value-type="float">
            <text:p>720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541041000047699</text:p>
          </table:table-cell>
          <table:table-cell office:value-type="string" calcext:value-type="string">
            <text:p>19.366097999969497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7242" calcext:value-type="float">
            <text:p>72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306601000018418</text:p>
          </table:table-cell>
          <table:table-cell office:value-type="string" calcext:value-type="string">
            <text:p>19.83516500005498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7269" calcext:value-type="float">
            <text:p>726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064798000035807</text:p>
          </table:table-cell>
          <table:table-cell office:value-type="string" calcext:value-type="string">
            <text:p>19.9822139999596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7342" calcext:value-type="float">
            <text:p>73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746751000056975</text:p>
          </table:table-cell>
          <table:table-cell office:value-type="string" calcext:value-type="string">
            <text:p>20.52769100002478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7445" calcext:value-type="float">
            <text:p>744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683957000030205</text:p>
          </table:table-cell>
          <table:table-cell office:value-type="string" calcext:value-type="string">
            <text:p>23.85004599997773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7546" calcext:value-type="float">
            <text:p>75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814202999928966</text:p>
          </table:table-cell>
          <table:table-cell office:value-type="string" calcext:value-type="string">
            <text:p>24.03802700003143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7424" calcext:value-type="float">
            <text:p>742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695165999932215</text:p>
          </table:table-cell>
          <table:table-cell office:value-type="string" calcext:value-type="string">
            <text:p>21.30682800000067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7601" calcext:value-type="float">
            <text:p>760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659517999971285</text:p>
          </table:table-cell>
          <table:table-cell office:value-type="string" calcext:value-type="string">
            <text:p>21.28585600003134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7667" calcext:value-type="float">
            <text:p>766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779034000006504</text:p>
          </table:table-cell>
          <table:table-cell office:value-type="string" calcext:value-type="string">
            <text:p>22.19885799998883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7666" calcext:value-type="float">
            <text:p>766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618961999891326</text:p>
          </table:table-cell>
          <table:table-cell office:value-type="string" calcext:value-type="string">
            <text:p>27.04006199992727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7680" calcext:value-type="float">
            <text:p>768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832248999970034</text:p>
          </table:table-cell>
          <table:table-cell office:value-type="string" calcext:value-type="string">
            <text:p>25.383494000067003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7772" calcext:value-type="float">
            <text:p>777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975118999951519</text:p>
          </table:table-cell>
          <table:table-cell office:value-type="string" calcext:value-type="string">
            <text:p>22.16652600001543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7794" calcext:value-type="float">
            <text:p>779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755346999969333</text:p>
          </table:table-cell>
          <table:table-cell office:value-type="string" calcext:value-type="string">
            <text:p>22.069725000066683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7801" calcext:value-type="float">
            <text:p>780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74951599992346</text:p>
          </table:table-cell>
          <table:table-cell office:value-type="string" calcext:value-type="string">
            <text:p>22.0317800000775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7870" calcext:value-type="float">
            <text:p>78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0172550000716</text:p>
          </table:table-cell>
          <table:table-cell office:value-type="string" calcext:value-type="string">
            <text:p>25.00228100002277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7945" calcext:value-type="float">
            <text:p>794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3.755680999951437</text:p>
          </table:table-cell>
          <table:table-cell office:value-type="string" calcext:value-type="string">
            <text:p>22.13906199997291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020" calcext:value-type="float">
            <text:p>802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785356999957003</text:p>
          </table:table-cell>
          <table:table-cell office:value-type="string" calcext:value-type="string">
            <text:p>22.74235199997201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027" calcext:value-type="float">
            <text:p>802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8459880000446</text:p>
          </table:table-cell>
          <table:table-cell office:value-type="string" calcext:value-type="string">
            <text:p>22.53329200006555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068" calcext:value-type="float">
            <text:p>80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83341299998574</text:p>
          </table:table-cell>
          <table:table-cell office:value-type="string" calcext:value-type="string">
            <text:p>26.3402429999550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157" calcext:value-type="float">
            <text:p>815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834864999982528</text:p>
          </table:table-cell>
          <table:table-cell office:value-type="string" calcext:value-type="string">
            <text:p>26.3390910000307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207" calcext:value-type="float">
            <text:p>82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33473900007084</text:p>
          </table:table-cell>
          <table:table-cell office:value-type="string" calcext:value-type="string">
            <text:p>23.24394399998709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170" calcext:value-type="float">
            <text:p>81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884534000069834</text:p>
          </table:table-cell>
          <table:table-cell office:value-type="string" calcext:value-type="string">
            <text:p>23.4254019999643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242" calcext:value-type="float">
            <text:p>82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88800999999512</text:p>
          </table:table-cell>
          <table:table-cell office:value-type="string" calcext:value-type="string">
            <text:p>27.848379000090063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179" calcext:value-type="float">
            <text:p>817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831548999994993</text:p>
          </table:table-cell>
          <table:table-cell office:value-type="string" calcext:value-type="string">
            <text:p>26.6650140000274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232" calcext:value-type="float">
            <text:p>82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147128999931738</text:p>
          </table:table-cell>
          <table:table-cell office:value-type="string" calcext:value-type="string">
            <text:p>23.34931099996902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371" calcext:value-type="float">
            <text:p>837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951326000038534</text:p>
          </table:table-cell>
          <table:table-cell office:value-type="string" calcext:value-type="string">
            <text:p>23.937003000057302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355" calcext:value-type="float">
            <text:p>835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817091000033543</text:p>
          </table:table-cell>
          <table:table-cell office:value-type="string" calcext:value-type="string">
            <text:p>27.372022000025027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422" calcext:value-type="float">
            <text:p>84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834044999908656</text:p>
          </table:table-cell>
          <table:table-cell office:value-type="string" calcext:value-type="string">
            <text:p>27.7157299999380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459" calcext:value-type="float">
            <text:p>845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362234000000171</text:p>
          </table:table-cell>
          <table:table-cell office:value-type="string" calcext:value-type="string">
            <text:p>24.81212000001687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534" calcext:value-type="float">
            <text:p>853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909262999892235</text:p>
          </table:table-cell>
          <table:table-cell office:value-type="string" calcext:value-type="string">
            <text:p>24.78511599998455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607" calcext:value-type="float">
            <text:p>86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940383999957703</text:p>
          </table:table-cell>
          <table:table-cell office:value-type="string" calcext:value-type="string">
            <text:p>28.4948370000347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701" calcext:value-type="float">
            <text:p>870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3.608964000013657</text:p>
          </table:table-cell>
          <table:table-cell office:value-type="string" calcext:value-type="string">
            <text:p>25.71710600005462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755" calcext:value-type="float">
            <text:p>875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91325099999085</text:p>
          </table:table-cell>
          <table:table-cell office:value-type="string" calcext:value-type="string">
            <text:p>25.87395599996671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822" calcext:value-type="float">
            <text:p>88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97797999996692</text:p>
          </table:table-cell>
          <table:table-cell office:value-type="string" calcext:value-type="string">
            <text:p>29.440915999934077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854" calcext:value-type="float">
            <text:p>88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978791999979876</text:p>
          </table:table-cell>
          <table:table-cell office:value-type="string" calcext:value-type="string">
            <text:p>28.84602199995424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38421799999196</text:p>
          </table:table-cell>
          <table:table-cell office:value-type="string" calcext:value-type="string">
            <text:p>26.2210619999095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929" calcext:value-type="float">
            <text:p>892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859956000000238</text:p>
          </table:table-cell>
          <table:table-cell office:value-type="string" calcext:value-type="string">
            <text:p>26.93885900010354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861" calcext:value-type="float">
            <text:p>886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816069999942556</text:p>
          </table:table-cell>
          <table:table-cell office:value-type="string" calcext:value-type="string">
            <text:p>29.51795799995307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844" calcext:value-type="float">
            <text:p>884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3.860561999958009</text:p>
          </table:table-cell>
          <table:table-cell office:value-type="string" calcext:value-type="string">
            <text:p>26.26654199999757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867" calcext:value-type="float">
            <text:p>886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761091000051238</text:p>
          </table:table-cell>
          <table:table-cell office:value-type="string" calcext:value-type="string">
            <text:p>25.75401100004092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889" calcext:value-type="float">
            <text:p>888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20.055717000039294</text:p>
          </table:table-cell>
          <table:table-cell office:value-type="string" calcext:value-type="string">
            <text:p>37.08435199991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859" calcext:value-type="float">
            <text:p>885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888694999972358</text:p>
          </table:table-cell>
          <table:table-cell office:value-type="string" calcext:value-type="string">
            <text:p>28.04913199995644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875" calcext:value-type="float">
            <text:p>88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288199000060558</text:p>
          </table:table-cell>
          <table:table-cell office:value-type="string" calcext:value-type="string">
            <text:p>26.08809199999086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795" calcext:value-type="float">
            <text:p>879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83230300003197</text:p>
          </table:table-cell>
          <table:table-cell office:value-type="string" calcext:value-type="string">
            <text:p>26.044206000049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881" calcext:value-type="float">
            <text:p>888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928392000030726</text:p>
          </table:table-cell>
          <table:table-cell office:value-type="string" calcext:value-type="string">
            <text:p>30.113254999974743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951" calcext:value-type="float">
            <text:p>895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74321400001645</text:p>
          </table:table-cell>
          <table:table-cell office:value-type="string" calcext:value-type="string">
            <text:p>25.97110200009774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910" calcext:value-type="float">
            <text:p>891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815791000030003</text:p>
          </table:table-cell>
          <table:table-cell office:value-type="string" calcext:value-type="string">
            <text:p>26.4071209999965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8976" calcext:value-type="float">
            <text:p>897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063800000003539</text:p>
          </table:table-cell>
          <table:table-cell office:value-type="string" calcext:value-type="string">
            <text:p>31.268597000045702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031" calcext:value-type="float">
            <text:p>90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918284000013955</text:p>
          </table:table-cell>
          <table:table-cell office:value-type="string" calcext:value-type="string">
            <text:p>29.75824700004887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020" calcext:value-type="float">
            <text:p>902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597851000027731</text:p>
          </table:table-cell>
          <table:table-cell office:value-type="string" calcext:value-type="string">
            <text:p>26.901670000050217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066" calcext:value-type="float">
            <text:p>906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915127000072971</text:p>
          </table:table-cell>
          <table:table-cell office:value-type="string" calcext:value-type="string">
            <text:p>26.11788299994077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033" calcext:value-type="float">
            <text:p>903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906931000063196</text:p>
          </table:table-cell>
          <table:table-cell office:value-type="string" calcext:value-type="string">
            <text:p>29.80214299994986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102" calcext:value-type="float">
            <text:p>910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217210000031628</text:p>
          </table:table-cell>
          <table:table-cell office:value-type="string" calcext:value-type="string">
            <text:p>26.70136400009505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165" calcext:value-type="float">
            <text:p>916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921820000046864</text:p>
          </table:table-cell>
          <table:table-cell office:value-type="string" calcext:value-type="string">
            <text:p>27.030524000059813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185" calcext:value-type="float">
            <text:p>918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991156999953091</text:p>
          </table:table-cell>
          <table:table-cell office:value-type="string" calcext:value-type="string">
            <text:p>31.35267299995757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240" calcext:value-type="float">
            <text:p>924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898374999989755</text:p>
          </table:table-cell>
          <table:table-cell office:value-type="string" calcext:value-type="string">
            <text:p>27.15440999995917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306" calcext:value-type="float">
            <text:p>93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917531999992207</text:p>
          </table:table-cell>
          <table:table-cell office:value-type="string" calcext:value-type="string">
            <text:p>27.352280999999493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322" calcext:value-type="float">
            <text:p>93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958424000069499</text:p>
          </table:table-cell>
          <table:table-cell office:value-type="string" calcext:value-type="string">
            <text:p>31.734730000025593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336" calcext:value-type="float">
            <text:p>933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748375000082888</text:p>
          </table:table-cell>
          <table:table-cell office:value-type="string" calcext:value-type="string">
            <text:p>27.54551199998241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475" calcext:value-type="float">
            <text:p>94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974354999954812</text:p>
          </table:table-cell>
          <table:table-cell office:value-type="string" calcext:value-type="string">
            <text:p>27.49865000008139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426" calcext:value-type="float">
            <text:p>942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975516999955289</text:p>
          </table:table-cell>
          <table:table-cell office:value-type="string" calcext:value-type="string">
            <text:p>31.3378970000194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556" calcext:value-type="float">
            <text:p>955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4.280602999962866</text:p>
          </table:table-cell>
          <table:table-cell office:value-type="string" calcext:value-type="string">
            <text:p>28.16899299994111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566" calcext:value-type="float">
            <text:p>956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373222000082023</text:p>
          </table:table-cell>
          <table:table-cell office:value-type="string" calcext:value-type="string">
            <text:p>28.461451000068337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075395000050776</text:p>
          </table:table-cell>
          <table:table-cell office:value-type="string" calcext:value-type="string">
            <text:p>32.0336729999398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638" calcext:value-type="float">
            <text:p>963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154366999980994</text:p>
          </table:table-cell>
          <table:table-cell office:value-type="string" calcext:value-type="string">
            <text:p>27.86761999991722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710" calcext:value-type="float">
            <text:p>971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135324000031687</text:p>
          </table:table-cell>
          <table:table-cell office:value-type="string" calcext:value-type="string">
            <text:p>28.226097999955527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684" calcext:value-type="float">
            <text:p>96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633627000031993</text:p>
          </table:table-cell>
          <table:table-cell office:value-type="string" calcext:value-type="string">
            <text:p>34.3922480000183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746" calcext:value-type="float">
            <text:p>97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8.841148999985307</text:p>
          </table:table-cell>
          <table:table-cell office:value-type="string" calcext:value-type="string">
            <text:p>28.4893669999437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812" calcext:value-type="float">
            <text:p>981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09561499999836</text:p>
          </table:table-cell>
          <table:table-cell office:value-type="string" calcext:value-type="string">
            <text:p>28.60029600001871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774" calcext:value-type="float">
            <text:p>97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195302000036463</text:p>
          </table:table-cell>
          <table:table-cell office:value-type="string" calcext:value-type="string">
            <text:p>33.13127800007351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889" calcext:value-type="float">
            <text:p>988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088528000051156</text:p>
          </table:table-cell>
          <table:table-cell office:value-type="string" calcext:value-type="string">
            <text:p>29.01517799997236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834" calcext:value-type="float">
            <text:p>983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184530999977142</text:p>
          </table:table-cell>
          <table:table-cell office:value-type="string" calcext:value-type="string">
            <text:p>28.516112999990582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947" calcext:value-type="float">
            <text:p>994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324576999992132</text:p>
          </table:table-cell>
          <table:table-cell office:value-type="string" calcext:value-type="string">
            <text:p>33.46789500000886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9934" calcext:value-type="float">
            <text:p>993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237823000061326</text:p>
          </table:table-cell>
          <table:table-cell office:value-type="string" calcext:value-type="string">
            <text:p>28.866313999984413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0042" calcext:value-type="float">
            <text:p>100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231755000073463</text:p>
          </table:table-cell>
          <table:table-cell office:value-type="string" calcext:value-type="string">
            <text:p>29.21575299999676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0079" calcext:value-type="float">
            <text:p>1007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196284000063315</text:p>
          </table:table-cell>
          <table:table-cell office:value-type="string" calcext:value-type="string">
            <text:p>33.12011899997014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0126" calcext:value-type="float">
            <text:p>1012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014414999983273</text:p>
          </table:table-cell>
          <table:table-cell office:value-type="string" calcext:value-type="string">
            <text:p>29.32989900000393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0095" calcext:value-type="float">
            <text:p>1009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2243610000005</text:p>
          </table:table-cell>
          <table:table-cell office:value-type="string" calcext:value-type="string">
            <text:p>33.24367600004189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237205000012182</text:p>
          </table:table-cell>
          <table:table-cell office:value-type="string" calcext:value-type="string">
            <text:p>32.17321200005244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0072" calcext:value-type="float">
            <text:p>1007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147689000004902</text:p>
          </table:table-cell>
          <table:table-cell office:value-type="string" calcext:value-type="string">
            <text:p>29.925216000061482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0215" calcext:value-type="float">
            <text:p>1021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285801999969408</text:p>
          </table:table-cell>
          <table:table-cell office:value-type="string" calcext:value-type="string">
            <text:p>34.6876159999519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0354" calcext:value-type="float">
            <text:p>103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3.452913000015542</text:p>
          </table:table-cell>
          <table:table-cell office:value-type="string" calcext:value-type="string">
            <text:p>29.9424400000134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0408" calcext:value-type="float">
            <text:p>1040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33317499991972</text:p>
          </table:table-cell>
          <table:table-cell office:value-type="string" calcext:value-type="string">
            <text:p>30.3573179999366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0419" calcext:value-type="float">
            <text:p>1041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359396999934688</text:p>
          </table:table-cell>
          <table:table-cell office:value-type="string" calcext:value-type="string">
            <text:p>34.2541399999754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0554" calcext:value-type="float">
            <text:p>1055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625208000070415</text:p>
          </table:table-cell>
          <table:table-cell office:value-type="string" calcext:value-type="string">
            <text:p>31.070567999966443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0753" calcext:value-type="float">
            <text:p>1075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47969499998726</text:p>
          </table:table-cell>
          <table:table-cell office:value-type="string" calcext:value-type="string">
            <text:p>35.90831800003070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0809" calcext:value-type="float">
            <text:p>1080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4.401566999964416</text:p>
          </table:table-cell>
          <table:table-cell office:value-type="string" calcext:value-type="string">
            <text:p>32.25320300005842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0889" calcext:value-type="float">
            <text:p>1088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39506800007075</text:p>
          </table:table-cell>
          <table:table-cell office:value-type="string" calcext:value-type="string">
            <text:p>33.6776450000470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0841" calcext:value-type="float">
            <text:p>108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353315999964252</text:p>
          </table:table-cell>
          <table:table-cell office:value-type="string" calcext:value-type="string">
            <text:p>36.16118699999060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0817" calcext:value-type="float">
            <text:p>1081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00892599998042</text:p>
          </table:table-cell>
          <table:table-cell office:value-type="string" calcext:value-type="string">
            <text:p>33.1888000000035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1039" calcext:value-type="float">
            <text:p>1103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523853000020608</text:p>
          </table:table-cell>
          <table:table-cell office:value-type="string" calcext:value-type="string">
            <text:p>36.64396900008432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0950" calcext:value-type="float">
            <text:p>1095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366767999948934</text:p>
          </table:table-cell>
          <table:table-cell office:value-type="string" calcext:value-type="string">
            <text:p>32.97893599991221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1021" calcext:value-type="float">
            <text:p>110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473864000057802</text:p>
          </table:table-cell>
          <table:table-cell office:value-type="string" calcext:value-type="string">
            <text:p>36.96994599991012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1087" calcext:value-type="float">
            <text:p>110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426391000044532</text:p>
          </table:table-cell>
          <table:table-cell office:value-type="string" calcext:value-type="string">
            <text:p>36.31064400007017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1207" calcext:value-type="float">
            <text:p>112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562339000054635</text:p>
          </table:table-cell>
          <table:table-cell office:value-type="string" calcext:value-type="string">
            <text:p>33.3550500000128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1388" calcext:value-type="float">
            <text:p>1138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501178000005893</text:p>
          </table:table-cell>
          <table:table-cell office:value-type="string" calcext:value-type="string">
            <text:p>37.54248599999118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1392" calcext:value-type="float">
            <text:p>1139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551978999981657</text:p>
          </table:table-cell>
          <table:table-cell office:value-type="string" calcext:value-type="string">
            <text:p>34.17338500008918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1446" calcext:value-type="float">
            <text:p>114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32983099995181</text:p>
          </table:table-cell>
          <table:table-cell office:value-type="string" calcext:value-type="string">
            <text:p>38.73268499993719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1503" calcext:value-type="float">
            <text:p>1150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220944999950007</text:p>
          </table:table-cell>
          <table:table-cell office:value-type="string" calcext:value-type="string">
            <text:p>35.28238700004294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1433" calcext:value-type="float">
            <text:p>1143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347195000038482</text:p>
          </table:table-cell>
          <table:table-cell office:value-type="string" calcext:value-type="string">
            <text:p>38.12749300000723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1506" calcext:value-type="float">
            <text:p>1150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9.228848000057042</text:p>
          </table:table-cell>
          <table:table-cell office:value-type="string" calcext:value-type="string">
            <text:p>34.449191999970935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1476" calcext:value-type="float">
            <text:p>1147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44915600004606</text:p>
          </table:table-cell>
          <table:table-cell office:value-type="string" calcext:value-type="string">
            <text:p>37.775107999914326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1323" calcext:value-type="float">
            <text:p>1132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4.110905000008643</text:p>
          </table:table-cell>
          <table:table-cell office:value-type="string" calcext:value-type="string">
            <text:p>33.81872800004203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1317" calcext:value-type="float">
            <text:p>1131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338267999934033</text:p>
          </table:table-cell>
          <table:table-cell office:value-type="string" calcext:value-type="string">
            <text:p>34.34142999991309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1329" calcext:value-type="float">
            <text:p>1132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324891000054777</text:p>
          </table:table-cell>
          <table:table-cell office:value-type="string" calcext:value-type="string">
            <text:p>36.76560500008054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45316" calcext:value-type="float">
            <text:p>45316</text:p>
          </table:table-cell>
          <table:table-cell office:value-type="float" office:value="11307" calcext:value-type="float">
            <text:p>113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10.324189999955706</text:p>
          </table:table-cell>
          <table:table-cell office:value-type="string" calcext:value-type="string">
            <text:p>33.79387900000438</text:p>
          </table:table-cell>
        </table:table-row>
      </table:table>
      <table:table table:name="Planilha1" table:style-name="ta1">
        <table:shapes>
          <draw:frame draw:z-index="0" draw:style-name="gr1" draw:text-style-name="P1" svg:width="15.999cm" svg:height="8.999cm" svg:x="2.187cm" svg:y="3.5cm">
            <draw:object draw:notify-on-update-of-ranges="Planilha1.A1:Planilha1.A1 Planilha1.B1:Planilha1.F1 Planilha1.A2:Planilha1.A2 Planilha1.B2:Planilha1.F2 Planilha1.A3:Planilha1.A3 Planilha1.B3:Planilha1.F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824cm" svg:y="3.367cm">
            <draw:object draw:notify-on-update-of-ranges="Planilha1.H1:Planilha1.M1 Planilha1.H2:Planilha1.M2 Planilha1.H3:Planilha1.M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7" table:default-cell-style-name="Default"/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Média de testes de colisão</text:p>
          </table:table-cell>
          <table:table-cell table:style-name="ce2" table:formula="of:=AVERAGE([$'naive-1000objs'.$C$2:.$C$181])" office:value-type="float" office:value="499856.255555556" calcext:value-type="float">
            <text:p>499.856,26</text:p>
          </table:table-cell>
          <table:table-cell table:formula="of:=AVERAGE([$'naive-2000objs'.$C$2:.$C$181])" office:value-type="float" office:value="1999819.52777778" calcext:value-type="float">
            <text:p>1.999.819,53</text:p>
          </table:table-cell>
          <table:table-cell table:style-name="ce2" table:formula="of:=AVERAGE([$'naive-3000objs'.$C$2:.$C$181])" office:value-type="float" office:value="4499735.62777778" calcext:value-type="float">
            <text:p>4.499.735,63</text:p>
          </table:table-cell>
          <table:table-cell table:style-name="ce2" table:formula="of:=AVERAGE([$'naive-4000objs'.$C$2:.$C$181])" office:value-type="float" office:value="7999688.56111111" calcext:value-type="float">
            <text:p>7.999.688,56</text:p>
          </table:table-cell>
          <table:table-cell table:style-name="ce2" table:formula="of:=AVERAGE([$'naive-5000objs'.$C$2:.$C$181])" office:value-type="float" office:value="12499668.55" calcext:value-type="float">
            <text:p>12.499.668,55</text:p>
          </table:table-cell>
          <table:table-cell/>
          <table:table-cell office:value-type="string" calcext:value-type="string">
            <text:p>Média de testes de colisão</text:p>
          </table:table-cell>
          <table:table-cell table:style-name="ce2" table:formula="of:=AVERAGE([$'grid-1000objs'.$C$2:.$C$181])" office:value-type="float" office:value="1396.56666666667" calcext:value-type="float">
            <text:p>1.396,57</text:p>
          </table:table-cell>
          <table:table-cell table:style-name="ce2" table:formula="of:=AVERAGE([$'grid-2000objs'.$C$2:.$C$181])" office:value-type="float" office:value="17629.8555555556" calcext:value-type="float">
            <text:p>17.629,86</text:p>
          </table:table-cell>
          <table:table-cell table:style-name="ce2" table:formula="of:=AVERAGE([$'grid-3000objs'.$C$2:.$C$181])" office:value-type="float" office:value="4380.71111111111" calcext:value-type="float">
            <text:p>4.380,71</text:p>
          </table:table-cell>
          <table:table-cell table:style-name="ce2" table:formula="of:=AVERAGE([$'grid-4000objs'.$C$2:.$C$181])" office:value-type="float" office:value="6074.02222222222" calcext:value-type="float">
            <text:p>6.074,02</text:p>
          </table:table-cell>
          <table:table-cell table:style-name="ce2" table:formula="of:=AVERAGE([$'grid-5000objs'.$C$2:.$C$181])" office:value-type="float" office:value="7692.21666666667" calcext:value-type="float">
            <text:p>7.692,22</text:p>
          </table:table-cell>
        </table:table-row>
        <table:table-row table:style-name="ro1">
          <table:table-cell office:value-type="string" calcext:value-type="string">
            <text:p>expectativa teórica</text:p>
          </table:table-cell>
          <table:table-cell table:style-name="ce2" table:formula="of:=[.B1]^2/2" office:value-type="float" office:value="500000" calcext:value-type="float">
            <text:p>500.000,00</text:p>
          </table:table-cell>
          <table:table-cell table:formula="of:=[.C1]^2/2" office:value-type="float" office:value="2000000" calcext:value-type="float">
            <text:p>2.000.000,00</text:p>
          </table:table-cell>
          <table:table-cell table:style-name="ce2" table:formula="of:=[.D1]^2/2" office:value-type="float" office:value="4500000" calcext:value-type="float">
            <text:p>4.500.000,00</text:p>
          </table:table-cell>
          <table:table-cell table:style-name="ce2" table:formula="of:=[.E1]^2/2" office:value-type="float" office:value="8000000" calcext:value-type="float">
            <text:p>8.000.000,00</text:p>
          </table:table-cell>
          <table:table-cell table:style-name="ce2" table:formula="of:=[.F1]^2/2" office:value-type="float" office:value="12500000" calcext:value-type="float">
            <text:p>12.500.000,00</text:p>
          </table:table-cell>
          <table:table-cell/>
          <table:table-cell office:value-type="string" calcext:value-type="string">
            <text:p>expectativa teórica</text:p>
          </table:table-cell>
          <table:table-cell table:style-name="ce2" table:formula="of:=[.I1]*LOG([.I1])" office:value-type="float" office:value="3000" calcext:value-type="float">
            <text:p>3.000,00</text:p>
          </table:table-cell>
          <table:table-cell table:style-name="ce2" table:formula="of:=[.J1]*LOG([.J1])" office:value-type="float" office:value="6602.05999132796" calcext:value-type="float">
            <text:p>6.602,06</text:p>
          </table:table-cell>
          <table:table-cell table:style-name="ce2" table:formula="of:=[.K1]*LOG([.K1])" office:value-type="float" office:value="10431.363764159" calcext:value-type="float">
            <text:p>10.431,36</text:p>
          </table:table-cell>
          <table:table-cell table:style-name="ce2" table:formula="of:=[.L1]*LOG([.L1])" office:value-type="float" office:value="14408.2399653118" calcext:value-type="float">
            <text:p>14.408,24</text:p>
          </table:table-cell>
          <table:table-cell table:style-name="ce2" table:formula="of:=[.M1]*LOG([.M1])" office:value-type="float" office:value="18494.8500216801" calcext:value-type="float">
            <text:p>18.494,8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0T14:55:42.577828948</meta:creation-date>
    <dc:date>2026-02-10T15:57:57.550967537</dc:date>
    <meta:editing-duration>PT40M14S</meta:editing-duration>
    <meta:editing-cycles>4</meta:editing-cycles>
    <meta:generator>LibreOffice/24.2.7.2$Linux_X86_64 LibreOffice_project/420$Build-2</meta:generator>
    <meta:document-statistic meta:table-count="11" meta:cell-count="10894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798cm" svg:y="3.952cm" style:legend-expansion="high" chart:style-name="ch2"/>
        <chart:plot-area chart:style-name="ch3" table:cell-range-address="Planilha1.A1:Planilha1.F3" chart:data-source-has-labels="both" svg:x="0.32cm" svg:y="0.18cm" svg:width="11.158cm" svg:height="8.64cm">
          <chart:coordinate-region svg:x="2.767cm" svg:y="0.379cm" svg:width="8.339cm" svg:height="7.794cm"/>
          <chart:axis chart:dimension="x" chart:name="primary-x" chart:style-name="ch4" chartooo:axis-type="auto">
            <chartooo:date-scale/>
            <chart:categories table:cell-range-address="Planilha1.B1:Planilha1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2:Planilha1.F2" chart:label-cell-address="Planilha1.A2:Planilha1.A2" chart:class="chart:line">
            <chart:data-point chart:repeated="5"/>
          </chart:series>
          <chart:series chart:style-name="ch8" chart:values-cell-range-address="Planilha1.B3:Planilha1.F3" chart:label-cell-address="Planilha1.A3:Planilha1.A3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Planilha1.B1:Planilha1.F1</svg:desc>
                </draw:g>
              </table:table-cell>
              <table:table-cell office:value-type="float" office:value="2000">
                <text:p>20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</table:table-row>
          </table:table-header-rows>
          <table:table-rows>
            <table:table-row>
              <table:table-cell office:value-type="string">
                <text:p>Naive</text:p>
                <draw:g>
                  <svg:desc>Planilha1.A2:Planilha1.A2</svg:desc>
                </draw:g>
              </table:table-cell>
              <table:table-cell office:value-type="float" office:value="499856.255555556">
                <text:p>499856.255555556</text:p>
                <draw:g>
                  <svg:desc>Planilha1.B2:Planilha1.F2</svg:desc>
                </draw:g>
              </table:table-cell>
              <table:table-cell office:value-type="float" office:value="1999819.52777778">
                <text:p>1999819.52777778</text:p>
              </table:table-cell>
              <table:table-cell office:value-type="float" office:value="4499735.62777778">
                <text:p>4499735.62777778</text:p>
              </table:table-cell>
              <table:table-cell office:value-type="float" office:value="7999688.56111111">
                <text:p>7999688.56111111</text:p>
              </table:table-cell>
              <table:table-cell office:value-type="float" office:value="12499668.55">
                <text:p>12499668.55</text:p>
              </table:table-cell>
            </table:table-row>
            <table:table-row>
              <table:table-cell office:value-type="string">
                <text:p>expectativa teórica</text:p>
                <draw:g>
                  <svg:desc>Planilha1.A3:Planilha1.A3</svg:desc>
                </draw:g>
              </table:table-cell>
              <table:table-cell office:value-type="float" office:value="500000">
                <text:p>500000</text:p>
                <draw:g>
                  <svg:desc>Planilha1.B3:Planilha1.F3</svg:desc>
                </draw:g>
              </table:table-cell>
              <table:table-cell office:value-type="float" office:value="2000000">
                <text:p>2000000</text:p>
              </table:table-cell>
              <table:table-cell office:value-type="float" office:value="4500000">
                <text:p>4500000</text:p>
              </table:table-cell>
              <table:table-cell office:value-type="float" office:value="8000000">
                <text:p>8000000</text:p>
              </table:table-cell>
              <table:table-cell office:value-type="float" office:value="12500000">
                <text:p>125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45cm" svg:y="3.952cm" style:legend-expansion="high" chart:style-name="ch2"/>
        <chart:plot-area chart:style-name="ch3" table:cell-range-address="Planilha1.H1:Planilha1.M3" chart:data-source-has-labels="row" svg:x="0.32cm" svg:y="0.18cm" svg:width="12.905cm" svg:height="8.64cm">
          <chart:coordinate-region svg:x="2.079cm" svg:y="0.379cm" svg:width="10.774cm" svg:height="7.794cm"/>
          <chart:axis chart:dimension="x" chart:name="primary-x" chart:style-name="ch4" chartooo:axis-type="auto">
            <chartooo:date-scale/>
            <chart:categories table:cell-range-address="Planilha1.H1:Planilha1.M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1.H2:Planilha1.M2" chart:class="chart:line">
            <chart:data-point chart:repeated="6"/>
          </chart:series>
          <chart:series chart:style-name="ch7" chart:values-cell-range-address="Planilha1.H3:Planilha1.M3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lanilha1.H1:Planilha1.M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</table:table-row>
          </table:table-header-rows>
          <table:table-rows>
            <table:table-row>
              <table:table-cell office:value-type="string">
                <text:p>Linha 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lanilha1.H2:Planilha1.M2</svg:desc>
                </draw:g>
              </table:table-cell>
              <table:table-cell office:value-type="float" office:value="1396.56666666667">
                <text:p>1396.56666666667</text:p>
              </table:table-cell>
              <table:table-cell office:value-type="float" office:value="17629.8555555556">
                <text:p>17629.8555555556</text:p>
              </table:table-cell>
              <table:table-cell office:value-type="float" office:value="4380.71111111111">
                <text:p>4380.71111111111</text:p>
              </table:table-cell>
              <table:table-cell office:value-type="float" office:value="6074.02222222222">
                <text:p>6074.02222222222</text:p>
              </table:table-cell>
              <table:table-cell office:value-type="float" office:value="7692.21666666667">
                <text:p>7692.21666666667</text:p>
              </table:table-cell>
            </table:table-row>
            <table:table-row>
              <table:table-cell office:value-type="string">
                <text:p>Linha 3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lanilha1.H3:Planilha1.M3</svg:desc>
                </draw:g>
              </table:table-cell>
              <table:table-cell office:value-type="float" office:value="3000">
                <text:p>3000</text:p>
              </table:table-cell>
              <table:table-cell office:value-type="float" office:value="6602.05999132796">
                <text:p>6602.05999132796</text:p>
              </table:table-cell>
              <table:table-cell office:value-type="float" office:value="10431.363764159">
                <text:p>10431.363764159</text:p>
              </table:table-cell>
              <table:table-cell office:value-type="float" office:value="14408.2399653118">
                <text:p>14408.2399653118</text:p>
              </table:table-cell>
              <table:table-cell office:value-type="float" office:value="18494.8500216801">
                <text:p>18494.85002168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